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604cm" fo:margin-left="0cm" table:align="left"/>
    </style:style>
    <style:style style:name="Table1.A" style:family="table-column">
      <style:table-column-properties style:column-width="1.799cm"/>
    </style:style>
    <style:style style:name="Table1.B" style:family="table-column">
      <style:table-column-properties style:column-width="14.208cm"/>
    </style:style>
    <style:style style:name="Table1.C" style:family="table-column">
      <style:table-column-properties style:column-width="1.596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00%" fo:text-align="start" style:justify-single-word="false"/>
      <style:text-properties fo:font-size="10pt" fo:font-weight="normal" officeooo:rsid="000d4924" officeooo:paragraph-rsid="0057415b" style:font-size-asian="10pt" style:font-weight-asian="normal" style:font-size-complex="10pt" style:font-weight-complex="normal"/>
    </style:style>
    <style:style style:name="P2" style:family="paragraph" style:parent-style-name="Standard">
      <style:paragraph-properties fo:line-height="100%"/>
      <style:text-properties officeooo:rsid="000caa1f" officeooo:paragraph-rsid="000caa1f"/>
    </style:style>
    <style:style style:name="P3" style:family="paragraph" style:parent-style-name="Standard">
      <style:paragraph-properties fo:line-height="100%"/>
      <style:text-properties officeooo:rsid="000caa1f" officeooo:paragraph-rsid="000d7542"/>
    </style:style>
    <style:style style:name="P4" style:family="paragraph" style:parent-style-name="Standard">
      <style:paragraph-properties fo:line-height="100%"/>
      <style:text-properties fo:font-weight="bold" officeooo:rsid="000caa1f" officeooo:paragraph-rsid="000caa1f" style:font-weight-asian="bold" style:font-weight-complex="bold"/>
    </style:style>
    <style:style style:name="P5" style:family="paragraph" style:parent-style-name="Standard">
      <style:paragraph-properties fo:line-height="100%"/>
      <style:text-properties fo:font-weight="bold" officeooo:rsid="0011468d" officeooo:paragraph-rsid="0011468d" style:font-weight-asian="bold" style:font-weight-complex="bold"/>
    </style:style>
    <style:style style:name="P6" style:family="paragraph" style:parent-style-name="Standard">
      <style:paragraph-properties fo:line-height="100%"/>
      <style:text-properties fo:font-weight="bold" officeooo:rsid="0011ae55" officeooo:paragraph-rsid="0011ae55" style:font-weight-asian="bold" style:font-weight-complex="bold"/>
    </style:style>
    <style:style style:name="P7" style:family="paragraph" style:parent-style-name="Standard">
      <style:paragraph-properties fo:line-height="100%"/>
      <style:text-properties fo:font-weight="bold" officeooo:rsid="001f70fe" officeooo:paragraph-rsid="001f70fe" style:font-weight-asian="bold" style:font-weight-complex="bold"/>
    </style:style>
    <style:style style:name="P8" style:family="paragraph" style:parent-style-name="Standard">
      <style:paragraph-properties fo:line-height="100%"/>
      <style:text-properties fo:font-weight="bold" officeooo:rsid="0023d5e3" officeooo:paragraph-rsid="0023d5e3" style:font-weight-asian="bold" style:font-weight-complex="bold"/>
    </style:style>
    <style:style style:name="P9" style:family="paragraph" style:parent-style-name="Standard">
      <style:paragraph-properties fo:line-height="100%"/>
      <style:text-properties fo:font-weight="bold" officeooo:rsid="0024d9b2" officeooo:paragraph-rsid="0024d9b2" style:font-weight-asian="bold" style:font-weight-complex="bold"/>
    </style:style>
    <style:style style:name="P10" style:family="paragraph" style:parent-style-name="Standard">
      <style:paragraph-properties fo:line-height="100%"/>
      <style:text-properties fo:font-weight="bold" officeooo:rsid="00269d64" officeooo:paragraph-rsid="00269d64" style:font-weight-asian="bold" style:font-weight-complex="bold"/>
    </style:style>
    <style:style style:name="P11" style:family="paragraph" style:parent-style-name="Standard">
      <style:paragraph-properties fo:line-height="100%"/>
      <style:text-properties fo:font-weight="normal" officeooo:rsid="000caa1f" officeooo:paragraph-rsid="000caa1f" style:font-weight-asian="normal" style:font-weight-complex="normal"/>
    </style:style>
    <style:style style:name="P12" style:family="paragraph" style:parent-style-name="Standard">
      <style:paragraph-properties fo:line-height="100%"/>
      <style:text-properties fo:font-weight="normal" officeooo:rsid="0011468d" officeooo:paragraph-rsid="0011468d" style:font-weight-asian="normal" style:font-weight-complex="normal"/>
    </style:style>
    <style:style style:name="P13" style:family="paragraph" style:parent-style-name="Standard">
      <style:paragraph-properties fo:line-height="100%"/>
      <style:text-properties fo:font-weight="normal" officeooo:rsid="0011ae55" officeooo:paragraph-rsid="0011ae55" style:font-weight-asian="normal" style:font-weight-complex="normal"/>
    </style:style>
    <style:style style:name="P14" style:family="paragraph" style:parent-style-name="Standard">
      <style:paragraph-properties fo:line-height="100%"/>
      <style:text-properties fo:font-weight="normal" officeooo:rsid="0011ae55" officeooo:paragraph-rsid="00131617" style:font-weight-asian="normal" style:font-weight-complex="normal"/>
    </style:style>
    <style:style style:name="P15" style:family="paragraph" style:parent-style-name="Standard">
      <style:paragraph-properties fo:line-height="100%"/>
      <style:text-properties fo:font-weight="normal" officeooo:rsid="001f70fe" officeooo:paragraph-rsid="001f70fe" style:font-weight-asian="normal" style:font-weight-complex="normal"/>
    </style:style>
    <style:style style:name="P16" style:family="paragraph" style:parent-style-name="Standard">
      <style:paragraph-properties fo:line-height="100%"/>
      <style:text-properties fo:font-weight="normal" officeooo:rsid="0023d5e3" officeooo:paragraph-rsid="0023d5e3" style:font-weight-asian="normal" style:font-weight-complex="normal"/>
    </style:style>
    <style:style style:name="P17" style:family="paragraph" style:parent-style-name="Standard">
      <style:paragraph-properties fo:line-height="100%"/>
      <style:text-properties fo:font-weight="normal" officeooo:rsid="00269d64" officeooo:paragraph-rsid="00269d64" style:font-weight-asian="normal" style:font-weight-complex="normal"/>
    </style:style>
    <style:style style:name="P18" style:family="paragraph" style:parent-style-name="Standard">
      <style:paragraph-properties fo:line-height="100%"/>
      <style:text-properties fo:font-weight="normal" officeooo:rsid="0024d9b2" officeooo:paragraph-rsid="0024d9b2" style:font-weight-asian="normal" style:font-weight-complex="normal"/>
    </style:style>
    <style:style style:name="P19" style:family="paragraph" style:parent-style-name="Standard">
      <style:paragraph-properties fo:line-height="100%"/>
      <style:text-properties fo:font-weight="normal" officeooo:rsid="0024d9b2" officeooo:paragraph-rsid="00661819" style:font-weight-asian="normal" style:font-weight-complex="normal"/>
    </style:style>
    <style:style style:name="P20" style:family="paragraph" style:parent-style-name="Standard">
      <style:paragraph-properties fo:line-height="100%"/>
      <style:text-properties fo:font-weight="normal" officeooo:rsid="005dc54b" officeooo:paragraph-rsid="005dc54b" style:font-weight-asian="normal" style:font-weight-complex="normal"/>
    </style:style>
    <style:style style:name="P21" style:family="paragraph" style:parent-style-name="Standard">
      <style:paragraph-properties fo:line-height="100%"/>
      <style:text-properties fo:font-size="14pt" fo:font-weight="bold" officeooo:rsid="000d4924" officeooo:paragraph-rsid="000d4924" style:font-weight-asian="bold" style:font-weight-complex="bold"/>
    </style:style>
    <style:style style:name="P22" style:family="paragraph" style:parent-style-name="Standard">
      <style:paragraph-properties fo:line-height="100%" fo:text-align="start" style:justify-single-word="false"/>
      <style:text-properties fo:font-size="12pt" fo:font-weight="normal" officeooo:rsid="000d7542" officeooo:paragraph-rsid="000d7542" style:font-size-asian="10.5pt" style:font-weight-asian="normal" style:font-size-complex="12pt" style:font-weight-complex="normal"/>
    </style:style>
    <style:style style:name="P23" style:family="paragraph" style:parent-style-name="Standard">
      <style:paragraph-properties fo:line-height="100%"/>
      <style:text-properties officeooo:rsid="000f10df" officeooo:paragraph-rsid="000f10df"/>
    </style:style>
    <style:style style:name="P24" style:family="paragraph" style:parent-style-name="Standard">
      <style:paragraph-properties fo:line-height="100%"/>
      <style:text-properties fo:color="#a31515" style:font-name="Droid Sans Mono" fo:font-size="11.25pt" fo:font-weight="normal" officeooo:paragraph-rsid="000caa1f" fo:background-color="#ffffff"/>
    </style:style>
    <style:style style:name="P25" style:family="paragraph" style:parent-style-name="Standard">
      <style:paragraph-properties fo:line-height="100%"/>
      <style:text-properties style:font-name="Liberation Serif" fo:font-weight="bold" officeooo:rsid="00269d64" officeooo:paragraph-rsid="00269d64" style:font-weight-asian="bold" style:font-weight-complex="bold"/>
    </style:style>
    <style:style style:name="P26" style:family="paragraph" style:parent-style-name="Standard">
      <style:paragraph-properties fo:line-height="100%"/>
      <style:text-properties officeooo:paragraph-rsid="00269d64"/>
    </style:style>
    <style:style style:name="P27" style:family="paragraph" style:parent-style-name="Standard">
      <style:paragraph-properties fo:line-height="100%"/>
      <style:text-properties officeooo:paragraph-rsid="001f70fe"/>
    </style:style>
    <style:style style:name="P28" style:family="paragraph" style:parent-style-name="Standard">
      <style:paragraph-properties fo:line-height="100%"/>
      <style:text-properties officeooo:paragraph-rsid="0024d9b2"/>
    </style:style>
    <style:style style:name="P29" style:family="paragraph" style:parent-style-name="Standard">
      <style:paragraph-properties fo:line-height="100%"/>
      <style:text-properties officeooo:rsid="0023d5e3" officeooo:paragraph-rsid="0023d5e3"/>
    </style:style>
    <style:style style:name="P30" style:family="paragraph" style:parent-style-name="Standard">
      <style:paragraph-properties fo:line-height="100%"/>
      <style:text-properties officeooo:rsid="00269d64" officeooo:paragraph-rsid="00269d64"/>
    </style:style>
    <style:style style:name="P31" style:family="paragraph" style:parent-style-name="Standard">
      <style:paragraph-properties fo:line-height="100%"/>
      <style:text-properties style:use-window-font-color="true" style:font-name="Liberation Serif" fo:font-size="12pt" fo:font-weight="normal" officeooo:rsid="0024d9b2" officeooo:paragraph-rsid="0024d9b2" fo:background-color="#ffffff" style:font-size-asian="12pt" style:font-weight-asian="normal" style:font-name-complex="Liberation Serif" style:font-size-complex="12pt" style:font-weight-complex="normal"/>
    </style:style>
    <style:style style:name="P32" style:family="paragraph" style:parent-style-name="Standard">
      <style:paragraph-properties fo:line-height="100%" fo:text-align="start" style:justify-single-word="false" fo:break-before="page"/>
      <style:text-properties officeooo:rsid="000caa1f" officeooo:paragraph-rsid="000d7542"/>
    </style:style>
    <style:style style:name="P33" style:family="paragraph" style:parent-style-name="Standard">
      <style:paragraph-properties fo:line-height="100%" fo:break-before="page"/>
      <style:text-properties officeooo:rsid="000caa1f" officeooo:paragraph-rsid="000d7542"/>
    </style:style>
    <style:style style:name="P34" style:family="paragraph" style:parent-style-name="Standard">
      <style:paragraph-properties fo:line-height="100%" fo:break-before="page"/>
      <style:text-properties officeooo:rsid="000f10df" officeooo:paragraph-rsid="000f10df"/>
    </style:style>
    <style:style style:name="P35" style:family="paragraph" style:parent-style-name="Standard">
      <style:paragraph-properties fo:margin-left="0cm" fo:margin-right="0cm" fo:line-height="150%" fo:text-align="center" style:justify-single-word="false" fo:text-indent="0cm" style:auto-text-indent="false"/>
      <style:text-properties fo:font-size="14pt" fo:font-weight="bold" officeooo:rsid="0059c898" officeooo:paragraph-rsid="000d7542" style:font-size-asian="14pt" style:font-weight-asian="bold" style:font-size-complex="14pt" style:font-weight-complex="bold"/>
    </style:style>
    <style:style style:name="P36" style:family="paragraph" style:parent-style-name="Standard">
      <style:paragraph-properties fo:margin-left="0cm" fo:margin-right="0cm" fo:line-height="150%" fo:text-align="center" style:justify-single-word="false" fo:text-indent="0cm" style:auto-text-indent="false"/>
      <style:text-properties fo:font-size="12pt" fo:font-weight="bold" officeooo:rsid="0039a0cb" officeooo:paragraph-rsid="000d7542" style:font-size-asian="10.5pt" style:font-weight-asian="bold" style:font-size-complex="12pt" style:font-weight-complex="bold"/>
    </style:style>
    <style:style style:name="P37" style:family="paragraph" style:parent-style-name="Standard">
      <style:paragraph-properties fo:margin-left="0cm" fo:margin-right="0cm" fo:line-height="150%" fo:text-align="center" style:justify-single-word="false" fo:text-indent="0cm" style:auto-text-indent="false"/>
      <style:text-properties officeooo:paragraph-rsid="000d7542"/>
    </style:style>
    <style:style style:name="P38"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ext-properties fo:font-weight="normal" officeooo:rsid="00188ecb" officeooo:paragraph-rsid="000f10df" style:font-weight-asian="normal" style:font-weight-complex="normal"/>
    </style:style>
    <style:style style:name="P39"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ext-properties fo:font-size="4pt" fo:font-weight="normal" officeooo:rsid="00188ecb" officeooo:paragraph-rsid="000f10df" style:font-size-asian="3.5pt" style:font-weight-asian="normal" style:font-size-complex="4pt" style:font-weight-complex="normal"/>
    </style:style>
    <style:style style:name="P40" style:family="paragraph" style:parent-style-name="Standard">
      <style:paragraph-properties fo:margin-left="0cm" fo:margin-right="0cm" fo:line-height="150%" fo:text-align="center" style:justify-single-word="false" fo:text-indent="0cm" style:auto-text-indent="false"/>
      <style:text-properties fo:font-size="22pt" fo:font-weight="bold" officeooo:rsid="0039a0cb" officeooo:paragraph-rsid="000d7542" style:font-size-asian="19.25pt" style:font-weight-asian="bold" style:font-size-complex="22pt" style:font-weight-complex="bold"/>
    </style:style>
    <style:style style:name="P41" style:family="paragraph" style:parent-style-name="Standard" style:master-page-name="">
      <loext:graphic-properties draw:fill="none"/>
      <style:paragraph-properties fo:margin-left="0cm" fo:margin-right="0cm" fo:line-height="150%" fo:text-align="start" style:justify-single-word="false" fo:text-indent="0cm" style:auto-text-indent="false" style:page-number="auto" fo:background-color="transparent"/>
      <style:text-properties fo:font-weight="normal" officeooo:rsid="00188ecb" officeooo:paragraph-rsid="000d7542" style:font-weight-asian="normal" style:font-weight-complex="normal"/>
    </style:style>
    <style:style style:name="P42" style:family="paragraph" style:parent-style-name="Standard">
      <loext:graphic-properties draw:fill="none"/>
      <style:paragraph-properties fo:margin-left="0cm" fo:margin-right="0cm" fo:line-height="150%" fo:text-align="start" style:justify-single-word="false" fo:text-indent="0cm" style:auto-text-indent="false" fo:break-before="page" fo:background-color="transparent"/>
      <style:text-properties fo:font-weight="normal" officeooo:rsid="00188ecb" officeooo:paragraph-rsid="0011468d" style:font-weight-asian="normal" style:font-weight-complex="normal"/>
    </style:style>
    <style:style style:name="P43" style:family="paragraph" style:parent-style-name="Table_20_Contents">
      <style:paragraph-properties fo:line-height="150%" fo:text-align="center" style:justify-single-word="false"/>
      <style:text-properties officeooo:rsid="0059c898" officeooo:paragraph-rsid="000d7542"/>
    </style:style>
    <style:style style:name="P44" style:family="paragraph" style:parent-style-name="Table_20_Contents">
      <style:paragraph-properties fo:line-height="150%" fo:text-align="center" style:justify-single-word="false"/>
      <style:text-properties officeooo:rsid="00666da9" officeooo:paragraph-rsid="000d7542"/>
    </style:style>
    <style:style style:name="P45" style:family="paragraph" style:parent-style-name="Table_20_Contents">
      <style:paragraph-properties fo:line-height="150%" fo:text-align="center" style:justify-single-word="false"/>
      <style:text-properties officeooo:rsid="005b2ead" officeooo:paragraph-rsid="000d7542"/>
    </style:style>
    <style:style style:name="P46" style:family="paragraph" style:parent-style-name="Table_20_Contents">
      <style:paragraph-properties fo:line-height="150%" fo:text-align="center" style:justify-single-word="false"/>
      <style:text-properties officeooo:rsid="005bab77" officeooo:paragraph-rsid="000d7542"/>
    </style:style>
    <style:style style:name="P47" style:family="paragraph" style:parent-style-name="Table_20_Contents">
      <style:paragraph-properties fo:line-height="150%" fo:text-align="center" style:justify-single-word="false"/>
      <style:text-properties fo:font-size="6pt" officeooo:rsid="005b2ead" officeooo:paragraph-rsid="000d7542" style:font-size-asian="5.25pt" style:font-size-complex="6pt"/>
    </style:style>
    <style:style style:name="P48" style:family="paragraph" style:parent-style-name="Table_20_Contents">
      <style:paragraph-properties fo:line-height="150%" fo:text-align="center" style:justify-single-word="false"/>
      <style:text-properties fo:font-size="6pt" officeooo:rsid="00666da9" officeooo:paragraph-rsid="000d7542" style:font-size-asian="5.25pt" style:font-size-complex="6pt"/>
    </style:style>
    <style:style style:name="P49" style:family="paragraph" style:parent-style-name="Table_20_Contents">
      <style:paragraph-properties fo:line-height="150%" fo:text-align="center" style:justify-single-word="false"/>
      <style:text-properties fo:font-size="6pt" officeooo:rsid="0059c898" officeooo:paragraph-rsid="000d7542" style:font-size-asian="5.25pt" style:font-size-complex="6pt"/>
    </style:style>
    <style:style style:name="P50" style:family="paragraph" style:parent-style-name="Table_20_Contents">
      <style:paragraph-properties fo:line-height="150%" fo:text-align="center" style:justify-single-word="false"/>
      <style:text-properties officeooo:rsid="007124f2" officeooo:paragraph-rsid="000d7542"/>
    </style:style>
    <style:style style:name="P51" style:family="paragraph" style:parent-style-name="Table_20_Contents">
      <style:paragraph-properties fo:line-height="150%" fo:text-align="center" style:justify-single-word="false"/>
      <style:text-properties officeooo:rsid="005d71ce" officeooo:paragraph-rsid="000d7542"/>
    </style:style>
    <style:style style:name="P52" style:family="paragraph" style:parent-style-name="Table_20_Contents">
      <style:paragraph-properties fo:line-height="150%" fo:text-align="center" style:justify-single-word="false"/>
      <style:text-properties fo:font-size="7pt" officeooo:rsid="007124f2" officeooo:paragraph-rsid="000d7542" style:font-size-asian="6.09999990463257pt" style:font-size-complex="7pt"/>
    </style:style>
    <style:style style:name="P53" style:family="paragraph" style:parent-style-name="Table_20_Contents">
      <style:paragraph-properties fo:line-height="150%" fo:text-align="center" style:justify-single-word="false"/>
      <style:text-properties fo:font-size="4pt" officeooo:rsid="005b2ead" officeooo:paragraph-rsid="000d7542" style:font-size-asian="3.5pt" style:font-size-complex="4pt"/>
    </style:style>
    <style:style style:name="P54" style:family="paragraph" style:parent-style-name="Table_20_Contents">
      <style:paragraph-properties fo:line-height="150%" fo:text-align="center" style:justify-single-word="false"/>
      <style:text-properties fo:font-size="4pt" officeooo:rsid="005bab77" officeooo:paragraph-rsid="000d7542" style:font-size-asian="3.5pt" style:font-size-complex="4pt"/>
    </style:style>
    <style:style style:name="P55" style:family="paragraph" style:parent-style-name="Table_20_Contents">
      <style:paragraph-properties fo:line-height="150%" fo:text-align="center" style:justify-single-word="false"/>
      <style:text-properties fo:font-size="4pt" officeooo:rsid="005d71ce" officeooo:paragraph-rsid="000d7542" style:font-size-asian="3.5pt" style:font-size-complex="4pt"/>
    </style:style>
    <style:style style:name="P56" style:family="paragraph" style:parent-style-name="Table_20_Contents">
      <style:paragraph-properties fo:line-height="150%" fo:text-align="center" style:justify-single-word="false"/>
      <style:text-properties officeooo:rsid="00748096" officeooo:paragraph-rsid="000d7542"/>
    </style:style>
    <style:style style:name="T1" style:family="text">
      <style:text-properties officeooo:rsid="00298681"/>
    </style:style>
    <style:style style:name="T2" style:family="text">
      <style:text-properties officeooo:rsid="001e0247"/>
    </style:style>
    <style:style style:name="T3" style:family="text">
      <style:text-properties fo:font-size="22pt" fo:font-weight="bold" officeooo:rsid="0039a0cb" style:font-size-asian="19.25pt" style:font-weight-asian="bold" style:font-size-complex="22pt" style:font-weight-complex="bold"/>
    </style:style>
    <style:style style:name="T4" style:family="text">
      <style:text-properties fo:font-size="22pt" fo:font-weight="bold" officeooo:rsid="000d7542" style:font-size-asian="19.25pt" style:font-weight-asian="bold" style:font-size-complex="22pt" style:font-weight-complex="bold"/>
    </style:style>
    <style:style style:name="T5" style:family="text">
      <style:text-properties officeooo:rsid="0011468d"/>
    </style:style>
    <style:style style:name="T6" style:family="text">
      <style:text-properties officeooo:rsid="00131617"/>
    </style:style>
    <style:style style:name="T7" style:family="text">
      <style:text-properties fo:font-weight="normal" officeooo:rsid="00188ecb" style:font-weight-asian="normal" style:font-weight-complex="normal"/>
    </style:style>
    <style:style style:name="T8" style:family="text">
      <style:text-properties fo:font-weight="normal" officeooo:rsid="00269d64" style:font-weight-asian="normal" style:font-weight-complex="normal"/>
    </style:style>
    <style:style style:name="T9" style:family="text">
      <style:text-properties fo:font-weight="normal" officeooo:rsid="006005a5" style:font-weight-asian="normal" style:font-weight-complex="normal"/>
    </style:style>
    <style:style style:name="T10" style:family="text">
      <style:text-properties fo:font-weight="normal" officeooo:rsid="001f70fe" style:font-weight-asian="normal" style:font-weight-complex="normal"/>
    </style:style>
    <style:style style:name="T11" style:family="text">
      <style:text-properties fo:font-weight="normal" officeooo:rsid="006271dd" style:font-weight-asian="normal" style:font-weight-complex="normal"/>
    </style:style>
    <style:style style:name="T12" style:family="text">
      <style:text-properties fo:font-weight="normal" officeooo:rsid="00661819" style:font-weight-asian="normal" style:font-weight-complex="normal"/>
    </style:style>
    <style:style style:name="T13" style:family="text">
      <style:text-properties fo:font-weight="normal" officeooo:rsid="0024d9b2" style:font-weight-asian="normal" style:font-weight-complex="normal"/>
    </style:style>
    <style:style style:name="T14" style:family="text">
      <style:text-properties fo:font-weight="normal" officeooo:rsid="006bf2bc" style:font-weight-asian="normal" style:font-weight-complex="normal"/>
    </style:style>
    <style:style style:name="T15" style:family="text">
      <style:text-properties officeooo:rsid="0024d9b2"/>
    </style:style>
    <style:style style:name="T16" style:family="text">
      <style:text-properties style:font-name="Liberation Serif" fo:font-weight="normal" style:font-weight-asian="normal" style:font-weight-complex="normal"/>
    </style:style>
    <style:style style:name="T17" style:family="text">
      <style:text-properties style:font-name="Liberation Serif" fo:font-size="12pt" style:font-size-asian="12pt" style:font-name-complex="Liberation Serif" style:font-size-complex="12pt"/>
    </style:style>
    <style:style style:name="T18" style:family="text">
      <style:text-properties officeooo:rsid="00471861"/>
    </style:style>
    <style:style style:name="T19" style:family="text">
      <style:text-properties officeooo:rsid="004aefca"/>
    </style:style>
    <style:style style:name="T20" style:family="text">
      <style:text-properties officeooo:rsid="004cda12"/>
    </style:style>
    <style:style style:name="T21" style:family="text">
      <style:text-properties officeooo:rsid="004d82b9"/>
    </style:style>
    <style:style style:name="T22" style:family="text">
      <style:text-properties officeooo:rsid="004eb002"/>
    </style:style>
    <style:style style:name="T23" style:family="text">
      <style:text-properties officeooo:rsid="005bff0a"/>
    </style:style>
    <style:style style:name="T24" style:family="text">
      <style:text-properties officeooo:rsid="00661819"/>
    </style:style>
    <style:style style:name="T25" style:family="text">
      <style:text-properties style:use-window-font-color="true" style:font-name="Liberation Serif" fo:font-size="12pt" fo:background-color="#ffffff" loext:char-shading-value="0" style:font-size-asian="12pt" style:font-name-complex="Liberation Serif" style:font-size-complex="12pt"/>
    </style:style>
    <style:style style:name="T26" style:family="text">
      <style:text-properties officeooo:rsid="006884fc"/>
    </style:style>
    <style:style style:name="T27" style:family="text">
      <style:text-properties officeooo:rsid="006bf2b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span text:style-name="T2">Name: </text:span>Gavali Deshabhakt Nagnath<text:tab/><text:tab/> <text:s text:c="5"/>Data Structures and Algorithms</text:p>
      <text:p text:style-name="P21"><text:span text:style-name="T2">Roll No. </text:span>202CD005</text:p>
      <text:p text:style-name="P36"/>
      <text:p text:style-name="P40"/>
      <text:p text:style-name="P40"/>
      <text:p text:style-name="P37"><text:span text:style-name="T3">Assignment-</text:span><text:span text:style-name="T4">2</text:span></text:p>
      <text:p text:style-name="P36"/>
      <text:p text:style-name="P35"/>
      <text:p text:style-name="P35">Index</text:p>
      <text:p text:style-name="P22"/>
      <table:table table:name="Table1" table:style-name="Table1">
        <table:table-column table:style-name="Table1.A"/>
        <table:table-column table:style-name="Table1.B"/>
        <table:table-column table:style-name="Table1.C"/>
        <table:table-row table:style-name="TableLine94217733837488">
          <table:table-cell table:style-name="Table1.A1" office:value-type="string">
            <text:p text:style-name="P56">Question No.</text:p>
          </table:table-cell>
          <table:table-cell table:style-name="Table1.A1" office:value-type="string">
            <text:p text:style-name="P49"/>
            <text:p text:style-name="P43">Program</text:p>
          </table:table-cell>
          <table:table-cell table:style-name="Table1.C1" office:value-type="string">
            <text:p text:style-name="P43">Page No.</text:p>
          </table:table-cell>
        </table:table-row>
        <table:table-row table:style-name="TableLine94217733882016">
          <table:table-cell table:style-name="Table1.A2" office:value-type="string">
            <text:p text:style-name="P49"/>
            <text:p text:style-name="P43"/>
            <text:p text:style-name="P43">1</text:p>
          </table:table-cell>
          <table:table-cell table:style-name="Table1.A2" office:value-type="string">
            <text:p text:style-name="P41">Design a tree data structure with operations such as: inserting an element, deleting an element, finding the depth of the tree, finding the number of nodes at each level, finding the total number of nodes, traversing the tree (in order, pre-order, post-order)</text:p>
          </table:table-cell>
          <table:table-cell table:style-name="Table1.C2" office:value-type="string">
            <text:p text:style-name="P44"/>
            <text:p text:style-name="P48"/>
            <text:p text:style-name="P44"><text:bookmark-ref text:reference-format="page" text:ref-name="Tree">2</text:bookmark-ref></text:p>
          </table:table-cell>
        </table:table-row>
        <table:table-row table:style-name="TableLine94217733884208">
          <table:table-cell table:style-name="Table1.A2" office:value-type="string">
            <text:p text:style-name="P53"/>
            <text:p text:style-name="P45">2</text:p>
          </table:table-cell>
          <table:table-cell table:style-name="Table1.A2" office:value-type="string">
            <text:p text:style-name="P39"/>
            <text:p text:style-name="P38">Create a BST data structure, with all operations mentioned above for a tree</text:p>
          </table:table-cell>
          <table:table-cell table:style-name="Table1.C2" office:value-type="string">
            <text:p text:style-name="P54"/>
            <text:p text:style-name="P46"><text:bookmark-ref text:reference-format="page" text:ref-name="BST">20</text:bookmark-ref></text:p>
          </table:table-cell>
        </table:table-row>
        <table:table-row table:style-name="TableLine94217733885008">
          <table:table-cell table:style-name="Table1.A2" office:value-type="string">
            <text:p text:style-name="P53"/>
            <text:p text:style-name="P45">3</text:p>
          </table:table-cell>
          <table:table-cell table:style-name="Table1.A2" office:value-type="string">
            <text:p text:style-name="P39"/>
            <text:p text:style-name="P38">Design a AVL tree, with all valid operations above</text:p>
          </table:table-cell>
          <table:table-cell table:style-name="Table1.C2" office:value-type="string">
            <text:p text:style-name="P54"/>
            <text:p text:style-name="P46"><text:bookmark-ref text:reference-format="page" text:ref-name="AVLT">40</text:bookmark-ref></text:p>
          </table:table-cell>
        </table:table-row>
        <table:table-row table:style-name="TableLine94217733885856">
          <table:table-cell table:style-name="Table1.A2" office:value-type="string">
            <text:p text:style-name="P47"/>
            <text:p text:style-name="P45">4</text:p>
          </table:table-cell>
          <table:table-cell table:style-name="Table1.A2" office:value-type="string">
            <text:p text:style-name="P38">Design a tree for a given infix expression. Perform the conversion to pre and postfix expressions using the traversal</text:p>
          </table:table-cell>
          <table:table-cell table:style-name="Table1.C2" office:value-type="string">
            <text:p text:style-name="P52"/>
            <text:p text:style-name="P50"><text:bookmark-ref text:reference-format="page" text:ref-name="Expression Tree">58</text:bookmark-ref></text:p>
          </table:table-cell>
        </table:table-row>
        <table:table-row table:style-name="TableLine94217733886816">
          <table:table-cell table:style-name="Table1.A2" office:value-type="string">
            <text:p text:style-name="P53"/>
            <text:p text:style-name="P45">5</text:p>
          </table:table-cell>
          <table:table-cell table:style-name="Table1.A2" office:value-type="string">
            <text:p text:style-name="P32">Define a hash function with a linear probing strategy. Handle collisions using a list at each node</text:p>
          </table:table-cell>
          <table:table-cell table:style-name="Table1.C2" office:value-type="string">
            <text:p text:style-name="P55"/>
            <text:p text:style-name="P51"><text:bookmark-ref text:reference-format="page" text:ref-name="HashTable">62</text:bookmark-ref></text:p>
          </table:table-cell>
        </table:table-row>
      </table:table>
      <text:p text:style-name="P34"><text:bookmark-start text:name="Tree"/>Q1. Design a tree data structure with operations such as: inserting an element, deleting an element,</text:p>
      <text:p text:style-name="P23">finding the depth of the tree, finding the number of nodes at each level, finding the total number of</text:p>
      <text:p text:style-name="P23">nodes, traversing the tree (in order, pre-order, post-order).<text:bookmark-end text:name="Tree"/></text:p>
      <text:p text:style-name="P9">Program:</text:p>
      <text:p text:style-name="P18">// implementation of <text:span text:style-name="T26">2-ary tree</text:span></text:p>
      <text:p text:style-name="P18"/>
      <text:p text:style-name="P18">#include &lt;iostream&gt;</text:p>
      <text:p text:style-name="P18"/>
      <text:p text:style-name="P18">using namespace std;</text:p>
      <text:p text:style-name="P18">template &lt;class T&gt;</text:p>
      <text:p text:style-name="P18">class treeNode</text:p>
      <text:p text:style-name="P18">{</text:p>
      <text:p text:style-name="P18">public:</text:p>
      <text:p text:style-name="P18"><text:s text:c="4"/>T data;</text:p>
      <text:p text:style-name="P18"><text:s text:c="4"/>treeNode *left;</text:p>
      <text:p text:style-name="P18"><text:s text:c="4"/>treeNode *right;</text:p>
      <text:p text:style-name="P18"><text:s text:c="4"/>treeNode&lt;T&gt; *next;</text:p>
      <text:p text:style-name="P18"><text:s text:c="4"/>treeNode()</text:p>
      <text:p text:style-name="P18"><text:s text:c="4"/>{</text:p>
      <text:p text:style-name="P18"><text:s text:c="8"/>data = 0;</text:p>
      <text:p text:style-name="P18"><text:s text:c="8"/>left = right = NULL;</text:p>
      <text:p text:style-name="P18"><text:s text:c="4"/>}</text:p>
      <text:p text:style-name="P18"><text:s text:c="4"/>treeNode(T d)</text:p>
      <text:p text:style-name="P18"><text:s text:c="4"/>{</text:p>
      <text:p text:style-name="P18"><text:s text:c="8"/>data = d;</text:p>
      <text:p text:style-name="P18"><text:s text:c="8"/>left = NULL;</text:p>
      <text:p text:style-name="P18"><text:s text:c="8"/>right = NULL;</text:p>
      <text:p text:style-name="P18"><text:s text:c="4"/>}</text:p>
      <text:p text:style-name="P18">};</text:p>
      <text:p text:style-name="P18">template &lt;class T&gt;</text:p>
      <text:p text:style-name="P18">class queue</text:p>
      <text:p text:style-name="P18">{</text:p>
      <text:p text:style-name="P18">public:</text:p>
      <text:p text:style-name="P18"><text:s text:c="4"/>treeNode&lt;T&gt; *front;</text:p>
      <text:p text:style-name="P18"><text:s text:c="4"/>treeNode&lt;T&gt; *rear;</text:p>
      <text:p text:style-name="P18"/>
      <text:p text:style-name="P18"><text:s text:c="4"/>queue()</text:p>
      <text:p text:style-name="P18"><text:s text:c="4"/>{</text:p>
      <text:p text:style-name="P18"><text:s text:c="8"/>front = NULL;</text:p>
      <text:p text:style-name="P18"><text:s text:c="8"/>rear = NULL;</text:p>
      <text:p text:style-name="P18"><text:s text:c="4"/>}</text:p>
      <text:p text:style-name="P18"><text:s text:c="4"/>bool isEmpty()</text:p>
      <text:p text:style-name="P18"><text:s text:c="4"/>{</text:p>
      <text:p text:style-name="P18"><text:s text:c="8"/>treeNode&lt;T&gt; *tempf = front;</text:p>
      <text:p text:style-name="P18"><text:s text:c="8"/>treeNode&lt;T&gt; *tempr = rear;</text:p>
      <text:p text:style-name="P18"><text:soft-page-break/><text:s text:c="8"/>if (tempf == NULL)</text:p>
      <text:p text:style-name="P18"><text:s text:c="8"/>{</text:p>
      <text:p text:style-name="P18"><text:s text:c="12"/>return true;</text:p>
      <text:p text:style-name="P18"><text:s text:c="8"/>}</text:p>
      <text:p text:style-name="P18"><text:s text:c="8"/>else</text:p>
      <text:p text:style-name="P18"><text:s text:c="8"/>{</text:p>
      <text:p text:style-name="P18"><text:s text:c="12"/>return false;</text:p>
      <text:p text:style-name="P18"><text:s text:c="8"/>}</text:p>
      <text:p text:style-name="P18"><text:s text:c="4"/>}</text:p>
      <text:p text:style-name="P18"><text:s text:c="4"/>void enqueue(treeNode&lt;T&gt; *n)</text:p>
      <text:p text:style-name="P18"><text:s text:c="4"/>{</text:p>
      <text:p text:style-name="P18"><text:s text:c="8"/>if (front == NULL)</text:p>
      <text:p text:style-name="P18"><text:s text:c="8"/>{</text:p>
      <text:p text:style-name="P18"><text:s text:c="12"/>front = n;</text:p>
      <text:p text:style-name="P18"><text:s text:c="12"/>rear = n;</text:p>
      <text:p text:style-name="P18"><text:s text:c="8"/>}</text:p>
      <text:p text:style-name="P18"><text:s text:c="8"/>else</text:p>
      <text:p text:style-name="P18"><text:s text:c="8"/>{</text:p>
      <text:p text:style-name="P18"><text:s text:c="12"/>rear-&gt;next = n;</text:p>
      <text:p text:style-name="P18"><text:s text:c="12"/>rear = n;</text:p>
      <text:p text:style-name="P18"><text:s text:c="8"/>}</text:p>
      <text:p text:style-name="P18"><text:s text:c="4"/>}</text:p>
      <text:p text:style-name="P18"><text:s text:c="4"/>treeNode&lt;T&gt; *dequeue()</text:p>
      <text:p text:style-name="P18"><text:s text:c="4"/>{</text:p>
      <text:p text:style-name="P18"><text:s text:c="8"/>treeNode&lt;T&gt; *temp = NULL;</text:p>
      <text:p text:style-name="P18"><text:s text:c="8"/>if (isEmpty())</text:p>
      <text:p text:style-name="P18"><text:s text:c="8"/>{</text:p>
      <text:p text:style-name="P18"><text:s text:c="12"/>return NULL;</text:p>
      <text:p text:style-name="P18"><text:s text:c="8"/>}</text:p>
      <text:p text:style-name="P18"><text:s text:c="8"/>else</text:p>
      <text:p text:style-name="P18"><text:s text:c="8"/>{</text:p>
      <text:p text:style-name="P18"><text:s text:c="12"/>if (front == rear)</text:p>
      <text:p text:style-name="P18"><text:s text:c="12"/>{</text:p>
      <text:p text:style-name="P18"><text:s text:c="16"/>temp = front;</text:p>
      <text:p text:style-name="P18"><text:s text:c="16"/>front = NULL;</text:p>
      <text:p text:style-name="P18"><text:s text:c="16"/>rear = NULL;</text:p>
      <text:p text:style-name="P18"><text:s text:c="16"/>return temp;</text:p>
      <text:p text:style-name="P18"><text:s text:c="12"/>}</text:p>
      <text:p text:style-name="P18"><text:s text:c="12"/>else</text:p>
      <text:p text:style-name="P18"><text:s text:c="12"/>{</text:p>
      <text:p text:style-name="P18"><text:s text:c="16"/>temp = front;</text:p>
      <text:p text:style-name="P18"><text:s text:c="16"/>front = front-&gt;next;</text:p>
      <text:p text:style-name="P18"><text:soft-page-break/><text:s text:c="16"/>return temp;</text:p>
      <text:p text:style-name="P18"><text:s text:c="12"/>}</text:p>
      <text:p text:style-name="P18"><text:s text:c="8"/>}</text:p>
      <text:p text:style-name="P18"><text:s text:c="4"/>}</text:p>
      <text:p text:style-name="P18">};</text:p>
      <text:p text:style-name="P18">template &lt;class T&gt;</text:p>
      <text:p text:style-name="P18">class Tree</text:p>
      <text:p text:style-name="P18">{</text:p>
      <text:p text:style-name="P18">public:</text:p>
      <text:p text:style-name="P18"><text:s text:c="4"/>treeNode&lt;T&gt; *root;</text:p>
      <text:p text:style-name="P18"><text:s text:c="4"/>T ele;</text:p>
      <text:p text:style-name="P18"><text:s text:c="4"/>Tree() { root = NULL; }</text:p>
      <text:p text:style-name="P18"><text:s text:c="4"/>void CreateTree();</text:p>
      <text:p text:style-name="P18"><text:s text:c="4"/>bool isEmpty(treeNode&lt;T&gt; *root)</text:p>
      <text:p text:style-name="P18"><text:s text:c="4"/>{</text:p>
      <text:p text:style-name="P18"><text:s text:c="8"/>if (root == NULL)</text:p>
      <text:p text:style-name="P18"><text:s text:c="12"/>return true;</text:p>
      <text:p text:style-name="P18"><text:s text:c="8"/>else</text:p>
      <text:p text:style-name="P18"><text:s text:c="8"/>{</text:p>
      <text:p text:style-name="P18"><text:s text:c="12"/>return false;</text:p>
      <text:p text:style-name="P18"><text:s text:c="8"/>}</text:p>
      <text:p text:style-name="P18"><text:s text:c="4"/>}</text:p>
      <text:p text:style-name="P18"><text:s text:c="4"/>void PreOrder(treeNode&lt;T&gt; *p);</text:p>
      <text:p text:style-name="P18"><text:s text:c="4"/>void PostOrder(treeNode&lt;T&gt; *p);</text:p>
      <text:p text:style-name="P18"><text:s text:c="4"/>void InOrder(treeNode&lt;T&gt; *p);</text:p>
      <text:p text:style-name="P18"><text:s text:c="4"/>void LevelOrder(treeNode&lt;T&gt; *p);</text:p>
      <text:p text:style-name="P18"><text:s text:c="4"/>int DepthOfTree(treeNode&lt;T&gt; *root);</text:p>
      <text:p text:style-name="P18"><text:s text:c="4"/>int count(treeNode&lt;T&gt; *root);</text:p>
      <text:p text:style-name="P18"><text:s text:c="4"/>void Search(treeNode&lt;T&gt; *root);</text:p>
      <text:p text:style-name="P18"><text:s text:c="4"/>treeNode&lt;T&gt; *checkifelementpresentintree(T n);</text:p>
      <text:p text:style-name="P18"><text:s text:c="4"/>int NodesAtEachLevel(treeNode&lt;T&gt; *root, int curr, int desired);</text:p>
      <text:p text:style-name="P18"><text:s text:c="4"/>void insert(T pdata);</text:p>
      <text:p text:style-name="P19"><text:s text:c="4"/><text:span text:style-name="T24">treeNode&lt;T&gt;*</text:span> deleteNode(treeNode&lt;T&gt; *n, treeNode&lt;T&gt; *delNode);</text:p>
      <text:p text:style-name="P18">};</text:p>
      <text:p text:style-name="P18">template &lt;class T&gt;</text:p>
      <text:p text:style-name="P18">void Tree&lt;T&gt;::CreateTree()</text:p>
      <text:p text:style-name="P18">{</text:p>
      <text:p text:style-name="P18"><text:s text:c="4"/>treeNode&lt;T&gt; *pop, *next;</text:p>
      <text:p text:style-name="P18"><text:s text:c="4"/>T x;</text:p>
      <text:p text:style-name="P18"><text:s text:c="4"/>queue&lt;T&gt; q;</text:p>
      <text:p text:style-name="P18"><text:s text:c="4"/>cout &lt;&lt; "<text:span text:style-name="T18">\n</text:span>* NOTE: Please enter -1 if there's no node. *" &lt;&lt; endl</text:p>
      <text:p text:style-name="P18"><text:s text:c="9"/>&lt;&lt; endl;</text:p>
      <text:p text:style-name="P18"><text:s text:c="4"/>cout &lt;&lt; "Enter Root element : ";</text:p>
      <text:p text:style-name="P18"><text:s text:c="4"/>cin &gt;&gt; x;</text:p>
      <text:p text:style-name="P18"><text:soft-page-break/><text:s text:c="4"/>cout &lt;&lt; endl;</text:p>
      <text:p text:style-name="P18"><text:s text:c="4"/>root = new treeNode&lt;T&gt;();</text:p>
      <text:p text:style-name="P18"><text:s text:c="4"/>root-&gt;data = x;</text:p>
      <text:p text:style-name="P18"><text:s text:c="4"/>root-&gt;left = root-&gt;right = NULL;</text:p>
      <text:p text:style-name="P18"><text:s text:c="4"/>q.enqueue(root);</text:p>
      <text:p text:style-name="P18"><text:s text:c="4"/>while (!q.isEmpty())</text:p>
      <text:p text:style-name="P18"><text:s text:c="4"/>{</text:p>
      <text:p text:style-name="P18"><text:s text:c="8"/>pop = q.dequeue();</text:p>
      <text:p text:style-name="P18"><text:s text:c="8"/>cout &lt;&lt; "Enter left child of " &lt;&lt; pop-&gt;data &lt;&lt; ": ";</text:p>
      <text:p text:style-name="P18"><text:s text:c="8"/>cin &gt;&gt; x;</text:p>
      <text:p text:style-name="P18"><text:s text:c="8"/>cout &lt;&lt; endl;</text:p>
      <text:p text:style-name="P18"><text:s text:c="8"/>if (x != -1)</text:p>
      <text:p text:style-name="P18"><text:s text:c="8"/>{</text:p>
      <text:p text:style-name="P18"><text:s text:c="12"/>next = new treeNode&lt;T&gt;();</text:p>
      <text:p text:style-name="P18"><text:s text:c="12"/>next-&gt;data = x;</text:p>
      <text:p text:style-name="P18"><text:s text:c="12"/>next-&gt;left = next-&gt;right = NULL;</text:p>
      <text:p text:style-name="P18"><text:s text:c="12"/>pop-&gt;left = next;</text:p>
      <text:p text:style-name="P18"><text:s text:c="12"/>q.enqueue(next);</text:p>
      <text:p text:style-name="P18"><text:s text:c="12"/>next = NULL;</text:p>
      <text:p text:style-name="P18"><text:s text:c="8"/>}</text:p>
      <text:p text:style-name="P18"><text:s text:c="8"/>cout &lt;&lt; "Enter right child of " &lt;&lt; pop-&gt;data &lt;&lt; ": ";</text:p>
      <text:p text:style-name="P18"><text:s text:c="8"/>cin &gt;&gt; x;</text:p>
      <text:p text:style-name="P18"><text:s text:c="8"/>cout &lt;&lt; endl;</text:p>
      <text:p text:style-name="P18"><text:s text:c="8"/>if (x != -1)</text:p>
      <text:p text:style-name="P18"><text:s text:c="8"/>{</text:p>
      <text:p text:style-name="P18"><text:s text:c="12"/>next = new treeNode&lt;T&gt;();</text:p>
      <text:p text:style-name="P18"><text:s text:c="12"/>next-&gt;data = x;</text:p>
      <text:p text:style-name="P18"><text:s text:c="12"/>next-&gt;left = next-&gt;right = NULL;</text:p>
      <text:p text:style-name="P18"><text:s text:c="12"/>pop-&gt;right = next;</text:p>
      <text:p text:style-name="P18"><text:s text:c="12"/>q.enqueue(next);</text:p>
      <text:p text:style-name="P18"><text:s text:c="12"/>next = NULL;</text:p>
      <text:p text:style-name="P18"><text:s text:c="8"/>}</text:p>
      <text:p text:style-name="P18"><text:s text:c="4"/>}</text:p>
      <text:p text:style-name="P18">}</text:p>
      <text:p text:style-name="P18">template &lt;class T&gt;</text:p>
      <text:p text:style-name="P18">void Tree&lt;T&gt;::PreOrder(treeNode&lt;T&gt; *p)</text:p>
      <text:p text:style-name="P18">{</text:p>
      <text:p text:style-name="P18"><text:s text:c="4"/>if (p != NULL)</text:p>
      <text:p text:style-name="P18"><text:s text:c="4"/>{</text:p>
      <text:p text:style-name="P18"><text:s text:c="8"/>cout &lt;&lt; p-&gt;data &lt;&lt; " ";</text:p>
      <text:p text:style-name="P18"><text:s text:c="8"/>PreOrder(p-&gt;left);</text:p>
      <text:p text:style-name="P18"><text:s text:c="8"/>PreOrder(p-&gt;right);</text:p>
      <text:p text:style-name="P18"><text:s text:c="4"/>}</text:p>
      <text:p text:style-name="P18"><text:soft-page-break/>}</text:p>
      <text:p text:style-name="P18">template &lt;class T&gt;</text:p>
      <text:p text:style-name="P18">void Tree&lt;T&gt;::InOrder(treeNode&lt;T&gt; *p)</text:p>
      <text:p text:style-name="P18">{</text:p>
      <text:p text:style-name="P18"><text:s text:c="4"/>if (p != NULL)</text:p>
      <text:p text:style-name="P18"><text:s text:c="4"/>{</text:p>
      <text:p text:style-name="P18"><text:s text:c="8"/>InOrder(p-&gt;left);</text:p>
      <text:p text:style-name="P18"><text:s text:c="8"/>cout &lt;&lt; p-&gt;data &lt;&lt; " ";</text:p>
      <text:p text:style-name="P18"><text:s text:c="8"/>InOrder(p-&gt;right);</text:p>
      <text:p text:style-name="P18"><text:s text:c="4"/>}</text:p>
      <text:p text:style-name="P18">}</text:p>
      <text:p text:style-name="P18">template &lt;class T&gt;</text:p>
      <text:p text:style-name="P18">void Tree&lt;T&gt;::PostOrder(treeNode&lt;T&gt; *p)</text:p>
      <text:p text:style-name="P18">{</text:p>
      <text:p text:style-name="P18"><text:s text:c="4"/>if (p != NULL)</text:p>
      <text:p text:style-name="P18"><text:s text:c="4"/>{</text:p>
      <text:p text:style-name="P18"><text:s text:c="8"/>PostOrder(p-&gt;left);</text:p>
      <text:p text:style-name="P18"><text:s text:c="8"/>PostOrder(p-&gt;right);</text:p>
      <text:p text:style-name="P18"><text:s text:c="8"/>cout &lt;&lt; p-&gt;data &lt;&lt; " ";</text:p>
      <text:p text:style-name="P18"><text:s text:c="4"/>}</text:p>
      <text:p text:style-name="P18">}</text:p>
      <text:p text:style-name="P18">template &lt;class T&gt;</text:p>
      <text:p text:style-name="P18">void Tree&lt;T&gt;::LevelOrder(treeNode&lt;T&gt; *root)</text:p>
      <text:p text:style-name="P18">{</text:p>
      <text:p text:style-name="P18"><text:s text:c="4"/>queue&lt;T&gt; q;</text:p>
      <text:p text:style-name="P18"><text:s text:c="4"/>q.enqueue(root);</text:p>
      <text:p text:style-name="P18"><text:s text:c="4"/>cout &lt;&lt; root-&gt;data &lt;&lt; " ";</text:p>
      <text:p text:style-name="P18"><text:s text:c="4"/>while (!q.isEmpty())</text:p>
      <text:p text:style-name="P18"><text:s text:c="4"/>{</text:p>
      <text:p text:style-name="P18"><text:s text:c="8"/>root = q.dequeue();</text:p>
      <text:p text:style-name="P18"><text:s text:c="8"/>if (root-&gt;left)</text:p>
      <text:p text:style-name="P18"><text:s text:c="8"/>{</text:p>
      <text:p text:style-name="P18"><text:s text:c="12"/>cout &lt;&lt; root-&gt;left-&gt;data &lt;&lt; " ";</text:p>
      <text:p text:style-name="P18"><text:s text:c="12"/>q.enqueue(root-&gt;left);</text:p>
      <text:p text:style-name="P18"><text:s text:c="8"/>}</text:p>
      <text:p text:style-name="P18"><text:s text:c="8"/>if (root-&gt;right)</text:p>
      <text:p text:style-name="P18"><text:s text:c="8"/>{</text:p>
      <text:p text:style-name="P18"><text:s text:c="12"/>cout &lt;&lt; root-&gt;right-&gt;data &lt;&lt; " ";</text:p>
      <text:p text:style-name="P18"><text:s text:c="12"/>q.enqueue(root-&gt;right);</text:p>
      <text:p text:style-name="P18"><text:s text:c="8"/>}</text:p>
      <text:p text:style-name="P18"><text:s text:c="4"/>}</text:p>
      <text:p text:style-name="P18">}</text:p>
      <text:p text:style-name="P18">template &lt;class T&gt;</text:p>
      <text:p text:style-name="P18">int Tree&lt;T&gt;::DepthOfTree(treeNode&lt;T&gt; *root)</text:p>
      <text:p text:style-name="P18">{</text:p>
      <text:p text:style-name="P18"><text:soft-page-break/><text:s text:c="4"/>int x = 0, y = 0;</text:p>
      <text:p text:style-name="P18"><text:s text:c="4"/>if (root != NULL)</text:p>
      <text:p text:style-name="P18"><text:s text:c="4"/>{</text:p>
      <text:p text:style-name="P18"><text:s text:c="8"/>x = DepthOfTree(root-&gt;left);</text:p>
      <text:p text:style-name="P18"><text:s text:c="8"/>y = DepthOfTree(root-&gt;right);</text:p>
      <text:p text:style-name="P18"><text:s text:c="8"/>if (x &gt; y)</text:p>
      <text:p text:style-name="P18"><text:s text:c="12"/>return (x + 1);</text:p>
      <text:p text:style-name="P18"><text:s text:c="8"/>else</text:p>
      <text:p text:style-name="P18"><text:s text:c="12"/>return (y + 1);</text:p>
      <text:p text:style-name="P18"><text:s text:c="4"/>}</text:p>
      <text:p text:style-name="P18"><text:s text:c="4"/>else</text:p>
      <text:p text:style-name="P18"><text:s text:c="4"/>{</text:p>
      <text:p text:style-name="P18"><text:s text:c="8"/>return 0;</text:p>
      <text:p text:style-name="P18"><text:s text:c="4"/>}</text:p>
      <text:p text:style-name="P18">}</text:p>
      <text:p text:style-name="P18">template &lt;class T&gt;</text:p>
      <text:p text:style-name="P18">int Tree&lt;T&gt;::count(treeNode&lt;T&gt; *root)</text:p>
      <text:p text:style-name="P18">{</text:p>
      <text:p text:style-name="P18"><text:s text:c="4"/>treeNode&lt;T&gt; *temp = root;</text:p>
      <text:p text:style-name="P18"><text:s text:c="4"/>int x, y;</text:p>
      <text:p text:style-name="P18"><text:s text:c="4"/>if (temp != NULL)</text:p>
      <text:p text:style-name="P18"><text:s text:c="4"/>{</text:p>
      <text:p text:style-name="P18"><text:s text:c="8"/>x = count(temp-&gt;left);</text:p>
      <text:p text:style-name="P18"><text:s text:c="8"/>y = count(temp-&gt;right);</text:p>
      <text:p text:style-name="P18"><text:s text:c="8"/>return x + y + 1;</text:p>
      <text:p text:style-name="P18"><text:s text:c="4"/>}</text:p>
      <text:p text:style-name="P18"><text:s text:c="4"/>return 0;</text:p>
      <text:p text:style-name="P18">}</text:p>
      <text:p text:style-name="P18">template &lt;class T&gt;</text:p>
      <text:p text:style-name="P18">int Tree&lt;T&gt;::NodesAtEachLevel(treeNode&lt;T&gt; *node, int curr, int desired)</text:p>
      <text:p text:style-name="P18">{</text:p>
      <text:p text:style-name="P18"><text:s text:c="4"/>if (node == NULL)</text:p>
      <text:p text:style-name="P18"><text:s text:c="8"/>return 0;</text:p>
      <text:p text:style-name="P18"><text:s text:c="4"/>if (curr == desired)</text:p>
      <text:p text:style-name="P18"><text:s text:c="8"/>return 1;</text:p>
      <text:p text:style-name="P18"><text:s text:c="4"/>return NodesAtEachLevel(node-&gt;left, curr + 1, desired) +</text:p>
      <text:p text:style-name="P18"><text:s text:c="11"/>NodesAtEachLevel(node-&gt;right, curr + 1, desired);</text:p>
      <text:p text:style-name="P18">}</text:p>
      <text:p text:style-name="P18">template &lt;class T&gt;</text:p>
      <text:p text:style-name="P18">treeNode&lt;T&gt; *Tree&lt;T&gt;::checkifelementpresentintree(T n)</text:p>
      <text:p text:style-name="P18">{</text:p>
      <text:p text:style-name="P18"><text:s text:c="4"/>queue&lt;T&gt; q;</text:p>
      <text:p text:style-name="P18"><text:s text:c="4"/>q.enqueue(root);</text:p>
      <text:p text:style-name="P18"><text:s text:c="4"/>treeNode&lt;T&gt; *temp = root;</text:p>
      <text:p text:style-name="P18"><text:soft-page-break/><text:s text:c="4"/>while (temp-&gt;data != n &amp;&amp; !q.isEmpty())</text:p>
      <text:p text:style-name="P18"><text:s text:c="4"/>{</text:p>
      <text:p text:style-name="P18"><text:s text:c="8"/>temp = q.dequeue();</text:p>
      <text:p text:style-name="P18"><text:s text:c="8"/>if (temp-&gt;left)</text:p>
      <text:p text:style-name="P18"><text:s text:c="8"/>{</text:p>
      <text:p text:style-name="P18"><text:s text:c="12"/>q.enqueue(temp-&gt;left);</text:p>
      <text:p text:style-name="P18"><text:s text:c="8"/>}</text:p>
      <text:p text:style-name="P18"><text:s text:c="8"/>if (temp-&gt;right)</text:p>
      <text:p text:style-name="P18"><text:s text:c="8"/>{</text:p>
      <text:p text:style-name="P18"><text:s text:c="12"/>q.enqueue(temp-&gt;right);</text:p>
      <text:p text:style-name="P18"><text:s text:c="8"/>}</text:p>
      <text:p text:style-name="P18"><text:s text:c="4"/>}</text:p>
      <text:p text:style-name="P18"><text:s text:c="4"/>if (temp-&gt;data == n)</text:p>
      <text:p text:style-name="P18"><text:s text:c="4"/>{</text:p>
      <text:p text:style-name="P18"><text:s text:c="8"/>return temp;</text:p>
      <text:p text:style-name="P18"><text:s text:c="4"/>}</text:p>
      <text:p text:style-name="P18"><text:s text:c="4"/>else</text:p>
      <text:p text:style-name="P18"><text:s text:c="4"/>{</text:p>
      <text:p text:style-name="P18"><text:s text:c="8"/>return NULL;</text:p>
      <text:p text:style-name="P18"><text:s text:c="4"/>}</text:p>
      <text:p text:style-name="P18">}</text:p>
      <text:p text:style-name="P18">template &lt;class T&gt;</text:p>
      <text:p text:style-name="P18">void Tree&lt;T&gt;::insert(T pdata)</text:p>
      <text:p text:style-name="P18">{</text:p>
      <text:p text:style-name="P18"><text:s text:c="4"/>treeNode&lt;T&gt; *temp = checkifelementpresentintree(pdata);</text:p>
      <text:p text:style-name="P18"><text:s text:c="4"/>if (temp != NULL)</text:p>
      <text:p text:style-name="P18"><text:s text:c="4"/>{</text:p>
      <text:p text:style-name="P18"><text:s text:c="8"/>int in;</text:p>
      <text:p text:style-name="P18"><text:s text:c="8"/>T val;</text:p>
      <text:p text:style-name="P18"><text:s text:c="8"/>do</text:p>
      <text:p text:style-name="P18"><text:s text:c="8"/>{</text:p>
      <text:p text:style-name="P18"><text:s text:c="12"/>cout &lt;&lt; "\n1.Attach to left of " &lt;&lt; temp-&gt;data &lt;&lt; endl;</text:p>
      <text:p text:style-name="P18"><text:s text:c="12"/>cout &lt;&lt; "2.Attach to right of " &lt;&lt; temp-&gt;data &lt;&lt; endl;</text:p>
      <text:p text:style-name="P18"><text:s text:c="12"/>cout &lt;&lt; "3.Go To previous Menu<text:span text:style-name="T19">\n&gt;</text:span>" &lt;&lt; endl;</text:p>
      <text:p text:style-name="P18"><text:s text:c="12"/>cin &gt;&gt; in;</text:p>
      <text:p text:style-name="P18"><text:s text:c="12"/>switch (in)</text:p>
      <text:p text:style-name="P18"><text:s text:c="12"/>{</text:p>
      <text:p text:style-name="P18"><text:s text:c="12"/>case 1:</text:p>
      <text:p text:style-name="P18"><text:s text:c="12"/>{</text:p>
      <text:p text:style-name="P18"><text:s text:c="16"/>if (temp-&gt;left == NULL)</text:p>
      <text:p text:style-name="P18"><text:s text:c="16"/>{</text:p>
      <text:p text:style-name="P18"><text:s text:c="20"/>cout &lt;&lt; "Enter element to be inserted : ";</text:p>
      <text:p text:style-name="P18"><text:s text:c="20"/>cin &gt;&gt; val;</text:p>
      <text:p text:style-name="P18"><text:soft-page-break/><text:s text:c="20"/>if (checkifelementpresentintree(val) != NULL)</text:p>
      <text:p text:style-name="P18"><text:s text:c="20"/>{</text:p>
      <text:p text:style-name="P18"><text:s text:c="24"/>cout &lt;&lt; "Element already present in Tree." &lt;&lt; endl;</text:p>
      <text:p text:style-name="P18"><text:s text:c="20"/>}</text:p>
      <text:p text:style-name="P18"><text:s text:c="20"/>else</text:p>
      <text:p text:style-name="P18"><text:s text:c="20"/>{</text:p>
      <text:p text:style-name="P18"><text:s text:c="24"/>treeNode&lt;T&gt; *newNode = new treeNode&lt;T&gt;();</text:p>
      <text:p text:style-name="P18"><text:s text:c="24"/>newNode-&gt;data = val;</text:p>
      <text:p text:style-name="P18"><text:s text:c="24"/>temp-&gt;left = newNode;</text:p>
      <text:p text:style-name="P18"><text:s text:c="24"/>cout &lt;&lt; "Element Added to tree successfully." &lt;&lt; endl;</text:p>
      <text:p text:style-name="P18"><text:s text:c="24"/>in = 3;</text:p>
      <text:p text:style-name="P18"><text:s text:c="20"/>}</text:p>
      <text:p text:style-name="P18"><text:s text:c="16"/>}</text:p>
      <text:p text:style-name="P18"><text:s text:c="16"/>else</text:p>
      <text:p text:style-name="P18"><text:s text:c="16"/>{</text:p>
      <text:p text:style-name="P18"><text:s text:c="20"/>cout &lt;&lt; "Node Already Occupied" &lt;&lt; endl;</text:p>
      <text:p text:style-name="P18"><text:s text:c="16"/>}</text:p>
      <text:p text:style-name="P18"><text:s text:c="16"/>break;</text:p>
      <text:p text:style-name="P18"><text:s text:c="12"/>}</text:p>
      <text:p text:style-name="P18"><text:s text:c="12"/>case 2:</text:p>
      <text:p text:style-name="P18"><text:s text:c="12"/>{</text:p>
      <text:p text:style-name="P18"><text:s text:c="16"/>if (temp-&gt;right == NULL)</text:p>
      <text:p text:style-name="P18"><text:s text:c="16"/>{</text:p>
      <text:p text:style-name="P18"><text:s text:c="20"/>cout &lt;&lt; "Enter element to be inserted : ";</text:p>
      <text:p text:style-name="P18"><text:s text:c="20"/>cin &gt;&gt; val;</text:p>
      <text:p text:style-name="P18"><text:s text:c="20"/>if (checkifelementpresentintree(val) != NULL)</text:p>
      <text:p text:style-name="P18"><text:s text:c="20"/>{</text:p>
      <text:p text:style-name="P18"><text:s text:c="24"/>cout &lt;&lt; "Element already present in Tree." &lt;&lt; endl;</text:p>
      <text:p text:style-name="P18"><text:s text:c="20"/>}</text:p>
      <text:p text:style-name="P18"><text:s text:c="20"/>else</text:p>
      <text:p text:style-name="P18"><text:s text:c="20"/>{</text:p>
      <text:p text:style-name="P18"><text:s text:c="24"/>treeNode&lt;T&gt; *newNode = new treeNode&lt;T&gt;();</text:p>
      <text:p text:style-name="P18"><text:s text:c="24"/>newNode-&gt;data = val;</text:p>
      <text:p text:style-name="P18"><text:s text:c="24"/>temp-&gt;right = newNode;</text:p>
      <text:p text:style-name="P18"><text:s text:c="24"/>cout &lt;&lt; "Element Added to tree successfully." &lt;&lt; endl;</text:p>
      <text:p text:style-name="P18"><text:s text:c="24"/>in = 3;</text:p>
      <text:p text:style-name="P18"><text:s text:c="20"/>}</text:p>
      <text:p text:style-name="P18"><text:s text:c="16"/>}</text:p>
      <text:p text:style-name="P18"><text:s text:c="16"/>else</text:p>
      <text:p text:style-name="P18"><text:s text:c="16"/>{</text:p>
      <text:p text:style-name="P18"><text:s text:c="20"/>cout &lt;&lt; "Node Already Occupied" &lt;&lt; endl;</text:p>
      <text:p text:style-name="P18"><text:s text:c="16"/>}</text:p>
      <text:p text:style-name="P18"><text:soft-page-break/><text:s text:c="16"/>break;</text:p>
      <text:p text:style-name="P18"><text:s text:c="12"/>}</text:p>
      <text:p text:style-name="P18"><text:s text:c="12"/>case 3:</text:p>
      <text:p text:style-name="P18"><text:s text:c="12"/>{</text:p>
      <text:p text:style-name="P18"><text:s text:c="16"/>break;</text:p>
      <text:p text:style-name="P18"><text:s text:c="12"/>}</text:p>
      <text:p text:style-name="P18"><text:s text:c="12"/>default:</text:p>
      <text:p text:style-name="P18"><text:s text:c="12"/>{</text:p>
      <text:p text:style-name="P18"><text:s text:c="16"/>cout &lt;&lt; "Invalid Input\nTry Again" &lt;&lt; endl;</text:p>
      <text:p text:style-name="P18"><text:s text:c="12"/>}</text:p>
      <text:p text:style-name="P18"><text:s text:c="12"/>}</text:p>
      <text:p text:style-name="P18"><text:s text:c="8"/>} while (in != 3);</text:p>
      <text:p text:style-name="P18"><text:s text:c="4"/>}</text:p>
      <text:p text:style-name="P18"><text:s text:c="4"/>else</text:p>
      <text:p text:style-name="P18"><text:s text:c="4"/>{</text:p>
      <text:p text:style-name="P18"><text:s text:c="8"/>cout &lt;&lt; "Parent Unavailable" &lt;&lt; endl;</text:p>
      <text:p text:style-name="P18"><text:s text:c="4"/>}</text:p>
      <text:p text:style-name="P18">}</text:p>
      <text:p text:style-name="P18">template &lt;class T&gt;</text:p>
      <text:p text:style-name="P28"><text:span text:style-name="T12">treeNode&lt;T&gt;*</text:span><text:span text:style-name="T13"> Tree&lt;T&gt;::deleteNode(treeNode&lt;T&gt; *</text:span><text:span text:style-name="T14">r</text:span><text:span text:style-name="T13">, treeNode&lt;T&gt; *delNode)</text:span></text:p>
      <text:p text:style-name="P18">{</text:p>
      <text:p text:style-name="P18"><text:s text:c="3"/><text:span text:style-name="T17"><text:s/></text:span><text:span text:style-name="T25">treeNode&lt;T&gt; *temp = checkifelementpresentintree(delNode-&gt;data);</text:span></text:p>
      <text:p text:style-name="P31"><text:s text:c="4"/>if (r == NULL)</text:p>
      <text:p text:style-name="P31"><text:s text:c="4"/>{</text:p>
      <text:p text:style-name="P31"><text:s text:c="8"/>return NULL;</text:p>
      <text:p text:style-name="P31"><text:s text:c="4"/>}</text:p>
      <text:p text:style-name="P31"><text:s text:c="4"/>else</text:p>
      <text:p text:style-name="P31"><text:s text:c="4"/>{</text:p>
      <text:p text:style-name="P31"><text:s text:c="8"/>if (r-&gt;left == NULL)</text:p>
      <text:p text:style-name="P31"><text:s text:c="8"/>{</text:p>
      <text:p text:style-name="P31"><text:s text:c="12"/>treeNode&lt;T&gt; *temp = r-&gt;right;</text:p>
      <text:p text:style-name="P31"><text:s text:c="12"/>delete r;</text:p>
      <text:p text:style-name="P31"><text:s text:c="12"/>return temp;</text:p>
      <text:p text:style-name="P31"><text:s text:c="8"/>}</text:p>
      <text:p text:style-name="P31"><text:s text:c="8"/>else if (r-&gt;right == NULL)</text:p>
      <text:p text:style-name="P31"><text:s text:c="8"/>{</text:p>
      <text:p text:style-name="P31"><text:s text:c="12"/>treeNode&lt;T&gt; *temp = r-&gt;left;</text:p>
      <text:p text:style-name="P31"><text:s text:c="12"/>delete r;</text:p>
      <text:p text:style-name="P31"><text:s text:c="12"/>return temp;</text:p>
      <text:p text:style-name="P31"><text:s text:c="8"/>}</text:p>
      <text:p text:style-name="P31"><text:s text:c="8"/>else if(r-&gt;left!=NULL &amp;&amp; r-&gt;right!=NULL)</text:p>
      <text:p text:style-name="P31"><text:s text:c="8"/>{</text:p>
      <text:p text:style-name="P31"><text:s text:c="12"/>treeNode&lt;T&gt; *temp = r-&gt;right;</text:p>
      <text:p text:style-name="P31"><text:s text:c="12"/>temp-&gt;left=r-&gt;left;</text:p>
      <text:p text:style-name="P31"><text:s text:c="12"/>delete r;</text:p>
      <text:p text:style-name="P31"><text:s text:c="12"/>return temp;</text:p>
      <text:p text:style-name="P31"><text:soft-page-break/><text:s text:c="8"/>}</text:p>
      <text:p text:style-name="P31"><text:s text:c="8"/>return r;</text:p>
      <text:p text:style-name="P31"><text:s text:c="4"/>}</text:p>
      <text:p text:style-name="P31">}</text:p>
      <text:p text:style-name="P18">int main()</text:p>
      <text:p text:style-name="P18">{</text:p>
      <text:p text:style-name="P18"><text:s text:c="4"/>Tree&lt;int&gt; t;</text:p>
      <text:p text:style-name="P18"><text:s text:c="4"/>int input;</text:p>
      <text:p text:style-name="P18"><text:s text:c="4"/>do</text:p>
      <text:p text:style-name="P18"><text:s text:c="4"/>{</text:p>
      <text:p text:style-name="P18"><text:s text:c="8"/>cout &lt;&lt; "\n*************************************************" &lt;&lt; endl;</text:p>
      <text:p text:style-name="P18"><text:s text:c="8"/>cout &lt;&lt; "*************** <text:s/>Tree Operations <text:s/>***************" &lt;&lt; endl;</text:p>
      <text:p text:style-name="P18"><text:s text:c="8"/>cout &lt;&lt; "*************************************************" &lt;&lt; endl</text:p>
      <text:p text:style-name="P18"><text:s text:c="13"/>&lt;&lt; endl;</text:p>
      <text:p text:style-name="P18"><text:s text:c="8"/>cout &lt;&lt; "1.Create Tree\n2.Insert element in tree\n3.Delete element form tree\n4.Tree Traversal\n5.Depth of tree\n6.Search Node \n7.Number of nodes at each level\n8.Total Number of Nodes\n9.Clear Screen\n10.Exit" &lt;&lt; endl;</text:p>
      <text:p text:style-name="P18"><text:s text:c="8"/>cout &lt;&lt; "&gt;";</text:p>
      <text:p text:style-name="P18"><text:s text:c="8"/>cin &gt;&gt; input;</text:p>
      <text:p text:style-name="P18"><text:s text:c="8"/>switch (input)</text:p>
      <text:p text:style-name="P18"><text:s text:c="8"/>{</text:p>
      <text:p text:style-name="P18"><text:s text:c="8"/>case 1:</text:p>
      <text:p text:style-name="P18"><text:s text:c="8"/>{</text:p>
      <text:p text:style-name="P18"><text:s text:c="12"/>cout &lt;&lt; "Tree Creation" &lt;&lt; endl;</text:p>
      <text:p text:style-name="P18"><text:s text:c="12"/>t.CreateTree();</text:p>
      <text:p text:style-name="P18"><text:s text:c="12"/>break;</text:p>
      <text:p text:style-name="P18"><text:s text:c="8"/>}</text:p>
      <text:p text:style-name="P18"><text:s text:c="8"/>case 2:</text:p>
      <text:p text:style-name="P18"><text:s text:c="8"/>{</text:p>
      <text:p text:style-name="P18"><text:s text:c="12"/>cout &lt;&lt; "Insert Element in Tree" &lt;&lt; endl;</text:p>
      <text:p text:style-name="P18"><text:s text:c="12"/>cout &lt;&lt; "Enter Parent: ";</text:p>
      <text:p text:style-name="P18"><text:s text:c="12"/>cin &gt;&gt; t.ele;</text:p>
      <text:p text:style-name="P18"><text:s text:c="12"/>t.insert(t.ele);</text:p>
      <text:p text:style-name="P18"><text:s text:c="12"/>break;</text:p>
      <text:p text:style-name="P18"><text:s text:c="8"/>}</text:p>
      <text:p text:style-name="P18"><text:s text:c="8"/>case 3:</text:p>
      <text:p text:style-name="P18"><text:s text:c="8"/>{</text:p>
      <text:p text:style-name="P18"><text:s text:c="12"/>cout &lt;&lt; "Delete Element from Tree" &lt;&lt; endl;</text:p>
      <text:p text:style-name="P18"><text:s text:c="12"/>cout &lt;&lt; "Enter Element To be deleted: ";</text:p>
      <text:p text:style-name="P18"><text:s text:c="12"/>treeNode&lt;int&gt; *delNode = new treeNode&lt;int&gt;();</text:p>
      <text:p text:style-name="P18"><text:s text:c="12"/>cin &gt;&gt; delNode-&gt;data;</text:p>
      <text:p text:style-name="P18"><text:s text:c="12"/>treeNode&lt;int&gt; *temp = new treeNode&lt;int&gt;();</text:p>
      <text:p text:style-name="P18"><text:s text:c="12"/>temp = t.checkifelementpresentintree(delNode-&gt;data);</text:p>
      <text:p text:style-name="P18"><text:soft-page-break/><text:s text:c="12"/>if (temp != NULL)</text:p>
      <text:p text:style-name="P18"><text:s text:c="12"/>{</text:p>
      <text:p text:style-name="P18"><text:s text:c="16"/>t.deleteNode(t.root, delNode);</text:p>
      <text:p text:style-name="P18"><text:s text:c="16"/>cout &lt;&lt; "Deletion successfull" &lt;&lt; endl;</text:p>
      <text:p text:style-name="P18"><text:s text:c="12"/>}</text:p>
      <text:p text:style-name="P18"><text:s text:c="12"/>else</text:p>
      <text:p text:style-name="P18"><text:s text:c="12"/>{</text:p>
      <text:p text:style-name="P18"><text:s text:c="16"/>cout &lt;&lt; "Element NOT present in List." &lt;&lt; endl;</text:p>
      <text:p text:style-name="P18"><text:s text:c="12"/>}</text:p>
      <text:p text:style-name="P18"><text:s text:c="12"/>break;</text:p>
      <text:p text:style-name="P18"><text:s text:c="8"/>}</text:p>
      <text:p text:style-name="P18"><text:s text:c="8"/>case 4:</text:p>
      <text:p text:style-name="P18"><text:s text:c="8"/>{</text:p>
      <text:p text:style-name="P18"><text:s text:c="12"/>cout &lt;&lt; "Tree Traversal" &lt;&lt; endl;</text:p>
      <text:p text:style-name="P18"><text:s text:c="12"/>if (t.isEmpty(t.root))</text:p>
      <text:p text:style-name="P18"><text:s text:c="12"/>{</text:p>
      <text:p text:style-name="P18"><text:s text:c="16"/>cout &lt;&lt; "Tree is Empty" &lt;&lt; endl;</text:p>
      <text:p text:style-name="P18"><text:s text:c="12"/>}</text:p>
      <text:p text:style-name="P18"><text:s text:c="12"/>else</text:p>
      <text:p text:style-name="P18"><text:s text:c="12"/>{</text:p>
      <text:p text:style-name="P18"><text:s text:c="16"/>cout &lt;&lt; "Pre-Order Traversal <text:s/>:";</text:p>
      <text:p text:style-name="P18"><text:s text:c="16"/>t.PreOrder(t.root);</text:p>
      <text:p text:style-name="P18"><text:s text:c="16"/>cout &lt;&lt; endl;</text:p>
      <text:p text:style-name="P18"><text:s text:c="16"/>cout &lt;&lt; "In-Order Traversal <text:s text:c="2"/>:";</text:p>
      <text:p text:style-name="P18"><text:s text:c="16"/>t.InOrder(t.root);</text:p>
      <text:p text:style-name="P18"><text:s text:c="16"/>cout &lt;&lt; endl;</text:p>
      <text:p text:style-name="P18"><text:s text:c="16"/>cout &lt;&lt; "Post-Order Traversal :";</text:p>
      <text:p text:style-name="P18"><text:s text:c="16"/>t.PostOrder(t.root);</text:p>
      <text:p text:style-name="P18"><text:s text:c="16"/>cout &lt;&lt; endl;</text:p>
      <text:p text:style-name="P18"><text:s text:c="16"/>cout &lt;&lt; "Level-Order Traversal:";</text:p>
      <text:p text:style-name="P18"><text:s text:c="16"/>t.LevelOrder(t.root);</text:p>
      <text:p text:style-name="P18"><text:s text:c="16"/>cout &lt;&lt; endl;</text:p>
      <text:p text:style-name="P18"><text:s text:c="12"/>}</text:p>
      <text:p text:style-name="P18"><text:s text:c="12"/>break;</text:p>
      <text:p text:style-name="P18"><text:s text:c="8"/>}</text:p>
      <text:p text:style-name="P18"><text:s text:c="8"/>case 5:</text:p>
      <text:p text:style-name="P18"><text:s text:c="8"/>{</text:p>
      <text:p text:style-name="P18"><text:s text:c="12"/>cout &lt;&lt; "Depth of Tree is " &lt;&lt; t.DepthOfTree(t.root) - 1 &lt;&lt; "." &lt;&lt; endl;</text:p>
      <text:p text:style-name="P18"><text:s text:c="12"/>break;</text:p>
      <text:p text:style-name="P18"><text:s text:c="8"/>}</text:p>
      <text:p text:style-name="P18"><text:s text:c="8"/>case 6:</text:p>
      <text:p text:style-name="P18"><text:s text:c="8"/>{</text:p>
      <text:p text:style-name="P18"><text:soft-page-break/><text:s text:c="12"/>cout &lt;&lt; "Search Node " &lt;&lt; endl;</text:p>
      <text:p text:style-name="P18"><text:s text:c="12"/>cout &lt;&lt; "Enter Element: ";</text:p>
      <text:p text:style-name="P18"><text:s text:c="12"/>cin &gt;&gt; t.ele;</text:p>
      <text:p text:style-name="P18"><text:s text:c="12"/>if (t.checkifelementpresentintree(t.ele) != NULL)</text:p>
      <text:p text:style-name="P18"><text:s text:c="12"/>{</text:p>
      <text:p text:style-name="P18"><text:s text:c="16"/>cout &lt;&lt; "Element in Tree" &lt;&lt; endl;</text:p>
      <text:p text:style-name="P18"><text:s text:c="12"/>}</text:p>
      <text:p text:style-name="P18"><text:s text:c="12"/>else</text:p>
      <text:p text:style-name="P18"><text:s text:c="12"/>{</text:p>
      <text:p text:style-name="P18"><text:s text:c="16"/>cout &lt;&lt; "Element Not in Tree" &lt;&lt; endl;</text:p>
      <text:p text:style-name="P18"><text:s text:c="12"/>}</text:p>
      <text:p text:style-name="P18"><text:s text:c="12"/>break;</text:p>
      <text:p text:style-name="P18"><text:s text:c="8"/>}</text:p>
      <text:p text:style-name="P18"><text:s text:c="8"/>case 7:</text:p>
      <text:p text:style-name="P18"><text:s text:c="8"/>{</text:p>
      <text:p text:style-name="P18"><text:s text:c="12"/>cout &lt;&lt; "Number of nodes at each level" &lt;&lt; endl;</text:p>
      <text:p text:style-name="P18"><text:s text:c="12"/>for (int i = 0; i &lt; t.DepthOfTree(t.root); i++)</text:p>
      <text:p text:style-name="P18"><text:s text:c="12"/>{</text:p>
      <text:p text:style-name="P18"><text:s text:c="16"/>int count = t.NodesAtEachLevel(t.root, 0, i);</text:p>
      <text:p text:style-name="P18"><text:s text:c="16"/>cout &lt;&lt; "Level " &lt;&lt; i + 1 &lt;&lt; " has " &lt;&lt; count &lt;&lt; " nodes" &lt;&lt; endl;</text:p>
      <text:p text:style-name="P18"><text:s text:c="12"/>}</text:p>
      <text:p text:style-name="P18"><text:s text:c="12"/>break;</text:p>
      <text:p text:style-name="P18"><text:s text:c="8"/>}</text:p>
      <text:p text:style-name="P18"><text:s text:c="8"/>case 8:</text:p>
      <text:p text:style-name="P18"><text:s text:c="8"/>{</text:p>
      <text:p text:style-name="P18"><text:s text:c="12"/>cout &lt;&lt; "Total Number of Nodes in Tree are " &lt;&lt; t.count(t.root) &lt;&lt; "." &lt;&lt; endl;</text:p>
      <text:p text:style-name="P18"><text:s text:c="12"/>break;</text:p>
      <text:p text:style-name="P18"><text:s text:c="8"/>}</text:p>
      <text:p text:style-name="P18"><text:s text:c="8"/>case 9:</text:p>
      <text:p text:style-name="P18"><text:s text:c="8"/>{</text:p>
      <text:p text:style-name="P18"><text:s text:c="12"/>system("clear");</text:p>
      <text:p text:style-name="P18"><text:s text:c="12"/>break;</text:p>
      <text:p text:style-name="P18"><text:s text:c="8"/>}</text:p>
      <text:p text:style-name="P18"><text:s text:c="8"/>case 10:</text:p>
      <text:p text:style-name="P18"><text:s text:c="8"/>{</text:p>
      <text:p text:style-name="P18"><text:s text:c="12"/>cout &lt;&lt; "\n\nProgram Ended\n"</text:p>
      <text:p text:style-name="P18"><text:s text:c="17"/>&lt;&lt; endl;</text:p>
      <text:p text:style-name="P18"><text:s text:c="12"/>break;</text:p>
      <text:p text:style-name="P18"><text:s text:c="8"/>}</text:p>
      <text:p text:style-name="P18"><text:s text:c="8"/>default:</text:p>
      <text:p text:style-name="P18"><text:s text:c="8"/>{</text:p>
      <text:p text:style-name="P18"><text:s text:c="12"/>cout &lt;&lt; "Invalid input\nTry Again" &lt;&lt; endl;</text:p>
      <text:p text:style-name="P18"><text:soft-page-break/><text:s text:c="8"/>}</text:p>
      <text:p text:style-name="P18"><text:s text:c="8"/>}</text:p>
      <text:p text:style-name="P18"><text:s text:c="4"/>} while (input != 10);</text:p>
      <text:p text:style-name="P18"><text:s text:c="4"/>return 0;</text:p>
      <text:p text:style-name="P18">}</text:p>
      <text:p text:style-name="P18"/>
      <text:p text:style-name="P18"/>
      <text:p text:style-name="P18"/>
      <text:p text:style-name="P18"/>
      <text:p text:style-name="P8">Output:</text:p>
      <text:p text:style-name="P16"/>
      <text:p text:style-name="P16">*************************************************</text:p>
      <text:p text:style-name="P16">***************** <text:s/>Tree Operations <text:s/>*****************</text:p>
      <text:p text:style-name="P16">*************************************************</text:p>
      <text:p text:style-name="P16"/>
      <text:p text:style-name="P16">1.Create Tree</text:p>
      <text:p text:style-name="P16">2.Insert element in tree</text:p>
      <text:p text:style-name="P16">3.Delete element form tree</text:p>
      <text:p text:style-name="P16">4.Tree Traversal</text:p>
      <text:p text:style-name="P16">5.Depth of tree</text:p>
      <text:p text:style-name="P16">6.Search Node </text:p>
      <text:p text:style-name="P16">7.Number of nodes at each level</text:p>
      <text:p text:style-name="P16">8.Total Number of Nodes</text:p>
      <text:p text:style-name="P16">9.Clear Screen</text:p>
      <text:p text:style-name="P16">10.Exit</text:p>
      <text:p text:style-name="P16">&gt;1</text:p>
      <text:p text:style-name="P16">Tree Creation</text:p>
      <text:p text:style-name="P16"/>
      <text:p text:style-name="P16">* NOTE: Please enter -1 if there's no node. *</text:p>
      <text:p text:style-name="P16"/>
      <text:p text:style-name="P16">Enter Root element : 1</text:p>
      <text:p text:style-name="P16"/>
      <text:p text:style-name="P16">Enter left child of 1: 2</text:p>
      <text:p text:style-name="P16"/>
      <text:p text:style-name="P16">Enter right child of 1: 3</text:p>
      <text:p text:style-name="P16"/>
      <text:p text:style-name="P16">Enter left child of 2: 4</text:p>
      <text:p text:style-name="P16"/>
      <text:p text:style-name="P16">Enter right child of 2: 5</text:p>
      <text:p text:style-name="P16"/>
      <text:p text:style-name="P16">Enter left child of 3: 6</text:p>
      <text:p text:style-name="P16"/>
      <text:p text:style-name="P16">Enter right child of 3: 7</text:p>
      <text:p text:style-name="P16"/>
      <text:p text:style-name="P16">Enter left child of 4: -1</text:p>
      <text:p text:style-name="P16"/>
      <text:p text:style-name="P16">Enter right child of 4: -1</text:p>
      <text:p text:style-name="P16"/>
      <text:p text:style-name="P16">Enter left child of 5: -1</text:p>
      <text:p text:style-name="P16"><text:soft-page-break/></text:p>
      <text:p text:style-name="P16">Enter right child of 5: -1</text:p>
      <text:p text:style-name="P16"/>
      <text:p text:style-name="P16">Enter left child of 6: -1</text:p>
      <text:p text:style-name="P16"/>
      <text:p text:style-name="P16">Enter right child of 6: -1</text:p>
      <text:p text:style-name="P16"/>
      <text:p text:style-name="P16">Enter left child of 7: -1</text:p>
      <text:p text:style-name="P16"/>
      <text:p text:style-name="P16">Enter right child of 7: -1</text:p>
      <text:p text:style-name="P16"/>
      <text:p text:style-name="P16"/>
      <text:p text:style-name="P16">*************************************************</text:p>
      <text:p text:style-name="P16">***************** <text:s/>Tree Operations <text:s/>*****************</text:p>
      <text:p text:style-name="P16">*************************************************</text:p>
      <text:p text:style-name="P16"/>
      <text:p text:style-name="P16">1.Create Tree</text:p>
      <text:p text:style-name="P16">2.Insert element in tree</text:p>
      <text:p text:style-name="P16">3.Delete element form tree</text:p>
      <text:p text:style-name="P16">4.Tree Traversal</text:p>
      <text:p text:style-name="P16">5.Depth of tree</text:p>
      <text:p text:style-name="P16">6.Search Node </text:p>
      <text:p text:style-name="P16">7.Number of nodes at each level</text:p>
      <text:p text:style-name="P16">8.Total Number of Nodes</text:p>
      <text:p text:style-name="P16">9.Clear Screen</text:p>
      <text:p text:style-name="P16">10.Exit</text:p>
      <text:p text:style-name="P16">&gt;4</text:p>
      <text:p text:style-name="P16">Tree Traversal</text:p>
      <text:p text:style-name="P16">Pre-Order Traversal <text:s/>:1 2 4 5 3 6 7 </text:p>
      <text:p text:style-name="P16">In-Order Traversal <text:s text:c="2"/>:4 2 5 1 6 3 7 </text:p>
      <text:p text:style-name="P16">Post-Order Traversal :4 5 2 6 7 3 1 </text:p>
      <text:p text:style-name="P16">Level-Order Traversal:1 2 3 4 5 6 7 </text:p>
      <text:p text:style-name="P16"/>
      <text:p text:style-name="P16">*************************************************</text:p>
      <text:p text:style-name="P16">***************** <text:s/>Tree Operations <text:s/>*****************</text:p>
      <text:p text:style-name="P16">*************************************************</text:p>
      <text:p text:style-name="P16"/>
      <text:p text:style-name="P16">1.Create Tree</text:p>
      <text:p text:style-name="P16">2.Insert element in tree</text:p>
      <text:p text:style-name="P16">3.Delete element form tree</text:p>
      <text:p text:style-name="P16">4.Tree Traversal</text:p>
      <text:p text:style-name="P16">5.Depth of tree</text:p>
      <text:p text:style-name="P16">6.Search Node </text:p>
      <text:p text:style-name="P16">7.Number of nodes at each level</text:p>
      <text:p text:style-name="P16">8.Total Number of Nodes</text:p>
      <text:p text:style-name="P16">9.Clear Screen</text:p>
      <text:p text:style-name="P16">10.Exit</text:p>
      <text:p text:style-name="P16">&gt;2</text:p>
      <text:p text:style-name="P16">Insert Element in Tree</text:p>
      <text:p text:style-name="P16"><text:soft-page-break/>Enter Parent: 2</text:p>
      <text:p text:style-name="P16"/>
      <text:p text:style-name="P16">1.Attach to left of 2</text:p>
      <text:p text:style-name="P16">2.Attach to right of 2</text:p>
      <text:p text:style-name="P16">3.Go To previous Menu</text:p>
      <text:p text:style-name="P16"><text:span text:style-name="T20">&gt;</text:span>1</text:p>
      <text:p text:style-name="P16">Node Already Occupied</text:p>
      <text:p text:style-name="P16"/>
      <text:p text:style-name="P16">1.Attach to left of 2</text:p>
      <text:p text:style-name="P16">2.Attach to right of 2</text:p>
      <text:p text:style-name="P16">3.Go To previous Menu</text:p>
      <text:p text:style-name="P16"><text:span text:style-name="T21">&gt;</text:span>2</text:p>
      <text:p text:style-name="P16">Node Already Occupied</text:p>
      <text:p text:style-name="P16"/>
      <text:p text:style-name="P16">1.Attach to left of 2</text:p>
      <text:p text:style-name="P16">2.Attach to right of 2</text:p>
      <text:p text:style-name="P16">3.Go To previous Menu</text:p>
      <text:p text:style-name="P16"><text:span text:style-name="T21">&gt;</text:span>3</text:p>
      <text:p text:style-name="P16"/>
      <text:p text:style-name="P16">*************************************************</text:p>
      <text:p text:style-name="P16">***************** <text:s/>Tree Operations <text:s/>*****************</text:p>
      <text:p text:style-name="P16">*************************************************</text:p>
      <text:p text:style-name="P16"/>
      <text:p text:style-name="P16">1.Create Tree</text:p>
      <text:p text:style-name="P16">2.Insert element in tree</text:p>
      <text:p text:style-name="P16">3.Delete element form tree</text:p>
      <text:p text:style-name="P16">4.Tree Traversal</text:p>
      <text:p text:style-name="P16">5.Depth of tree</text:p>
      <text:p text:style-name="P16">6.Search Node </text:p>
      <text:p text:style-name="P16">7.Number of nodes at each level</text:p>
      <text:p text:style-name="P16">8.Total Number of Nodes</text:p>
      <text:p text:style-name="P16">9.Clear Screen</text:p>
      <text:p text:style-name="P16">10.Exit</text:p>
      <text:p text:style-name="P16">&gt;2</text:p>
      <text:p text:style-name="P16">Insert Element in Tree</text:p>
      <text:p text:style-name="P16">Enter Parent: 4</text:p>
      <text:p text:style-name="P16"/>
      <text:p text:style-name="P16">1.Attach to left of 4</text:p>
      <text:p text:style-name="P16">2.Attach to right of 4</text:p>
      <text:p text:style-name="P16">3.Go To previous Menu</text:p>
      <text:p text:style-name="P16"><text:span text:style-name="T22">&gt;</text:span>1</text:p>
      <text:p text:style-name="P16">Enter element to be inserted : 5</text:p>
      <text:p text:style-name="P16">Element already present in Tree.</text:p>
      <text:p text:style-name="P16"/>
      <text:p text:style-name="P16">1.Attach to left of 4</text:p>
      <text:p text:style-name="P16">2.Attach to right of 4</text:p>
      <text:p text:style-name="P16">3.Go To previous Menu</text:p>
      <text:p text:style-name="P16"><text:span text:style-name="T22">&gt;</text:span>1</text:p>
      <text:p text:style-name="P16">Enter element to be inserted : 6</text:p>
      <text:p text:style-name="P16"><text:soft-page-break/>Element already present in Tree.</text:p>
      <text:p text:style-name="P16"/>
      <text:p text:style-name="P16">1.Attach to left of 4</text:p>
      <text:p text:style-name="P16">2.Attach to right of 4</text:p>
      <text:p text:style-name="P16">3.Go To previous Menu</text:p>
      <text:p text:style-name="P16"><text:span text:style-name="T22">&gt;</text:span>1</text:p>
      <text:p text:style-name="P16">Enter element to be inserted : 9</text:p>
      <text:p text:style-name="P16">Element Added to tree successfully.</text:p>
      <text:p text:style-name="P16"/>
      <text:p text:style-name="P16">*************************************************</text:p>
      <text:p text:style-name="P16">***************** <text:s/>Tree Operations <text:s/>*****************</text:p>
      <text:p text:style-name="P16">*************************************************</text:p>
      <text:p text:style-name="P16"/>
      <text:p text:style-name="P16">1.Create Tree</text:p>
      <text:p text:style-name="P16">2.Insert element in tree</text:p>
      <text:p text:style-name="P16">3.Delete element form tree</text:p>
      <text:p text:style-name="P16">4.Tree Traversal</text:p>
      <text:p text:style-name="P16">5.Depth of tree</text:p>
      <text:p text:style-name="P16">6.Search Node </text:p>
      <text:p text:style-name="P16">7.Number of nodes at each level</text:p>
      <text:p text:style-name="P16">8.Total Number of Nodes</text:p>
      <text:p text:style-name="P16">9.Clear Screen</text:p>
      <text:p text:style-name="P16">10.Exit</text:p>
      <text:p text:style-name="P16">&gt;4</text:p>
      <text:p text:style-name="P16">Tree Traversal</text:p>
      <text:p text:style-name="P16">Pre-Order Traversal <text:s/>:1 2 4 9 5 3 6 7 </text:p>
      <text:p text:style-name="P16">In-Order Traversal <text:s text:c="2"/>:9 4 2 5 1 6 3 7 </text:p>
      <text:p text:style-name="P16">Post-Order Traversal :9 4 5 2 6 7 3 1 </text:p>
      <text:p text:style-name="P16">Level-Order Traversal:1 2 3 4 5 6 7 9 </text:p>
      <text:p text:style-name="P16"/>
      <text:p text:style-name="P16">*************************************************</text:p>
      <text:p text:style-name="P16">***************** <text:s/>Tree Operations <text:s/>*****************</text:p>
      <text:p text:style-name="P16">*************************************************</text:p>
      <text:p text:style-name="P16"/>
      <text:p text:style-name="P16">1.Create Tree</text:p>
      <text:p text:style-name="P16">2.Insert element in tree</text:p>
      <text:p text:style-name="P16">3.Delete element form tree</text:p>
      <text:p text:style-name="P16">4.Tree Traversal</text:p>
      <text:p text:style-name="P16">5.Depth of tree</text:p>
      <text:p text:style-name="P16">6.Search Node </text:p>
      <text:p text:style-name="P16">7.Number of nodes at each level</text:p>
      <text:p text:style-name="P16">8.Total Number of Nodes</text:p>
      <text:p text:style-name="P16">9.Clear Screen</text:p>
      <text:p text:style-name="P16">10.Exit</text:p>
      <text:p text:style-name="P16">&gt;5</text:p>
      <text:p text:style-name="P16">Depth of Tree is 3.</text:p>
      <text:p text:style-name="P16"/>
      <text:p text:style-name="P16">*************************************************</text:p>
      <text:p text:style-name="P16">***************** <text:s/>Tree Operations <text:s/>*****************</text:p>
      <text:p text:style-name="P16"><text:soft-page-break/>*************************************************</text:p>
      <text:p text:style-name="P16"/>
      <text:p text:style-name="P16">1.Create Tree</text:p>
      <text:p text:style-name="P16">2.Insert element in tree</text:p>
      <text:p text:style-name="P16">3.Delete element form tree</text:p>
      <text:p text:style-name="P16">4.Tree Traversal</text:p>
      <text:p text:style-name="P16">5.Depth of tree</text:p>
      <text:p text:style-name="P16">6.Search Node </text:p>
      <text:p text:style-name="P16">7.Number of nodes at each level</text:p>
      <text:p text:style-name="P16">8.Total Number of Nodes</text:p>
      <text:p text:style-name="P16">9.Clear Screen</text:p>
      <text:p text:style-name="P16">10.Exit</text:p>
      <text:p text:style-name="P16">&gt;6</text:p>
      <text:p text:style-name="P16">Search Node </text:p>
      <text:p text:style-name="P16">Enter Element: 5</text:p>
      <text:p text:style-name="P16">Element in Tree</text:p>
      <text:p text:style-name="P16"/>
      <text:p text:style-name="P16">*************************************************</text:p>
      <text:p text:style-name="P16">***************** <text:s/>Tree Operations <text:s/>*****************</text:p>
      <text:p text:style-name="P16">*************************************************</text:p>
      <text:p text:style-name="P16"/>
      <text:p text:style-name="P16">1.Create Tree</text:p>
      <text:p text:style-name="P16">2.Insert element in tree</text:p>
      <text:p text:style-name="P16">3.Delete element form tree</text:p>
      <text:p text:style-name="P16">4.Tree Traversal</text:p>
      <text:p text:style-name="P16">5.Depth of tree</text:p>
      <text:p text:style-name="P16">6.Search Node </text:p>
      <text:p text:style-name="P16">7.Number of nodes at each level</text:p>
      <text:p text:style-name="P16">8.Total Number of Nodes</text:p>
      <text:p text:style-name="P16">9.Clear Screen</text:p>
      <text:p text:style-name="P16">10.Exit</text:p>
      <text:p text:style-name="P16">&gt;6</text:p>
      <text:p text:style-name="P16">Search Node </text:p>
      <text:p text:style-name="P16">Enter Element: 10</text:p>
      <text:p text:style-name="P16">Element Not in Tree</text:p>
      <text:p text:style-name="P16"/>
      <text:p text:style-name="P16">*************************************************</text:p>
      <text:p text:style-name="P16">***************** <text:s/>Tree Operations <text:s/>*****************</text:p>
      <text:p text:style-name="P16">*************************************************</text:p>
      <text:p text:style-name="P16"/>
      <text:p text:style-name="P16">1.Create Tree</text:p>
      <text:p text:style-name="P16">2.Insert element in tree</text:p>
      <text:p text:style-name="P16">3.Delete element form tree</text:p>
      <text:p text:style-name="P16">4.Tree Traversal</text:p>
      <text:p text:style-name="P16">5.Depth of tree</text:p>
      <text:p text:style-name="P16">6.Search Node </text:p>
      <text:p text:style-name="P16">7.Number of nodes at each level</text:p>
      <text:p text:style-name="P16">8.Total Number of Nodes</text:p>
      <text:p text:style-name="P16">9.Clear Screen</text:p>
      <text:p text:style-name="P16"><text:soft-page-break/>10.Exit</text:p>
      <text:p text:style-name="P16">&gt;7</text:p>
      <text:p text:style-name="P16">Number of nodes at each level</text:p>
      <text:p text:style-name="P16">Level 1 has 1 nodes</text:p>
      <text:p text:style-name="P16">Level 2 has 2 nodes</text:p>
      <text:p text:style-name="P16">Level 3 has 4 nodes</text:p>
      <text:p text:style-name="P16">Level 4 has 1 nodes</text:p>
      <text:p text:style-name="P16">Level 5 has 0 nodes</text:p>
      <text:p text:style-name="P16"/>
      <text:p text:style-name="P16">*************************************************</text:p>
      <text:p text:style-name="P16">***************** <text:s/>Tree Operations <text:s/>*****************</text:p>
      <text:p text:style-name="P16">*************************************************</text:p>
      <text:p text:style-name="P16"/>
      <text:p text:style-name="P16">1.Create Tree</text:p>
      <text:p text:style-name="P16">2.Insert element in tree</text:p>
      <text:p text:style-name="P16">3.Delete element form tree</text:p>
      <text:p text:style-name="P16">4.Tree Traversal</text:p>
      <text:p text:style-name="P16">5.Depth of tree</text:p>
      <text:p text:style-name="P16">6.Search Node </text:p>
      <text:p text:style-name="P16">7.Number of nodes at each level</text:p>
      <text:p text:style-name="P16">8.Total Number of Nodes</text:p>
      <text:p text:style-name="P16">9.Clear Screen</text:p>
      <text:p text:style-name="P16">10.Exit</text:p>
      <text:p text:style-name="P16">&gt;8</text:p>
      <text:p text:style-name="P16">Total Number of Nodes in Tree are 8.</text:p>
      <text:p text:style-name="P16"/>
      <text:p text:style-name="P16">*************************************************</text:p>
      <text:p text:style-name="P16">***************** <text:s/>Tree Operations <text:s/>*****************</text:p>
      <text:p text:style-name="P16">*************************************************</text:p>
      <text:p text:style-name="P16"/>
      <text:p text:style-name="P16">1.Create Tree</text:p>
      <text:p text:style-name="P16">2.Insert element in tree</text:p>
      <text:p text:style-name="P16">3.Delete element form tree</text:p>
      <text:p text:style-name="P16">4.Tree Traversal</text:p>
      <text:p text:style-name="P16">5.Depth of tree</text:p>
      <text:p text:style-name="P16">6.Search Node </text:p>
      <text:p text:style-name="P16">7.Number of nodes at each level</text:p>
      <text:p text:style-name="P16">8.Total Number of Nodes</text:p>
      <text:p text:style-name="P16">9.Clear Screen</text:p>
      <text:p text:style-name="P16">10.Exit</text:p>
      <text:p text:style-name="P16">&gt;3</text:p>
      <text:p text:style-name="P16"/>
      <text:p text:style-name="P16">*************************************************</text:p>
      <text:p text:style-name="P16">***************** <text:s/>Tree Operations <text:s/>*****************</text:p>
      <text:p text:style-name="P16">*************************************************</text:p>
      <text:p text:style-name="P16"/>
      <text:p text:style-name="P16">1.Create Tree</text:p>
      <text:p text:style-name="P16">2.Insert element in tree</text:p>
      <text:p text:style-name="P16">3.Delete element form tree</text:p>
      <text:p text:style-name="P16"><text:soft-page-break/>4.Tree Traversal</text:p>
      <text:p text:style-name="P16">5.Depth of tree</text:p>
      <text:p text:style-name="P16">6.Search Node </text:p>
      <text:p text:style-name="P16">7.Number of nodes at each level</text:p>
      <text:p text:style-name="P16">8.Total Number of Nodes</text:p>
      <text:p text:style-name="P16">9.Clear Screen</text:p>
      <text:p text:style-name="P16">10.Exit</text:p>
      <text:p text:style-name="P16">&gt; <text:s/><text:span text:style-name="T15">10</text:span></text:p>
      <text:p text:style-name="P16"/>
      <text:p text:style-name="P16"/>
      <text:p text:style-name="P42"><text:bookmark-start text:name="BST"/><text:span text:style-name="T5">Q2. </text:span>Create a BST data structure, with all operations mentioned above for a tree.<text:bookmark-end text:name="BST"/></text:p>
      <text:p text:style-name="P5">Program:</text:p>
      <text:p text:style-name="P12">// implementation of Binary search tree</text:p>
      <text:p text:style-name="P12"/>
      <text:p text:style-name="P12">#include &lt;iostream&gt;</text:p>
      <text:p text:style-name="P12">#define SPACE 10</text:p>
      <text:p text:style-name="P12"/>
      <text:p text:style-name="P12">using namespace std;</text:p>
      <text:p text:style-name="P12">template &lt;class T&gt;</text:p>
      <text:p text:style-name="P12">class treeNode</text:p>
      <text:p text:style-name="P12">{</text:p>
      <text:p text:style-name="P12">public:</text:p>
      <text:p text:style-name="P12"><text:s text:c="4"/>T data;</text:p>
      <text:p text:style-name="P12"><text:s text:c="4"/>treeNode *left;</text:p>
      <text:p text:style-name="P12"><text:s text:c="4"/>treeNode *right;</text:p>
      <text:p text:style-name="P12"><text:s text:c="4"/>treeNode&lt;T&gt; *next;</text:p>
      <text:p text:style-name="P12"><text:s text:c="4"/>treeNode()</text:p>
      <text:p text:style-name="P12"><text:s text:c="4"/>{</text:p>
      <text:p text:style-name="P12"><text:s text:c="8"/>data = 0;</text:p>
      <text:p text:style-name="P12"><text:s text:c="8"/>left = right = NULL;</text:p>
      <text:p text:style-name="P12"><text:s text:c="4"/>}</text:p>
      <text:p text:style-name="P12"><text:s text:c="4"/>treeNode(T d)</text:p>
      <text:p text:style-name="P12"><text:s text:c="4"/>{</text:p>
      <text:p text:style-name="P12"><text:s text:c="8"/>data = d;</text:p>
      <text:p text:style-name="P12"><text:s text:c="8"/>left = NULL;</text:p>
      <text:p text:style-name="P12"><text:s text:c="8"/>right = NULL;</text:p>
      <text:p text:style-name="P12"><text:s text:c="4"/>}</text:p>
      <text:p text:style-name="P12">};</text:p>
      <text:p text:style-name="P12">template &lt;class T&gt;</text:p>
      <text:p text:style-name="P12">class queue</text:p>
      <text:p text:style-name="P12">{</text:p>
      <text:p text:style-name="P12">public:</text:p>
      <text:p text:style-name="P12"><text:s text:c="4"/>treeNode&lt;T&gt; *front;</text:p>
      <text:p text:style-name="P12"><text:s text:c="4"/>treeNode&lt;T&gt; *rear;</text:p>
      <text:p text:style-name="P12"/>
      <text:p text:style-name="P12"><text:s text:c="4"/>queue()</text:p>
      <text:p text:style-name="P12"><text:s text:c="4"/>{</text:p>
      <text:p text:style-name="P12"><text:s text:c="8"/>front = NULL;</text:p>
      <text:p text:style-name="P12"><text:s text:c="8"/>rear = NULL;</text:p>
      <text:p text:style-name="P12"><text:s text:c="4"/>}</text:p>
      <text:p text:style-name="P12"><text:s text:c="4"/>bool isEmpty()</text:p>
      <text:p text:style-name="P12"><text:s text:c="4"/>{</text:p>
      <text:p text:style-name="P12"><text:s text:c="8"/>treeNode&lt;T&gt; *tempf = front;</text:p>
      <text:p text:style-name="P12"><text:s text:c="8"/>treeNode&lt;T&gt; *tempr = rear;</text:p>
      <text:p text:style-name="P12"><text:soft-page-break/><text:s text:c="8"/>if (tempf == NULL)</text:p>
      <text:p text:style-name="P12"><text:s text:c="8"/>{</text:p>
      <text:p text:style-name="P12"><text:s text:c="12"/>return true;</text:p>
      <text:p text:style-name="P12"><text:s text:c="8"/>}</text:p>
      <text:p text:style-name="P12"><text:s text:c="8"/>else</text:p>
      <text:p text:style-name="P12"><text:s text:c="8"/>{</text:p>
      <text:p text:style-name="P12"><text:s text:c="12"/>return false;</text:p>
      <text:p text:style-name="P12"><text:s text:c="8"/>}</text:p>
      <text:p text:style-name="P12"><text:s text:c="4"/>}</text:p>
      <text:p text:style-name="P12"><text:s text:c="4"/>void enqueue(treeNode&lt;T&gt; *n)</text:p>
      <text:p text:style-name="P12"><text:s text:c="4"/>{</text:p>
      <text:p text:style-name="P12"><text:s text:c="8"/>if (front == NULL)</text:p>
      <text:p text:style-name="P12"><text:s text:c="8"/>{</text:p>
      <text:p text:style-name="P12"><text:s text:c="12"/>front = n;</text:p>
      <text:p text:style-name="P12"><text:s text:c="12"/>rear = n;</text:p>
      <text:p text:style-name="P12"><text:s text:c="8"/>}</text:p>
      <text:p text:style-name="P12"><text:s text:c="8"/>else</text:p>
      <text:p text:style-name="P12"><text:s text:c="8"/>{</text:p>
      <text:p text:style-name="P12"><text:s text:c="12"/>rear-&gt;next = n;</text:p>
      <text:p text:style-name="P12"><text:s text:c="12"/>rear = n;</text:p>
      <text:p text:style-name="P12"><text:s text:c="8"/>}</text:p>
      <text:p text:style-name="P12"><text:s text:c="4"/>}</text:p>
      <text:p text:style-name="P12"><text:s text:c="4"/>treeNode&lt;T&gt; *dequeue()</text:p>
      <text:p text:style-name="P12"><text:s text:c="4"/>{</text:p>
      <text:p text:style-name="P12"><text:s text:c="8"/>treeNode&lt;T&gt; *temp = NULL;</text:p>
      <text:p text:style-name="P12"><text:s text:c="8"/>if (isEmpty())</text:p>
      <text:p text:style-name="P12"><text:s text:c="8"/>{</text:p>
      <text:p text:style-name="P12"><text:s text:c="12"/>return NULL;</text:p>
      <text:p text:style-name="P12"><text:s text:c="8"/>}</text:p>
      <text:p text:style-name="P12"><text:s text:c="8"/>else</text:p>
      <text:p text:style-name="P12"><text:s text:c="8"/>{</text:p>
      <text:p text:style-name="P12"><text:s text:c="12"/>if (front == rear)</text:p>
      <text:p text:style-name="P12"><text:s text:c="12"/>{</text:p>
      <text:p text:style-name="P12"><text:s text:c="16"/>temp = front;</text:p>
      <text:p text:style-name="P12"><text:s text:c="16"/>front = NULL;</text:p>
      <text:p text:style-name="P12"><text:s text:c="16"/>rear = NULL;</text:p>
      <text:p text:style-name="P12"><text:s text:c="16"/>return temp;</text:p>
      <text:p text:style-name="P12"><text:s text:c="12"/>}</text:p>
      <text:p text:style-name="P12"><text:s text:c="12"/>else</text:p>
      <text:p text:style-name="P12"><text:s text:c="12"/>{</text:p>
      <text:p text:style-name="P12"><text:s text:c="16"/>temp = front;</text:p>
      <text:p text:style-name="P12"><text:s text:c="16"/>front = front-&gt;next;</text:p>
      <text:p text:style-name="P12"><text:soft-page-break/><text:s text:c="16"/>return temp;</text:p>
      <text:p text:style-name="P12"><text:s text:c="12"/>}</text:p>
      <text:p text:style-name="P12"><text:s text:c="8"/>}</text:p>
      <text:p text:style-name="P12"><text:s text:c="4"/>}</text:p>
      <text:p text:style-name="P12">};</text:p>
      <text:p text:style-name="P12">template &lt;class T&gt;</text:p>
      <text:p text:style-name="P12">class BST</text:p>
      <text:p text:style-name="P12">{</text:p>
      <text:p text:style-name="P12">public:</text:p>
      <text:p text:style-name="P12"><text:s text:c="4"/>treeNode&lt;T&gt; *root;</text:p>
      <text:p text:style-name="P12"><text:s text:c="4"/>T element;</text:p>
      <text:p text:style-name="P12"><text:s text:c="4"/>BST()</text:p>
      <text:p text:style-name="P12"><text:s text:c="4"/>{</text:p>
      <text:p text:style-name="P12"><text:s text:c="8"/>root = NULL;</text:p>
      <text:p text:style-name="P12"><text:s text:c="4"/>}</text:p>
      <text:p text:style-name="P12"><text:s text:c="4"/>bool isEmpty()</text:p>
      <text:p text:style-name="P12"><text:s text:c="4"/>{</text:p>
      <text:p text:style-name="P12"><text:s text:c="8"/>if (root == NULL)</text:p>
      <text:p text:style-name="P12"><text:s text:c="8"/>{</text:p>
      <text:p text:style-name="P12"><text:s text:c="12"/>return true;</text:p>
      <text:p text:style-name="P12"><text:s text:c="8"/>}</text:p>
      <text:p text:style-name="P12"><text:s text:c="8"/>else</text:p>
      <text:p text:style-name="P12"><text:s text:c="8"/>{</text:p>
      <text:p text:style-name="P12"><text:s text:c="12"/>return false;</text:p>
      <text:p text:style-name="P12"><text:s text:c="8"/>}</text:p>
      <text:p text:style-name="P12"><text:s text:c="4"/>}</text:p>
      <text:p text:style-name="P12"><text:s text:c="4"/>void insertNode(treeNode&lt;T&gt; *n)</text:p>
      <text:p text:style-name="P12"><text:s text:c="4"/>{</text:p>
      <text:p text:style-name="P12"><text:s text:c="8"/>if (root == NULL)</text:p>
      <text:p text:style-name="P12"><text:s text:c="8"/>{</text:p>
      <text:p text:style-name="P12"><text:s text:c="12"/>root = n;</text:p>
      <text:p text:style-name="P12"><text:s text:c="12"/>cout &lt;&lt; "Value inserted at root";</text:p>
      <text:p text:style-name="P12"><text:s text:c="8"/>}</text:p>
      <text:p text:style-name="P12"><text:s text:c="8"/>else</text:p>
      <text:p text:style-name="P12"><text:s text:c="8"/>{</text:p>
      <text:p text:style-name="P12"><text:s text:c="12"/>treeNode&lt;T&gt; *temp = root;</text:p>
      <text:p text:style-name="P12"><text:s text:c="12"/>while (temp != NULL)</text:p>
      <text:p text:style-name="P12"><text:s text:c="12"/>{</text:p>
      <text:p text:style-name="P12"><text:s text:c="16"/>if (n-&gt;data == temp-&gt;data)</text:p>
      <text:p text:style-name="P12"><text:s text:c="16"/>{</text:p>
      <text:p text:style-name="P12"><text:s text:c="20"/>cout &lt;&lt; "No duplicates Allowed in BST" &lt;&lt; endl;</text:p>
      <text:p text:style-name="P12"><text:s text:c="20"/>break;</text:p>
      <text:p text:style-name="P12"><text:s text:c="16"/>}</text:p>
      <text:p text:style-name="P12"><text:soft-page-break/><text:s text:c="16"/>else if ((n-&gt;data &lt; temp-&gt;data) &amp;&amp; (temp-&gt;left == NULL))</text:p>
      <text:p text:style-name="P12"><text:s text:c="16"/>{</text:p>
      <text:p text:style-name="P12"><text:s text:c="20"/>temp-&gt;left = n;</text:p>
      <text:p text:style-name="P12"><text:s text:c="20"/>cout &lt;&lt; "Value inserted to left" &lt;&lt; endl;</text:p>
      <text:p text:style-name="P12"><text:s text:c="20"/>break;</text:p>
      <text:p text:style-name="P12"><text:s text:c="16"/>}</text:p>
      <text:p text:style-name="P12"><text:s text:c="16"/>else if (n-&gt;data &lt; temp-&gt;data)</text:p>
      <text:p text:style-name="P12"><text:s text:c="16"/>{</text:p>
      <text:p text:style-name="P12"><text:s text:c="20"/>temp = temp-&gt;left;</text:p>
      <text:p text:style-name="P12"><text:s text:c="16"/>}</text:p>
      <text:p text:style-name="P12"><text:s text:c="16"/>else if ((n-&gt;data &gt; temp-&gt;data) &amp;&amp; (temp-&gt;right == NULL))</text:p>
      <text:p text:style-name="P12"><text:s text:c="16"/>{</text:p>
      <text:p text:style-name="P12"><text:s text:c="20"/>temp-&gt;right = n;</text:p>
      <text:p text:style-name="P12"><text:s text:c="20"/>cout &lt;&lt; "Value inserted to right" &lt;&lt; endl;</text:p>
      <text:p text:style-name="P12"><text:s text:c="20"/>break;</text:p>
      <text:p text:style-name="P12"><text:s text:c="16"/>}</text:p>
      <text:p text:style-name="P12"><text:s text:c="16"/>else</text:p>
      <text:p text:style-name="P12"><text:s text:c="16"/>{</text:p>
      <text:p text:style-name="P12"><text:s text:c="20"/>temp = temp-&gt;right;</text:p>
      <text:p text:style-name="P12"><text:s text:c="16"/>}</text:p>
      <text:p text:style-name="P12"><text:s text:c="12"/>}</text:p>
      <text:p text:style-name="P12"><text:s text:c="8"/>}</text:p>
      <text:p text:style-name="P12"><text:s text:c="4"/>}</text:p>
      <text:p text:style-name="P12"><text:s text:c="4"/>void printBST(treeNode&lt;int&gt; *r, int space)</text:p>
      <text:p text:style-name="P12"><text:s text:c="4"/>{</text:p>
      <text:p text:style-name="P12"><text:s text:c="8"/>if (r == NULL)</text:p>
      <text:p text:style-name="P12"><text:s text:c="8"/>{</text:p>
      <text:p text:style-name="P12"><text:s text:c="12"/>return;</text:p>
      <text:p text:style-name="P12"><text:s text:c="8"/>}</text:p>
      <text:p text:style-name="P12"><text:s text:c="8"/>space += SPACE;</text:p>
      <text:p text:style-name="P12"><text:s text:c="8"/>printBST(r-&gt;right, space);</text:p>
      <text:p text:style-name="P12"><text:s text:c="8"/>cout &lt;&lt; endl;</text:p>
      <text:p text:style-name="P12"><text:s text:c="8"/>for (int i = SPACE; i &lt; space; i++)</text:p>
      <text:p text:style-name="P12"><text:s text:c="12"/>cout &lt;&lt; " ";</text:p>
      <text:p text:style-name="P12"><text:s text:c="8"/>cout &lt;&lt; r-&gt;data &lt;&lt; endl;</text:p>
      <text:p text:style-name="P12"><text:s text:c="8"/>printBST(r-&gt;left, space);</text:p>
      <text:p text:style-name="P12"><text:s text:c="4"/>}</text:p>
      <text:p text:style-name="P12"><text:s text:c="4"/>void printPreOrder(treeNode&lt;T&gt; *n)</text:p>
      <text:p text:style-name="P12"><text:s text:c="4"/>{</text:p>
      <text:p text:style-name="P12"><text:s text:c="8"/>if (n == NULL)</text:p>
      <text:p text:style-name="P12"><text:s text:c="8"/>{</text:p>
      <text:p text:style-name="P12"><text:s text:c="12"/>return;</text:p>
      <text:p text:style-name="P12"><text:soft-page-break/><text:s text:c="8"/>}</text:p>
      <text:p text:style-name="P12"><text:s text:c="8"/>cout &lt;&lt; n-&gt;data &lt;&lt; " ";</text:p>
      <text:p text:style-name="P12"><text:s text:c="8"/>printPreOrder(n-&gt;left);</text:p>
      <text:p text:style-name="P12"><text:s text:c="8"/>printPreOrder(n-&gt;right);</text:p>
      <text:p text:style-name="P12"><text:s text:c="4"/>}</text:p>
      <text:p text:style-name="P12"><text:s text:c="4"/>void printInOrder(treeNode&lt;T&gt; *n)</text:p>
      <text:p text:style-name="P12"><text:s text:c="4"/>{</text:p>
      <text:p text:style-name="P12"><text:s text:c="8"/>if (n == NULL)</text:p>
      <text:p text:style-name="P12"><text:s text:c="8"/>{</text:p>
      <text:p text:style-name="P12"><text:s text:c="12"/>return;</text:p>
      <text:p text:style-name="P12"><text:s text:c="8"/>}</text:p>
      <text:p text:style-name="P12"><text:s text:c="8"/>printInOrder(n-&gt;left);</text:p>
      <text:p text:style-name="P12"><text:s text:c="8"/>cout &lt;&lt; n-&gt;data &lt;&lt; " ";</text:p>
      <text:p text:style-name="P12"><text:s text:c="8"/>printInOrder(n-&gt;right);</text:p>
      <text:p text:style-name="P12"><text:s text:c="4"/>}</text:p>
      <text:p text:style-name="P12"><text:s text:c="4"/>void printPostOrder(treeNode&lt;T&gt; *n)</text:p>
      <text:p text:style-name="P12"><text:s text:c="4"/>{</text:p>
      <text:p text:style-name="P12"><text:s text:c="8"/>if (n == NULL)</text:p>
      <text:p text:style-name="P12"><text:s text:c="8"/>{</text:p>
      <text:p text:style-name="P12"><text:s text:c="12"/>return;</text:p>
      <text:p text:style-name="P12"><text:s text:c="8"/>}</text:p>
      <text:p text:style-name="P12"><text:s text:c="8"/>printPostOrder(n-&gt;left);</text:p>
      <text:p text:style-name="P12"><text:s text:c="8"/>printPostOrder(n-&gt;right);</text:p>
      <text:p text:style-name="P12"><text:s text:c="8"/>cout &lt;&lt; n-&gt;data &lt;&lt; " ";</text:p>
      <text:p text:style-name="P12"><text:s text:c="4"/>}</text:p>
      <text:p text:style-name="P12"><text:s text:c="4"/>void printGivenLevel(treeNode&lt;T&gt; *n, int level) //Used for LevelOrderTraversal</text:p>
      <text:p text:style-name="P12"><text:s text:c="4"/>{</text:p>
      <text:p text:style-name="P12"><text:s text:c="8"/>if (n == NULL)</text:p>
      <text:p text:style-name="P12"><text:s text:c="8"/>{</text:p>
      <text:p text:style-name="P12"><text:s text:c="12"/>return;</text:p>
      <text:p text:style-name="P12"><text:s text:c="8"/>}</text:p>
      <text:p text:style-name="P12"><text:s text:c="8"/>else if (level == 0)</text:p>
      <text:p text:style-name="P12"><text:s text:c="8"/>{</text:p>
      <text:p text:style-name="P12"><text:s text:c="12"/>cout &lt;&lt; n-&gt;data &lt;&lt; " ";</text:p>
      <text:p text:style-name="P12"><text:s text:c="8"/>}</text:p>
      <text:p text:style-name="P12"><text:s text:c="8"/>else</text:p>
      <text:p text:style-name="P12"><text:s text:c="8"/>{</text:p>
      <text:p text:style-name="P12"><text:s text:c="12"/>printGivenLevel(n-&gt;left, level - 1);</text:p>
      <text:p text:style-name="P12"><text:s text:c="12"/>printGivenLevel(n-&gt;right, level - 1);</text:p>
      <text:p text:style-name="P12"><text:s text:c="8"/>}</text:p>
      <text:p text:style-name="P12"><text:s text:c="4"/>}</text:p>
      <text:p text:style-name="P12"><text:s text:c="4"/>void printLevelOrder(treeNode&lt;T&gt; *n)</text:p>
      <text:p text:style-name="P12"><text:soft-page-break/><text:s text:c="4"/>{</text:p>
      <text:p text:style-name="P12"><text:s text:c="8"/>int h = DepthOfTree(n);</text:p>
      <text:p text:style-name="P12"><text:s text:c="8"/>for (int i = 0; i &lt;= h; i++)</text:p>
      <text:p text:style-name="P12"><text:s text:c="12"/>printGivenLevel(n, i);</text:p>
      <text:p text:style-name="P12"><text:s text:c="4"/>}</text:p>
      <text:p text:style-name="P12"><text:s text:c="4"/>int DepthOfTree(treeNode&lt;T&gt; *root)</text:p>
      <text:p text:style-name="P12"><text:s text:c="4"/>{</text:p>
      <text:p text:style-name="P12"><text:s text:c="8"/>if (root == NULL)</text:p>
      <text:p text:style-name="P12"><text:s text:c="8"/>{</text:p>
      <text:p text:style-name="P12"><text:s text:c="12"/>return 0;</text:p>
      <text:p text:style-name="P12"><text:s text:c="8"/>}</text:p>
      <text:p text:style-name="P12"><text:s text:c="8"/>else</text:p>
      <text:p text:style-name="P12"><text:s text:c="8"/>{</text:p>
      <text:p text:style-name="P12"><text:s text:c="12"/>int x = DepthOfTree(root-&gt;left);</text:p>
      <text:p text:style-name="P12"><text:s text:c="12"/>int y = DepthOfTree(root-&gt;right);</text:p>
      <text:p text:style-name="P12"><text:s text:c="12"/>if (x &gt; y)</text:p>
      <text:p text:style-name="P12"><text:s text:c="12"/>{</text:p>
      <text:p text:style-name="P12"><text:s text:c="16"/>return x + 1;</text:p>
      <text:p text:style-name="P12"><text:s text:c="12"/>}</text:p>
      <text:p text:style-name="P12"><text:s text:c="12"/>else</text:p>
      <text:p text:style-name="P12"><text:s text:c="12"/>{</text:p>
      <text:p text:style-name="P12"><text:s text:c="16"/>return y + 1;</text:p>
      <text:p text:style-name="P12"><text:s text:c="12"/>}</text:p>
      <text:p text:style-name="P12"><text:s text:c="8"/>}</text:p>
      <text:p text:style-name="P12"><text:s text:c="4"/>}</text:p>
      <text:p text:style-name="P12"><text:s text:c="4"/>int TotalNumberOfNodesInTree(treeNode&lt;T&gt; *root)</text:p>
      <text:p text:style-name="P12"><text:s text:c="4"/>{</text:p>
      <text:p text:style-name="P12"><text:s text:c="8"/>if (root == NULL)</text:p>
      <text:p text:style-name="P12"><text:s text:c="8"/>{</text:p>
      <text:p text:style-name="P12"><text:s text:c="12"/>return 0;</text:p>
      <text:p text:style-name="P12"><text:s text:c="8"/>}</text:p>
      <text:p text:style-name="P12"><text:s text:c="8"/>else</text:p>
      <text:p text:style-name="P12"><text:s text:c="8"/>{</text:p>
      <text:p text:style-name="P12"><text:s text:c="12"/>int x = TotalNumberOfNodesInTree(root-&gt;left);</text:p>
      <text:p text:style-name="P12"><text:s text:c="12"/>int y = TotalNumberOfNodesInTree(root-&gt;right);</text:p>
      <text:p text:style-name="P12"><text:s text:c="12"/>return x + y + 1;</text:p>
      <text:p text:style-name="P12"><text:s text:c="8"/>}</text:p>
      <text:p text:style-name="P12"><text:s text:c="4"/>}</text:p>
      <text:p text:style-name="P12"><text:s text:c="4"/>int CalcNodesAtEachLevel(treeNode&lt;T&gt; *n, int curr, int desired)</text:p>
      <text:p text:style-name="P12"><text:s text:c="4"/>{</text:p>
      <text:p text:style-name="P12"><text:s text:c="8"/>if (n == NULL)</text:p>
      <text:p text:style-name="P12"><text:s text:c="12"/>return 0;</text:p>
      <text:p text:style-name="P12"><text:soft-page-break/><text:s text:c="8"/>if (curr == desired)</text:p>
      <text:p text:style-name="P12"><text:s text:c="12"/>return 1;</text:p>
      <text:p text:style-name="P12"><text:s text:c="8"/>else</text:p>
      <text:p text:style-name="P12"><text:s text:c="8"/>{</text:p>
      <text:p text:style-name="P12"><text:s text:c="12"/>return CalcNodesAtEachLevel(n-&gt;left, curr + 1, desired) + CalcNodesAtEachLevel(n-&gt;right, curr + 1, desired);</text:p>
      <text:p text:style-name="P12"><text:s text:c="8"/>}</text:p>
      <text:p text:style-name="P12"><text:s text:c="4"/>}</text:p>
      <text:p text:style-name="P12"><text:s text:c="4"/>void printNumberOfNodesAtEachLevel(treeNode&lt;T&gt; *root)</text:p>
      <text:p text:style-name="P12"><text:s text:c="4"/>{</text:p>
      <text:p text:style-name="P12"><text:s text:c="8"/>int h = DepthOfTree(root);</text:p>
      <text:p text:style-name="P12"><text:s text:c="8"/>for (int i = 0; i &lt; h; i++)</text:p>
      <text:p text:style-name="P12"><text:s text:c="8"/>{</text:p>
      <text:p text:style-name="P12"><text:s text:c="12"/>int count = CalcNodesAtEachLevel(root, 0, i);</text:p>
      <text:p text:style-name="P12"><text:s text:c="12"/>cout &lt;&lt; "At Level " &lt;&lt; i + 1 &lt;&lt; " ,Number of Nodes are " &lt;&lt; count &lt;&lt; "." &lt;&lt; endl;</text:p>
      <text:p text:style-name="P12"><text:s text:c="8"/>}</text:p>
      <text:p text:style-name="P12"><text:s text:c="4"/>}</text:p>
      <text:p text:style-name="P12"><text:s text:c="4"/>treeNode&lt;T&gt; *minValueNode(treeNode&lt;T&gt; *node)</text:p>
      <text:p text:style-name="P12"><text:s text:c="4"/>{</text:p>
      <text:p text:style-name="P12"><text:s text:c="8"/>treeNode&lt;T&gt; *current = node;</text:p>
      <text:p text:style-name="P12"><text:s text:c="8"/>/* loop down to find the leftmost leaf */</text:p>
      <text:p text:style-name="P12"><text:s text:c="8"/>while (current-&gt;left != NULL)</text:p>
      <text:p text:style-name="P12"><text:s text:c="8"/>{</text:p>
      <text:p text:style-name="P12"><text:s text:c="12"/>current = current-&gt;left;</text:p>
      <text:p text:style-name="P12"><text:s text:c="8"/>}</text:p>
      <text:p text:style-name="P12"><text:s text:c="8"/>return current;</text:p>
      <text:p text:style-name="P12"><text:s text:c="4"/>}</text:p>
      <text:p text:style-name="P12"><text:s text:c="4"/>treeNode&lt;T&gt; *deleteNode(treeNode&lt;T&gt; *r, int v)</text:p>
      <text:p text:style-name="P12"><text:s text:c="4"/>{</text:p>
      <text:p text:style-name="P12"><text:s text:c="8"/>// base case</text:p>
      <text:p text:style-name="P12"><text:s text:c="8"/>if (r == NULL)</text:p>
      <text:p text:style-name="P12"><text:s text:c="8"/>{</text:p>
      <text:p text:style-name="P12"><text:s text:c="12"/>return NULL;</text:p>
      <text:p text:style-name="P12"><text:s text:c="8"/>}</text:p>
      <text:p text:style-name="P12"><text:s text:c="8"/>// If the key to be deleted is smaller than the root's key,</text:p>
      <text:p text:style-name="P12"><text:s text:c="8"/>// then it lies in left subtree</text:p>
      <text:p text:style-name="P12"><text:s text:c="8"/>else if (v &lt; r-&gt;data)</text:p>
      <text:p text:style-name="P12"><text:s text:c="8"/>{</text:p>
      <text:p text:style-name="P12"><text:s text:c="12"/>r-&gt;left = deleteNode(r-&gt;left, v);</text:p>
      <text:p text:style-name="P12"><text:s text:c="8"/>}</text:p>
      <text:p text:style-name="P12"><text:s text:c="8"/>// If the key to be deleted is greater than the root's key,</text:p>
      <text:p text:style-name="P12"><text:s text:c="8"/>// then it lies in right subtree</text:p>
      <text:p text:style-name="P12"><text:soft-page-break/><text:s text:c="8"/>else if (v &gt; r-&gt;data)</text:p>
      <text:p text:style-name="P12"><text:s text:c="8"/>{</text:p>
      <text:p text:style-name="P12"><text:s text:c="12"/>r-&gt;right = deleteNode(r-&gt;right, v);</text:p>
      <text:p text:style-name="P12"><text:s text:c="8"/>}</text:p>
      <text:p text:style-name="P12"><text:s text:c="8"/>// if key is same as root's key, then This is the node to be deleted</text:p>
      <text:p text:style-name="P12"><text:s text:c="8"/>else</text:p>
      <text:p text:style-name="P12"><text:s text:c="8"/>{</text:p>
      <text:p text:style-name="P12"><text:s text:c="12"/>// node with only one child or no child</text:p>
      <text:p text:style-name="P12"><text:s text:c="12"/>if (r-&gt;left == NULL)</text:p>
      <text:p text:style-name="P12"><text:s text:c="12"/>{</text:p>
      <text:p text:style-name="P12"><text:s text:c="16"/>treeNode&lt;T&gt; *temp = r-&gt;right;</text:p>
      <text:p text:style-name="P12"><text:s text:c="16"/>delete r;</text:p>
      <text:p text:style-name="P12"><text:s text:c="16"/>return temp;</text:p>
      <text:p text:style-name="P12"><text:s text:c="12"/>}</text:p>
      <text:p text:style-name="P12"><text:s text:c="12"/>else if (r-&gt;right == NULL)</text:p>
      <text:p text:style-name="P12"><text:s text:c="12"/>{</text:p>
      <text:p text:style-name="P12"><text:s text:c="16"/>treeNode&lt;T&gt; *temp = r-&gt;left;</text:p>
      <text:p text:style-name="P12"><text:s text:c="16"/>delete r;</text:p>
      <text:p text:style-name="P12"><text:s text:c="16"/>return temp;</text:p>
      <text:p text:style-name="P12"><text:s text:c="12"/>}</text:p>
      <text:p text:style-name="P12"><text:s text:c="12"/>else</text:p>
      <text:p text:style-name="P12"><text:s text:c="12"/>{</text:p>
      <text:p text:style-name="P12"><text:s text:c="16"/>// node with two children: Get the inorder successor (smallest</text:p>
      <text:p text:style-name="P12"><text:s text:c="16"/>// in the right subtree)</text:p>
      <text:p text:style-name="P12"><text:s text:c="16"/>treeNode&lt;T&gt; *temp = minValueNode(r-&gt;right);</text:p>
      <text:p text:style-name="P12"><text:s text:c="16"/>// Copy the inorder successor's content to this node</text:p>
      <text:p text:style-name="P12"><text:s text:c="16"/>r-&gt;data = temp-&gt;data;</text:p>
      <text:p text:style-name="P12"><text:s text:c="16"/>// Delete the inorder successor</text:p>
      <text:p text:style-name="P12"><text:s text:c="16"/>r-&gt;right = deleteNode(r-&gt;right, temp-&gt;data);</text:p>
      <text:p text:style-name="P12"><text:s text:c="16"/>//deleteNode(r-&gt;right, temp-&gt;data);</text:p>
      <text:p text:style-name="P12"><text:s text:c="12"/>}</text:p>
      <text:p text:style-name="P12"><text:s text:c="8"/>}</text:p>
      <text:p text:style-name="P12"><text:s text:c="8"/>return r;</text:p>
      <text:p text:style-name="P12"><text:s text:c="4"/>}</text:p>
      <text:p text:style-name="P12"><text:s text:c="4"/>T CheckIfNodeExists(T n)</text:p>
      <text:p text:style-name="P12"><text:s text:c="4"/>{</text:p>
      <text:p text:style-name="P12"><text:s text:c="8"/>queue&lt;T&gt; q;</text:p>
      <text:p text:style-name="P12"><text:s text:c="8"/>q.enqueue(root);</text:p>
      <text:p text:style-name="P12"><text:s text:c="8"/>treeNode&lt;T&gt; *temp = root;</text:p>
      <text:p text:style-name="P12"><text:s text:c="8"/>while (temp-&gt;data != n &amp;&amp; !q.isEmpty())</text:p>
      <text:p text:style-name="P12"><text:s text:c="8"/>{</text:p>
      <text:p text:style-name="P12"><text:s text:c="12"/>temp = q.dequeue();</text:p>
      <text:p text:style-name="P12"><text:soft-page-break/><text:s text:c="12"/>if (temp-&gt;left)</text:p>
      <text:p text:style-name="P12"><text:s text:c="12"/>{</text:p>
      <text:p text:style-name="P12"><text:s text:c="16"/>q.enqueue(temp-&gt;left);</text:p>
      <text:p text:style-name="P12"><text:s text:c="12"/>}</text:p>
      <text:p text:style-name="P12"><text:s text:c="12"/>if (temp-&gt;right)</text:p>
      <text:p text:style-name="P12"><text:s text:c="12"/>{</text:p>
      <text:p text:style-name="P12"><text:s text:c="16"/>q.enqueue(temp-&gt;right);</text:p>
      <text:p text:style-name="P12"><text:s text:c="12"/>}</text:p>
      <text:p text:style-name="P12"><text:s text:c="8"/>}</text:p>
      <text:p text:style-name="P12"><text:s text:c="8"/>if (temp-&gt;data == n)</text:p>
      <text:p text:style-name="P12"><text:s text:c="8"/>{</text:p>
      <text:p text:style-name="P12"><text:s text:c="12"/>return n;</text:p>
      <text:p text:style-name="P12"><text:s text:c="8"/>}</text:p>
      <text:p text:style-name="P12"><text:s text:c="8"/>else</text:p>
      <text:p text:style-name="P12"><text:s text:c="8"/>{</text:p>
      <text:p text:style-name="P12"><text:s text:c="12"/>return 0;</text:p>
      <text:p text:style-name="P12"><text:s text:c="8"/>}</text:p>
      <text:p text:style-name="P12"><text:s text:c="4"/>}</text:p>
      <text:p text:style-name="P12">};</text:p>
      <text:p text:style-name="P12">int main()</text:p>
      <text:p text:style-name="P12">{</text:p>
      <text:p text:style-name="P12"><text:s text:c="4"/>int user_input;</text:p>
      <text:p text:style-name="P12"><text:s text:c="4"/>BST&lt;int&gt; obj;</text:p>
      <text:p text:style-name="P14"><text:s text:c="4"/>cout &lt;&lt;”\n*************************************************”</text:p>
      <text:p text:style-name="P14"><text:span text:style-name="T6">cout &lt;&lt;”</text:span>\n********** Operations On Binary Search Tree **********”</text:p>
      <text:p text:style-name="P14"><text:span text:style-name="T6">cout &lt;&lt;”</text:span>\n*************************************************”;</text:p>
      <text:p text:style-name="P12"><text:s text:c="4"/>do</text:p>
      <text:p text:style-name="P12"><text:s text:c="4"/>{</text:p>
      <text:p text:style-name="P12"><text:s text:c="8"/>treeNode&lt;int&gt; *temp = new treeNode&lt;int&gt;();</text:p>
      <text:p text:style-name="P12"><text:s text:c="8"/>cout &lt;&lt; "\nSelect Operation: " &lt;&lt; endl;</text:p>
      <text:p text:style-name="P12"><text:s text:c="8"/>cout &lt;&lt; "1.Insert Node\n2.Search Node\n3.Delete Node\n4.Print BST values \n5.Tree Traversal\n6.Number of Nodes at each level\n7.Total Number of Nodes is Tree\n8.Depth Of Tree\n9.Clear\n10.Exit" &lt;&lt; endl;</text:p>
      <text:p text:style-name="P12"><text:s text:c="8"/>cout &lt;&lt; "&gt;";</text:p>
      <text:p text:style-name="P12"><text:s text:c="8"/>cin &gt;&gt; user_input;</text:p>
      <text:p text:style-name="P12"><text:s text:c="8"/>switch (user_input)</text:p>
      <text:p text:style-name="P12"><text:s text:c="8"/>{</text:p>
      <text:p text:style-name="P12"><text:s text:c="8"/>case 1:</text:p>
      <text:p text:style-name="P12"><text:s text:c="8"/>{</text:p>
      <text:p text:style-name="P12"><text:s text:c="12"/>cout &lt;&lt; "Insert" &lt;&lt; endl;</text:p>
      <text:p text:style-name="P12"><text:s text:c="12"/>cout &lt;&lt; "&gt;";</text:p>
      <text:p text:style-name="P12"><text:s text:c="12"/>cin &gt;&gt; obj.element;</text:p>
      <text:p text:style-name="P12"><text:s text:c="12"/>temp-&gt;data = obj.element;</text:p>
      <text:p text:style-name="P12"><text:soft-page-break/><text:s text:c="12"/>if (obj.root == NULL)</text:p>
      <text:p text:style-name="P12"><text:s text:c="12"/>{</text:p>
      <text:p text:style-name="P12"><text:s text:c="16"/>obj.insertNode(temp);</text:p>
      <text:p text:style-name="P12"><text:s text:c="12"/>}</text:p>
      <text:p text:style-name="P12"><text:s text:c="12"/>else if (obj.element == obj.CheckIfNodeExists(obj.element))</text:p>
      <text:p text:style-name="P12"><text:s text:c="12"/>{</text:p>
      <text:p text:style-name="P12"><text:s text:c="16"/>cout &lt;&lt; "No Duplicates are Allowed" &lt;&lt; endl;</text:p>
      <text:p text:style-name="P12"><text:s text:c="12"/>}</text:p>
      <text:p text:style-name="P12"><text:s text:c="12"/>else</text:p>
      <text:p text:style-name="P12"><text:s text:c="12"/>{</text:p>
      <text:p text:style-name="P12"><text:s text:c="16"/>obj.insertNode(temp);</text:p>
      <text:p text:style-name="P12"><text:s text:c="12"/>}</text:p>
      <text:p text:style-name="P12"><text:s text:c="12"/>break;</text:p>
      <text:p text:style-name="P12"><text:s text:c="8"/>}</text:p>
      <text:p text:style-name="P12"><text:s text:c="8"/>case 2:</text:p>
      <text:p text:style-name="P12"><text:s text:c="8"/>{</text:p>
      <text:p text:style-name="P12"><text:s text:c="12"/>cout &lt;&lt; "Search Node" &lt;&lt; endl;</text:p>
      <text:p text:style-name="P12"><text:s text:c="12"/>cout &lt;&lt; "Enter Value to be searched : ";</text:p>
      <text:p text:style-name="P12"><text:s text:c="12"/>cin &gt;&gt; obj.element;</text:p>
      <text:p text:style-name="P12"><text:s text:c="12"/>temp-&gt;data = obj.element;</text:p>
      <text:p text:style-name="P12"><text:s text:c="12"/>if (obj.element == obj.CheckIfNodeExists(obj.element))</text:p>
      <text:p text:style-name="P12"><text:s text:c="12"/>{</text:p>
      <text:p text:style-name="P12"><text:s text:c="16"/>cout &lt;&lt; "Element is Present in Tree." &lt;&lt; endl;</text:p>
      <text:p text:style-name="P12"><text:s text:c="12"/>}</text:p>
      <text:p text:style-name="P12"><text:s text:c="12"/>else</text:p>
      <text:p text:style-name="P12"><text:s text:c="12"/>{</text:p>
      <text:p text:style-name="P12"><text:s text:c="16"/>cout &lt;&lt; "Element is Not Present in Tree." &lt;&lt; endl;</text:p>
      <text:p text:style-name="P12"><text:s text:c="12"/>}</text:p>
      <text:p text:style-name="P12"><text:s text:c="12"/>break;</text:p>
      <text:p text:style-name="P12"><text:s text:c="8"/>}</text:p>
      <text:p text:style-name="P12"><text:s text:c="8"/>case 3:</text:p>
      <text:p text:style-name="P12"><text:s text:c="8"/>{</text:p>
      <text:p text:style-name="P12"><text:s text:c="12"/>cout &lt;&lt; "Delete Node" &lt;&lt; endl;</text:p>
      <text:p text:style-name="P12"><text:s text:c="12"/>cout &lt;&lt; "Enter VALUE of TREE NODE to DELETE in BST: ";</text:p>
      <text:p text:style-name="P12"><text:s text:c="12"/>cin &gt;&gt; obj.element;</text:p>
      <text:p text:style-name="P12"><text:s text:c="12"/>temp-&gt;data = obj.element;</text:p>
      <text:p text:style-name="P12"><text:s text:c="12"/>if (obj.element == obj.CheckIfNodeExists(obj.element))</text:p>
      <text:p text:style-name="P12"><text:s text:c="12"/>{</text:p>
      <text:p text:style-name="P12"><text:s text:c="16"/>temp = obj.deleteNode(obj.root, obj.element);</text:p>
      <text:p text:style-name="P12"><text:s text:c="16"/>cout &lt;&lt; "Node " &lt;&lt; temp-&gt;data &lt;&lt; " Deleted" &lt;&lt; endl;</text:p>
      <text:p text:style-name="P12"><text:s text:c="12"/>}</text:p>
      <text:p text:style-name="P12"><text:s text:c="12"/>else</text:p>
      <text:p text:style-name="P12"><text:soft-page-break/><text:s text:c="12"/>{</text:p>
      <text:p text:style-name="P12"><text:s text:c="16"/>cout &lt;&lt; "Node NOT found" &lt;&lt; endl;</text:p>
      <text:p text:style-name="P12"><text:s text:c="12"/>}</text:p>
      <text:p text:style-name="P12"><text:s text:c="12"/>break;</text:p>
      <text:p text:style-name="P12"><text:s text:c="8"/>}</text:p>
      <text:p text:style-name="P12"><text:s text:c="8"/>case 4:</text:p>
      <text:p text:style-name="P12"><text:s text:c="8"/>{</text:p>
      <text:p text:style-name="P12"><text:s text:c="12"/>cout &lt;&lt; "Print BST" &lt;&lt; endl;</text:p>
      <text:p text:style-name="P12"><text:s text:c="12"/>obj.printBST(obj.root, 5);</text:p>
      <text:p text:style-name="P12"><text:s text:c="12"/>break;</text:p>
      <text:p text:style-name="P12"><text:s text:c="8"/>}</text:p>
      <text:p text:style-name="P12"><text:s text:c="8"/>case 5:</text:p>
      <text:p text:style-name="P12"><text:s text:c="8"/>{</text:p>
      <text:p text:style-name="P12"><text:s text:c="12"/>obj.printBST(obj.root, 5);</text:p>
      <text:p text:style-name="P12"><text:s text:c="12"/>cout &lt;&lt; "\nPre-Order Traversal of BST <text:s text:c="2"/>: ";</text:p>
      <text:p text:style-name="P12"><text:s text:c="12"/>obj.printPreOrder(obj.root);</text:p>
      <text:p text:style-name="P12"><text:s text:c="12"/>cout &lt;&lt; "\nIn-Order Traversal of BST <text:s text:c="3"/>: ";</text:p>
      <text:p text:style-name="P12"><text:s text:c="12"/>obj.printInOrder(obj.root);</text:p>
      <text:p text:style-name="P12"><text:s text:c="12"/>cout &lt;&lt; "\nPost-Order Traversal of BST <text:s/>: ";</text:p>
      <text:p text:style-name="P12"><text:s text:c="12"/>obj.printPostOrder(obj.root);</text:p>
      <text:p text:style-name="P12"><text:s text:c="12"/>cout &lt;&lt; "\nLevel order Traversal of BST : ";</text:p>
      <text:p text:style-name="P12"><text:s text:c="12"/>obj.printLevelOrder(obj.root);</text:p>
      <text:p text:style-name="P12"><text:s text:c="12"/>break;</text:p>
      <text:p text:style-name="P12"><text:s text:c="8"/>}</text:p>
      <text:p text:style-name="P12"><text:s text:c="8"/>case 6:</text:p>
      <text:p text:style-name="P12"><text:s text:c="8"/>{</text:p>
      <text:p text:style-name="P12"><text:s text:c="12"/>cout &lt;&lt; "Number of Nodes at each Level are :" &lt;&lt; endl;</text:p>
      <text:p text:style-name="P12"><text:s text:c="12"/>obj.printNumberOfNodesAtEachLevel(obj.root);</text:p>
      <text:p text:style-name="P12"><text:s text:c="12"/>break;</text:p>
      <text:p text:style-name="P12"><text:s text:c="8"/>}</text:p>
      <text:p text:style-name="P12"><text:s text:c="8"/>case 7:</text:p>
      <text:p text:style-name="P12"><text:s text:c="8"/>{</text:p>
      <text:p text:style-name="P12"><text:s text:c="12"/>cout &lt;&lt; "Total Number of Nodes in Tree are : " &lt;&lt; obj.TotalNumberOfNodesInTree(obj.root);</text:p>
      <text:p text:style-name="P12"><text:s text:c="12"/>break;</text:p>
      <text:p text:style-name="P12"><text:s text:c="8"/>}</text:p>
      <text:p text:style-name="P12"><text:s text:c="8"/>case 8:</text:p>
      <text:p text:style-name="P12"><text:s text:c="8"/>{</text:p>
      <text:p text:style-name="P12"><text:s text:c="12"/>cout &lt;&lt; "Depth of Tree is " &lt;&lt; obj.DepthOfTree(obj.root) - 1;</text:p>
      <text:p text:style-name="P12"><text:s text:c="12"/>break;</text:p>
      <text:p text:style-name="P12"><text:s text:c="8"/>}</text:p>
      <text:p text:style-name="P12"><text:s text:c="8"/>case 9:</text:p>
      <text:p text:style-name="P12"><text:s text:c="12"/>system("clear");</text:p>
      <text:p text:style-name="P12"><text:soft-page-break/><text:s text:c="12"/>break;</text:p>
      <text:p text:style-name="P12"><text:s text:c="8"/>case 10:</text:p>
      <text:p text:style-name="P12"><text:s text:c="12"/>cout &lt;&lt; "\n********Program Ended********\n";</text:p>
      <text:p text:style-name="P12"><text:s text:c="12"/>break;</text:p>
      <text:p text:style-name="P12"><text:s text:c="8"/>default:</text:p>
      <text:p text:style-name="P12"><text:s text:c="12"/>cout &lt;&lt; "Invalid Input" &lt;&lt; endl;</text:p>
      <text:p text:style-name="P12"><text:s text:c="8"/>}</text:p>
      <text:p text:style-name="P12"><text:s text:c="4"/>} while (user_input != 10);</text:p>
      <text:p text:style-name="P12"><text:s text:c="4"/>return 0;</text:p>
      <text:p text:style-name="P12">}</text:p>
      <text:p text:style-name="P12"/>
      <text:p text:style-name="P12"/>
      <text:p text:style-name="P6">Output:</text:p>
      <text:p text:style-name="P13">*************************************************</text:p>
      <text:p text:style-name="P13">********** Operations On Binary Search Tree **********</text:p>
      <text:p text:style-name="P13">*************************************************</text:p>
      <text:p text:style-name="P13">Select Operation: </text:p>
      <text:p text:style-name="P13">1.Insert Node</text:p>
      <text:p text:style-name="P13">2.Search Node</text:p>
      <text:p text:style-name="P13">3.Delete Node</text:p>
      <text:p text:style-name="P13">4.Print BST values </text:p>
      <text:p text:style-name="P13">5.Tree Traversal</text:p>
      <text:p text:style-name="P13">6.Number of Nodes at each level</text:p>
      <text:p text:style-name="P13">7.Total Number of Nodes is Tree</text:p>
      <text:p text:style-name="P13">8.Depth Of Tree</text:p>
      <text:p text:style-name="P13">9.Clear</text:p>
      <text:p text:style-name="P13">10.Exit</text:p>
      <text:p text:style-name="P13">&gt;1</text:p>
      <text:p text:style-name="P13">Insert</text:p>
      <text:p text:style-name="P13">&gt;55</text:p>
      <text:p text:style-name="P13">Value inserted at root</text:p>
      <text:p text:style-name="P13">Select Operation: </text:p>
      <text:p text:style-name="P13">1.Insert Node</text:p>
      <text:p text:style-name="P13">2.Search Node</text:p>
      <text:p text:style-name="P13">3.Delete Node</text:p>
      <text:p text:style-name="P13">4.Print BST values </text:p>
      <text:p text:style-name="P13">5.Tree Traversal</text:p>
      <text:p text:style-name="P13">6.Number of Nodes at each level</text:p>
      <text:p text:style-name="P13">7.Total Number of Nodes is Tree</text:p>
      <text:p text:style-name="P13">8.Depth Of Tree</text:p>
      <text:p text:style-name="P13">9.Clear</text:p>
      <text:p text:style-name="P13">10.Exit</text:p>
      <text:p text:style-name="P13">&gt;1</text:p>
      <text:p text:style-name="P13">Insert</text:p>
      <text:p text:style-name="P13">&gt;22</text:p>
      <text:p text:style-name="P13">Value inserted to left</text:p>
      <text:p text:style-name="P13"/>
      <text:p text:style-name="P13">Select Operation: </text:p>
      <text:p text:style-name="P13"><text:soft-page-break/>1.Insert Node</text:p>
      <text:p text:style-name="P13">2.Search Node</text:p>
      <text:p text:style-name="P13">3.Delete Node</text:p>
      <text:p text:style-name="P13">4.Print BST values </text:p>
      <text:p text:style-name="P13">5.Tree Traversal</text:p>
      <text:p text:style-name="P13">6.Number of Nodes at each level</text:p>
      <text:p text:style-name="P13">7.Total Number of Nodes is Tree</text:p>
      <text:p text:style-name="P13">8.Depth Of Tree</text:p>
      <text:p text:style-name="P13">9.Clear</text:p>
      <text:p text:style-name="P13">10.Exit</text:p>
      <text:p text:style-name="P13">&gt;1</text:p>
      <text:p text:style-name="P13">Insert</text:p>
      <text:p text:style-name="P13">&gt;11</text:p>
      <text:p text:style-name="P13">Value inserted to left</text:p>
      <text:p text:style-name="P13"/>
      <text:p text:style-name="P13">Select Operation: </text:p>
      <text:p text:style-name="P13">1.Insert Node</text:p>
      <text:p text:style-name="P13">2.Search Node</text:p>
      <text:p text:style-name="P13">3.Delete Node</text:p>
      <text:p text:style-name="P13">4.Print BST values </text:p>
      <text:p text:style-name="P13">5.Tree Traversal</text:p>
      <text:p text:style-name="P13">6.Number of Nodes at each level</text:p>
      <text:p text:style-name="P13">7.Total Number of Nodes is Tree</text:p>
      <text:p text:style-name="P13">8.Depth Of Tree</text:p>
      <text:p text:style-name="P13">9.Clear</text:p>
      <text:p text:style-name="P13">10.Exit</text:p>
      <text:p text:style-name="P13">&gt;1</text:p>
      <text:p text:style-name="P13">Insert</text:p>
      <text:p text:style-name="P13">&gt;33</text:p>
      <text:p text:style-name="P13">Value inserted to right</text:p>
      <text:p text:style-name="P13"/>
      <text:p text:style-name="P13">Select Operation: </text:p>
      <text:p text:style-name="P13">1.Insert Node</text:p>
      <text:p text:style-name="P13">2.Search Node</text:p>
      <text:p text:style-name="P13">3.Delete Node</text:p>
      <text:p text:style-name="P13">4.Print BST values </text:p>
      <text:p text:style-name="P13">5.Tree Traversal</text:p>
      <text:p text:style-name="P13">6.Number of Nodes at each level</text:p>
      <text:p text:style-name="P13">7.Total Number of Nodes is Tree</text:p>
      <text:p text:style-name="P13">8.Depth Of Tree</text:p>
      <text:p text:style-name="P13">9.Clear</text:p>
      <text:p text:style-name="P13">10.Exit</text:p>
      <text:p text:style-name="P13">&gt;1</text:p>
      <text:p text:style-name="P13">Insert</text:p>
      <text:p text:style-name="P13">&gt;77</text:p>
      <text:p text:style-name="P13">Value inserted to right</text:p>
      <text:p text:style-name="P13"/>
      <text:p text:style-name="P13">Select Operation: </text:p>
      <text:p text:style-name="P13">1.Insert Node</text:p>
      <text:p text:style-name="P13"><text:soft-page-break/>2.Search Node</text:p>
      <text:p text:style-name="P13">3.Delete Node</text:p>
      <text:p text:style-name="P13">4.Print BST values </text:p>
      <text:p text:style-name="P13">5.Tree Traversal</text:p>
      <text:p text:style-name="P13">6.Number of Nodes at each level</text:p>
      <text:p text:style-name="P13">7.Total Number of Nodes is Tree</text:p>
      <text:p text:style-name="P13">8.Depth Of Tree</text:p>
      <text:p text:style-name="P13">9.Clear</text:p>
      <text:p text:style-name="P13">10.Exit</text:p>
      <text:p text:style-name="P13">&gt;1</text:p>
      <text:p text:style-name="P13">Insert</text:p>
      <text:p text:style-name="P13">&gt;66</text:p>
      <text:p text:style-name="P13">Value inserted to left</text:p>
      <text:p text:style-name="P13"/>
      <text:p text:style-name="P13">Select Operation: </text:p>
      <text:p text:style-name="P13">1.Insert Node</text:p>
      <text:p text:style-name="P13">2.Search Node</text:p>
      <text:p text:style-name="P13">3.Delete Node</text:p>
      <text:p text:style-name="P13">4.Print BST values </text:p>
      <text:p text:style-name="P13">5.Tree Traversal</text:p>
      <text:p text:style-name="P13">6.Number of Nodes at each level</text:p>
      <text:p text:style-name="P13">7.Total Number of Nodes is Tree</text:p>
      <text:p text:style-name="P13">8.Depth Of Tree</text:p>
      <text:p text:style-name="P13">9.Clear</text:p>
      <text:p text:style-name="P13">10.Exit</text:p>
      <text:p text:style-name="P13">&gt;1</text:p>
      <text:p text:style-name="P13">Insert</text:p>
      <text:p text:style-name="P13">&gt;88</text:p>
      <text:p text:style-name="P13">Value inserted to right</text:p>
      <text:p text:style-name="P13"/>
      <text:p text:style-name="P13">Select Operation: </text:p>
      <text:p text:style-name="P13">1.Insert Node</text:p>
      <text:p text:style-name="P13">2.Search Node</text:p>
      <text:p text:style-name="P13">3.Delete Node</text:p>
      <text:p text:style-name="P13">4.Print BST values </text:p>
      <text:p text:style-name="P13">5.Tree Traversal</text:p>
      <text:p text:style-name="P13">6.Number of Nodes at each level</text:p>
      <text:p text:style-name="P13">7.Total Number of Nodes is Tree</text:p>
      <text:p text:style-name="P13">8.Depth Of Tree</text:p>
      <text:p text:style-name="P13">9.Clear</text:p>
      <text:p text:style-name="P13">10.Exit</text:p>
      <text:p text:style-name="P13">&gt;1</text:p>
      <text:p text:style-name="P13">Insert</text:p>
      <text:p text:style-name="P13">&gt;55</text:p>
      <text:p text:style-name="P13">No Duplicates are Allowed</text:p>
      <text:p text:style-name="P13"/>
      <text:p text:style-name="P13">Select Operation: </text:p>
      <text:p text:style-name="P13">1.Insert Node</text:p>
      <text:p text:style-name="P13">2.Search Node</text:p>
      <text:p text:style-name="P13"><text:soft-page-break/>3.Delete Node</text:p>
      <text:p text:style-name="P13">4.Print BST values </text:p>
      <text:p text:style-name="P13">5.Tree Traversal</text:p>
      <text:p text:style-name="P13">6.Number of Nodes at each level</text:p>
      <text:p text:style-name="P13">7.Total Number of Nodes is Tree</text:p>
      <text:p text:style-name="P13">8.Depth Of Tree</text:p>
      <text:p text:style-name="P13">9.Clear</text:p>
      <text:p text:style-name="P13">10.Exit</text:p>
      <text:p text:style-name="P13">&gt;1</text:p>
      <text:p text:style-name="P13">Insert</text:p>
      <text:p text:style-name="P13">&gt;33</text:p>
      <text:p text:style-name="P13">No Duplicates are Allowed</text:p>
      <text:p text:style-name="P13"/>
      <text:p text:style-name="P13">Select Operation: </text:p>
      <text:p text:style-name="P13">1.Insert Node</text:p>
      <text:p text:style-name="P13">2.Search Node</text:p>
      <text:p text:style-name="P13">3.Delete Node</text:p>
      <text:p text:style-name="P13">4.Print BST values </text:p>
      <text:p text:style-name="P13">5.Tree Traversal</text:p>
      <text:p text:style-name="P13">6.Number of Nodes at each level</text:p>
      <text:p text:style-name="P13">7.Total Number of Nodes is Tree</text:p>
      <text:p text:style-name="P13">8.Depth Of Tree</text:p>
      <text:p text:style-name="P13">9.Clear</text:p>
      <text:p text:style-name="P13">10.Exit</text:p>
      <text:p text:style-name="P13">&gt;2</text:p>
      <text:p text:style-name="P13">Search Node</text:p>
      <text:p text:style-name="P13">Enter Value to be searched : 22</text:p>
      <text:p text:style-name="P13">Element is Present in Tree.</text:p>
      <text:p text:style-name="P13"/>
      <text:p text:style-name="P13">Select Operation: </text:p>
      <text:p text:style-name="P13">1.Insert Node</text:p>
      <text:p text:style-name="P13">2.Search Node</text:p>
      <text:p text:style-name="P13">3.Delete Node</text:p>
      <text:p text:style-name="P13">4.Print BST values </text:p>
      <text:p text:style-name="P13">5.Tree Traversal</text:p>
      <text:p text:style-name="P13">6.Number of Nodes at each level</text:p>
      <text:p text:style-name="P13">7.Total Number of Nodes is Tree</text:p>
      <text:p text:style-name="P13">8.Depth Of Tree</text:p>
      <text:p text:style-name="P13">9.Clear</text:p>
      <text:p text:style-name="P13">10.Exit</text:p>
      <text:p text:style-name="P13">&gt;2</text:p>
      <text:p text:style-name="P13">Search Node</text:p>
      <text:p text:style-name="P13">Enter Value to be searched : 23</text:p>
      <text:p text:style-name="P13">Element is Not Present in Tree.</text:p>
      <text:p text:style-name="P13"/>
      <text:p text:style-name="P13">Select Operation: </text:p>
      <text:p text:style-name="P13">1.Insert Node</text:p>
      <text:p text:style-name="P13">2.Search Node</text:p>
      <text:p text:style-name="P13">3.Delete Node</text:p>
      <text:p text:style-name="P13"><text:soft-page-break/>4.Print BST values </text:p>
      <text:p text:style-name="P13">5.Tree Traversal</text:p>
      <text:p text:style-name="P13">6.Number of Nodes at each level</text:p>
      <text:p text:style-name="P13">7.Total Number of Nodes is Tree</text:p>
      <text:p text:style-name="P13">8.Depth Of Tree</text:p>
      <text:p text:style-name="P13">9.Clear</text:p>
      <text:p text:style-name="P13">10.Exit</text:p>
      <text:p text:style-name="P13">&gt;4</text:p>
      <text:p text:style-name="P13">Print BST</text:p>
      <text:p text:style-name="P13"/>
      <text:p text:style-name="P13"><text:s text:c="25"/>88</text:p>
      <text:p text:style-name="P13"/>
      <text:p text:style-name="P13"><text:s text:c="15"/>77</text:p>
      <text:p text:style-name="P13"/>
      <text:p text:style-name="P13"><text:s text:c="25"/>66</text:p>
      <text:p text:style-name="P13"/>
      <text:p text:style-name="P13"><text:s text:c="5"/>55</text:p>
      <text:p text:style-name="P13"/>
      <text:p text:style-name="P13"><text:s text:c="25"/>33</text:p>
      <text:p text:style-name="P13"/>
      <text:p text:style-name="P13"><text:s text:c="15"/>22</text:p>
      <text:p text:style-name="P13"/>
      <text:p text:style-name="P13"><text:s text:c="25"/>11</text:p>
      <text:p text:style-name="P13"/>
      <text:p text:style-name="P13">Select Operation: </text:p>
      <text:p text:style-name="P13">1.Insert Node</text:p>
      <text:p text:style-name="P13">2.Search Node</text:p>
      <text:p text:style-name="P13">3.Delete Node</text:p>
      <text:p text:style-name="P13">4.Print BST values </text:p>
      <text:p text:style-name="P13">5.Tree Traversal</text:p>
      <text:p text:style-name="P13">6.Number of Nodes at each level</text:p>
      <text:p text:style-name="P13">7.Total Number of Nodes is Tree</text:p>
      <text:p text:style-name="P13">8.Depth Of Tree</text:p>
      <text:p text:style-name="P13">9.Clear</text:p>
      <text:p text:style-name="P13">10.Exit</text:p>
      <text:p text:style-name="P13">&gt;5</text:p>
      <text:p text:style-name="P13"/>
      <text:p text:style-name="P13"><text:s text:c="25"/>88</text:p>
      <text:p text:style-name="P13"/>
      <text:p text:style-name="P13"><text:s text:c="15"/>77</text:p>
      <text:p text:style-name="P13"/>
      <text:p text:style-name="P13"><text:s text:c="25"/>66</text:p>
      <text:p text:style-name="P13"/>
      <text:p text:style-name="P13"><text:s text:c="5"/>55</text:p>
      <text:p text:style-name="P13"/>
      <text:p text:style-name="P13"><text:s text:c="25"/>33</text:p>
      <text:p text:style-name="P13"/>
      <text:p text:style-name="P13"><text:soft-page-break/><text:s text:c="15"/>22</text:p>
      <text:p text:style-name="P13"/>
      <text:p text:style-name="P13"><text:s text:c="25"/>11</text:p>
      <text:p text:style-name="P13"/>
      <text:p text:style-name="P13">Pre-Order Traversal of BST <text:s text:c="2"/>: 55 22 11 33 77 66 88 </text:p>
      <text:p text:style-name="P13">In-Order Traversal of BST <text:s text:c="3"/>: 11 22 33 55 66 77 88 </text:p>
      <text:p text:style-name="P13">Post-Order Traversal of BST <text:s/>: 11 33 22 66 88 77 55 </text:p>
      <text:p text:style-name="P13">Level order Traversal of BST : 55 22 77 11 33 66 88 </text:p>
      <text:p text:style-name="P13">Select Operation: </text:p>
      <text:p text:style-name="P13">1.Insert Node</text:p>
      <text:p text:style-name="P13">2.Search Node</text:p>
      <text:p text:style-name="P13">3.Delete Node</text:p>
      <text:p text:style-name="P13">4.Print BST values </text:p>
      <text:p text:style-name="P13">5.Tree Traversal</text:p>
      <text:p text:style-name="P13">6.Number of Nodes at each level</text:p>
      <text:p text:style-name="P13">7.Total Number of Nodes is Tree</text:p>
      <text:p text:style-name="P13">8.Depth Of Tree</text:p>
      <text:p text:style-name="P13">9.Clear</text:p>
      <text:p text:style-name="P13">10.Exit</text:p>
      <text:p text:style-name="P13">&gt;6</text:p>
      <text:p text:style-name="P13">Number of Nodes at each Level are :</text:p>
      <text:p text:style-name="P13">At Level 1 ,Number of Nodes are 1.</text:p>
      <text:p text:style-name="P13">At Level 2 ,Number of Nodes are 2.</text:p>
      <text:p text:style-name="P13">At Level 3 ,Number of Nodes are 4.</text:p>
      <text:p text:style-name="P13"/>
      <text:p text:style-name="P13">Select Operation: </text:p>
      <text:p text:style-name="P13">1.Insert Node</text:p>
      <text:p text:style-name="P13">2.Search Node</text:p>
      <text:p text:style-name="P13">3.Delete Node</text:p>
      <text:p text:style-name="P13">4.Print BST values </text:p>
      <text:p text:style-name="P13">5.Tree Traversal</text:p>
      <text:p text:style-name="P13">6.Number of Nodes at each level</text:p>
      <text:p text:style-name="P13">7.Total Number of Nodes is Tree</text:p>
      <text:p text:style-name="P13">8.Depth Of Tree</text:p>
      <text:p text:style-name="P13">9.Clear</text:p>
      <text:p text:style-name="P13">10.Exit</text:p>
      <text:p text:style-name="P13">&gt;7</text:p>
      <text:p text:style-name="P13">Total Number of Nodes in Tree are : 7</text:p>
      <text:p text:style-name="P13">Select Operation: </text:p>
      <text:p text:style-name="P13">1.Insert Node</text:p>
      <text:p text:style-name="P13">2.Search Node</text:p>
      <text:p text:style-name="P13">3.Delete Node</text:p>
      <text:p text:style-name="P13">4.Print BST values </text:p>
      <text:p text:style-name="P13">5.Tree Traversal</text:p>
      <text:p text:style-name="P13">6.Number of Nodes at each level</text:p>
      <text:p text:style-name="P13">7.Total Number of Nodes is Tree</text:p>
      <text:p text:style-name="P13">8.Depth Of Tree</text:p>
      <text:p text:style-name="P13">9.Clear</text:p>
      <text:p text:style-name="P13">10.Exit</text:p>
      <text:p text:style-name="P13"><text:soft-page-break/>&gt;8</text:p>
      <text:p text:style-name="P13">Depth of Tree is 2</text:p>
      <text:p text:style-name="P13">Select Operation: </text:p>
      <text:p text:style-name="P13">1.Insert Node</text:p>
      <text:p text:style-name="P13">2.Search Node</text:p>
      <text:p text:style-name="P13">3.Delete Node</text:p>
      <text:p text:style-name="P13">4.Print BST values </text:p>
      <text:p text:style-name="P13">5.Tree Traversal</text:p>
      <text:p text:style-name="P13">6.Number of Nodes at each level</text:p>
      <text:p text:style-name="P13">7.Total Number of Nodes is Tree</text:p>
      <text:p text:style-name="P13">8.Depth Of Tree</text:p>
      <text:p text:style-name="P13">9.Clear</text:p>
      <text:p text:style-name="P13">10.Exit</text:p>
      <text:p text:style-name="P13">&gt;3</text:p>
      <text:p text:style-name="P13">Delete Node</text:p>
      <text:p text:style-name="P13">Enter VALUE of TREE NODE to DELETE in BST: 11</text:p>
      <text:p text:style-name="P13">Node 55 Deleted</text:p>
      <text:p text:style-name="P13"/>
      <text:p text:style-name="P13">Select Operation: </text:p>
      <text:p text:style-name="P13">1.Insert Node</text:p>
      <text:p text:style-name="P13">2.Search Node</text:p>
      <text:p text:style-name="P13">3.Delete Node</text:p>
      <text:p text:style-name="P13">4.Print BST values </text:p>
      <text:p text:style-name="P13">5.Tree Traversal</text:p>
      <text:p text:style-name="P13">6.Number of Nodes at each level</text:p>
      <text:p text:style-name="P13">7.Total Number of Nodes is Tree</text:p>
      <text:p text:style-name="P13">8.Depth Of Tree</text:p>
      <text:p text:style-name="P13">9.Clear</text:p>
      <text:p text:style-name="P13">10.Exit</text:p>
      <text:p text:style-name="P13">&gt;4</text:p>
      <text:p text:style-name="P13">Print BST</text:p>
      <text:p text:style-name="P13"/>
      <text:p text:style-name="P13"><text:s text:c="25"/>88</text:p>
      <text:p text:style-name="P13"/>
      <text:p text:style-name="P13"><text:s text:c="15"/>77</text:p>
      <text:p text:style-name="P13"/>
      <text:p text:style-name="P13"><text:s text:c="25"/>66</text:p>
      <text:p text:style-name="P13"/>
      <text:p text:style-name="P13"><text:s text:c="5"/>55</text:p>
      <text:p text:style-name="P13"/>
      <text:p text:style-name="P13"><text:s text:c="25"/>33</text:p>
      <text:p text:style-name="P13"/>
      <text:p text:style-name="P13"><text:s text:c="15"/>22</text:p>
      <text:p text:style-name="P13"/>
      <text:p text:style-name="P13">Select Operation: </text:p>
      <text:p text:style-name="P13">1.Insert Node</text:p>
      <text:p text:style-name="P13">2.Search Node</text:p>
      <text:p text:style-name="P13">3.Delete Node</text:p>
      <text:p text:style-name="P13"><text:soft-page-break/>4.Print BST values </text:p>
      <text:p text:style-name="P13">5.Tree Traversal</text:p>
      <text:p text:style-name="P13">6.Number of Nodes at each level</text:p>
      <text:p text:style-name="P13">7.Total Number of Nodes is Tree</text:p>
      <text:p text:style-name="P13">8.Depth Of Tree</text:p>
      <text:p text:style-name="P13">9.Clear</text:p>
      <text:p text:style-name="P13">10.Exit</text:p>
      <text:p text:style-name="P13">&gt;5</text:p>
      <text:p text:style-name="P13"/>
      <text:p text:style-name="P13"><text:s text:c="25"/>88</text:p>
      <text:p text:style-name="P13"/>
      <text:p text:style-name="P13"><text:s text:c="15"/>77</text:p>
      <text:p text:style-name="P13"/>
      <text:p text:style-name="P13"><text:s text:c="25"/>66</text:p>
      <text:p text:style-name="P13"/>
      <text:p text:style-name="P13"><text:s text:c="5"/>55</text:p>
      <text:p text:style-name="P13"/>
      <text:p text:style-name="P13"><text:s text:c="25"/>33</text:p>
      <text:p text:style-name="P13"/>
      <text:p text:style-name="P13"><text:s text:c="15"/>22</text:p>
      <text:p text:style-name="P13"/>
      <text:p text:style-name="P13">Pre-Order Traversal of BST <text:s text:c="2"/>: 55 22 33 77 66 88 </text:p>
      <text:p text:style-name="P13">In-Order Traversal of BST <text:s text:c="3"/>: 22 33 55 66 77 88 </text:p>
      <text:p text:style-name="P13">Post-Order Traversal of BST <text:s/>: 33 22 66 88 77 55 </text:p>
      <text:p text:style-name="P13">Level order Traversal of BST : 55 22 77 33 66 88 </text:p>
      <text:p text:style-name="P13">Select Operation: </text:p>
      <text:p text:style-name="P13">1.Insert Node</text:p>
      <text:p text:style-name="P13">2.Search Node</text:p>
      <text:p text:style-name="P13">3.Delete Node</text:p>
      <text:p text:style-name="P13">4.Print BST values </text:p>
      <text:p text:style-name="P13">5.Tree Traversal</text:p>
      <text:p text:style-name="P13">6.Number of Nodes at each level</text:p>
      <text:p text:style-name="P13">7.Total Number of Nodes is Tree</text:p>
      <text:p text:style-name="P13">8.Depth Of Tree</text:p>
      <text:p text:style-name="P13">9.Clear</text:p>
      <text:p text:style-name="P13">10.Exit</text:p>
      <text:p text:style-name="P13">&gt;3</text:p>
      <text:p text:style-name="P13">Delete Node</text:p>
      <text:p text:style-name="P13">Enter VALUE of TREE NODE to DELETE in BST: 66</text:p>
      <text:p text:style-name="P13">Node 55 Deleted</text:p>
      <text:p text:style-name="P13"/>
      <text:p text:style-name="P13">Select Operation: </text:p>
      <text:p text:style-name="P13">1.Insert Node</text:p>
      <text:p text:style-name="P13">2.Search Node</text:p>
      <text:p text:style-name="P13">3.Delete Node</text:p>
      <text:p text:style-name="P13">4.Print BST values </text:p>
      <text:p text:style-name="P13">5.Tree Traversal</text:p>
      <text:p text:style-name="P13">6.Number of Nodes at each level</text:p>
      <text:p text:style-name="P13"><text:soft-page-break/>7.Total Number of Nodes is Tree</text:p>
      <text:p text:style-name="P13">8.Depth Of Tree</text:p>
      <text:p text:style-name="P13">9.Clear</text:p>
      <text:p text:style-name="P13">10.Exit</text:p>
      <text:p text:style-name="P13">&gt;4</text:p>
      <text:p text:style-name="P13">Print BST</text:p>
      <text:p text:style-name="P13"/>
      <text:p text:style-name="P13"><text:s text:c="25"/>88</text:p>
      <text:p text:style-name="P13"/>
      <text:p text:style-name="P13"><text:s text:c="15"/>77</text:p>
      <text:p text:style-name="P13"/>
      <text:p text:style-name="P13"><text:s text:c="5"/>55</text:p>
      <text:p text:style-name="P13"/>
      <text:p text:style-name="P13"><text:s text:c="25"/>33</text:p>
      <text:p text:style-name="P13"/>
      <text:p text:style-name="P13"><text:s text:c="15"/>22</text:p>
      <text:p text:style-name="P13"/>
      <text:p text:style-name="P13">Select Operation: </text:p>
      <text:p text:style-name="P13">1.Insert Node</text:p>
      <text:p text:style-name="P13">2.Search Node</text:p>
      <text:p text:style-name="P13">3.Delete Node</text:p>
      <text:p text:style-name="P13">4.Print BST values </text:p>
      <text:p text:style-name="P13">5.Tree Traversal</text:p>
      <text:p text:style-name="P13">6.Number of Nodes at each level</text:p>
      <text:p text:style-name="P13">7.Total Number of Nodes is Tree</text:p>
      <text:p text:style-name="P13">8.Depth Of Tree</text:p>
      <text:p text:style-name="P13">9.Clear</text:p>
      <text:p text:style-name="P13">10.Exit</text:p>
      <text:p text:style-name="P13">&gt;5</text:p>
      <text:p text:style-name="P13"/>
      <text:p text:style-name="P13"><text:s text:c="25"/>88</text:p>
      <text:p text:style-name="P13"/>
      <text:p text:style-name="P13"><text:s text:c="15"/>77</text:p>
      <text:p text:style-name="P13"/>
      <text:p text:style-name="P13"><text:s text:c="5"/>55</text:p>
      <text:p text:style-name="P13"/>
      <text:p text:style-name="P13"><text:s text:c="25"/>33</text:p>
      <text:p text:style-name="P13"/>
      <text:p text:style-name="P13"><text:s text:c="15"/>22</text:p>
      <text:p text:style-name="P13"/>
      <text:p text:style-name="P13">Pre-Order Traversal of BST <text:s text:c="2"/>: 55 22 33 77 88 </text:p>
      <text:p text:style-name="P13">In-Order Traversal of BST <text:s text:c="3"/>: 22 33 55 77 88 </text:p>
      <text:p text:style-name="P13">Post-Order Traversal of BST <text:s/>: 33 22 88 77 55 </text:p>
      <text:p text:style-name="P13">Level order Traversal of BST : 55 22 77 33 88 </text:p>
      <text:p text:style-name="P13">Select Operation: </text:p>
      <text:p text:style-name="P13">1.Insert Node</text:p>
      <text:p text:style-name="P13">2.Search Node</text:p>
      <text:p text:style-name="P13">3.Delete Node</text:p>
      <text:p text:style-name="P13"><text:soft-page-break/>4.Print BST values </text:p>
      <text:p text:style-name="P13">5.Tree Traversal</text:p>
      <text:p text:style-name="P13">6.Number of Nodes at each level</text:p>
      <text:p text:style-name="P13">7.Total Number of Nodes is Tree</text:p>
      <text:p text:style-name="P13">8.Depth Of Tree</text:p>
      <text:p text:style-name="P13">9.Clear</text:p>
      <text:p text:style-name="P13">10.Exit</text:p>
      <text:p text:style-name="P13">&gt;10</text:p>
      <text:p text:style-name="P13"/>
      <text:p text:style-name="P13">********Program Ended********</text:p>
      <text:p text:style-name="P29"/>
      <text:p text:style-name="P29"/>
      <text:p text:style-name="P29">Q<text:bookmark-start text:name="AVLT"/>3. <text:span text:style-name="T7">Design a AVL tree, with all valid operations above</text:span><text:bookmark-end text:name="AVLT"/></text:p>
      <text:p text:style-name="P8"/>
      <text:p text:style-name="P8">Program:</text:p>
      <text:p text:style-name="P16">#include &lt;iostream&gt;</text:p>
      <text:p text:style-name="P16"># define SPACE 10</text:p>
      <text:p text:style-name="P16">using namespace std;</text:p>
      <text:p text:style-name="P16">template &lt;class T&gt;</text:p>
      <text:p text:style-name="P16">class treeNode</text:p>
      <text:p text:style-name="P16">{</text:p>
      <text:p text:style-name="P16">public:</text:p>
      <text:p text:style-name="P16"><text:s text:c="4"/>treeNode&lt;T&gt; *left;</text:p>
      <text:p text:style-name="P16"><text:s text:c="4"/>T data;</text:p>
      <text:p text:style-name="P16"><text:s text:c="4"/>int height;</text:p>
      <text:p text:style-name="P16"><text:s text:c="4"/>treeNode&lt;T&gt; *right;</text:p>
      <text:p text:style-name="P16"><text:s text:c="4"/>treeNode&lt;T&gt; *next;</text:p>
      <text:p text:style-name="P16"><text:s text:c="4"/>treeNode()</text:p>
      <text:p text:style-name="P16"><text:s text:c="4"/>{</text:p>
      <text:p text:style-name="P16"><text:s text:c="8"/>left = right = NULL;</text:p>
      <text:p text:style-name="P16"><text:s text:c="8"/>data = height = 0;</text:p>
      <text:p text:style-name="P16"><text:s text:c="4"/>}</text:p>
      <text:p text:style-name="P16"><text:s text:c="4"/>treeNode(T d)</text:p>
      <text:p text:style-name="P16"><text:s text:c="4"/>{</text:p>
      <text:p text:style-name="P16"><text:s text:c="8"/>left = right = NULL;</text:p>
      <text:p text:style-name="P16"><text:s text:c="8"/>data = d;</text:p>
      <text:p text:style-name="P16"><text:s text:c="8"/>height = 0;</text:p>
      <text:p text:style-name="P16"><text:s text:c="4"/>}</text:p>
      <text:p text:style-name="P16">};</text:p>
      <text:p text:style-name="P16">template &lt;class T&gt;</text:p>
      <text:p text:style-name="P16">class queue</text:p>
      <text:p text:style-name="P16">{</text:p>
      <text:p text:style-name="P16">public:</text:p>
      <text:p text:style-name="P16"><text:s text:c="4"/>treeNode&lt;T&gt; *front;</text:p>
      <text:p text:style-name="P16"><text:s text:c="4"/>treeNode&lt;T&gt; *rear;</text:p>
      <text:p text:style-name="P16"/>
      <text:p text:style-name="P16"><text:soft-page-break/><text:s text:c="4"/>queue()</text:p>
      <text:p text:style-name="P16"><text:s text:c="4"/>{</text:p>
      <text:p text:style-name="P16"><text:s text:c="8"/>front = NULL;</text:p>
      <text:p text:style-name="P16"><text:s text:c="8"/>rear = NULL;</text:p>
      <text:p text:style-name="P16"><text:s text:c="4"/>}</text:p>
      <text:p text:style-name="P16"><text:s text:c="4"/>bool isEmpty()</text:p>
      <text:p text:style-name="P16"><text:s text:c="4"/>{</text:p>
      <text:p text:style-name="P16"><text:s text:c="8"/>treeNode&lt;T&gt; *tempf = front;</text:p>
      <text:p text:style-name="P16"><text:s text:c="8"/>treeNode&lt;T&gt; *tempr = rear;</text:p>
      <text:p text:style-name="P16"><text:s text:c="8"/>if (tempf == NULL)</text:p>
      <text:p text:style-name="P16"><text:s text:c="8"/>{</text:p>
      <text:p text:style-name="P16"><text:s text:c="12"/>return true;</text:p>
      <text:p text:style-name="P16"><text:s text:c="8"/>}</text:p>
      <text:p text:style-name="P16"><text:s text:c="8"/>else</text:p>
      <text:p text:style-name="P16"><text:s text:c="8"/>{</text:p>
      <text:p text:style-name="P16"><text:s text:c="12"/>return false;</text:p>
      <text:p text:style-name="P16"><text:s text:c="8"/>}</text:p>
      <text:p text:style-name="P16"><text:s text:c="4"/>}</text:p>
      <text:p text:style-name="P16"><text:s text:c="4"/>void enqueue(treeNode&lt;T&gt; *n)</text:p>
      <text:p text:style-name="P16"><text:s text:c="4"/>{</text:p>
      <text:p text:style-name="P16"><text:s text:c="8"/>if (front == NULL)</text:p>
      <text:p text:style-name="P16"><text:s text:c="8"/>{</text:p>
      <text:p text:style-name="P16"><text:s text:c="12"/>front = n;</text:p>
      <text:p text:style-name="P16"><text:s text:c="12"/>rear = n;</text:p>
      <text:p text:style-name="P16"><text:s text:c="8"/>}</text:p>
      <text:p text:style-name="P16"><text:s text:c="8"/>else</text:p>
      <text:p text:style-name="P16"><text:s text:c="8"/>{</text:p>
      <text:p text:style-name="P16"><text:s text:c="12"/>rear-&gt;next = n;</text:p>
      <text:p text:style-name="P16"><text:s text:c="12"/>rear = n;</text:p>
      <text:p text:style-name="P16"><text:s text:c="8"/>}</text:p>
      <text:p text:style-name="P16"><text:s text:c="4"/>}</text:p>
      <text:p text:style-name="P16"><text:s text:c="4"/>treeNode&lt;T&gt; *dequeue()</text:p>
      <text:p text:style-name="P16"><text:s text:c="4"/>{</text:p>
      <text:p text:style-name="P16"><text:s text:c="8"/>treeNode&lt;T&gt; *temp = NULL;</text:p>
      <text:p text:style-name="P16"><text:s text:c="8"/>if (isEmpty())</text:p>
      <text:p text:style-name="P16"><text:s text:c="8"/>{</text:p>
      <text:p text:style-name="P16"><text:s text:c="12"/>return NULL;</text:p>
      <text:p text:style-name="P16"><text:s text:c="8"/>}</text:p>
      <text:p text:style-name="P16"><text:s text:c="8"/>else</text:p>
      <text:p text:style-name="P16"><text:s text:c="8"/>{</text:p>
      <text:p text:style-name="P16"><text:s text:c="12"/>if (front == rear)</text:p>
      <text:p text:style-name="P16"><text:s text:c="12"/>{</text:p>
      <text:p text:style-name="P16"><text:soft-page-break/><text:s text:c="16"/>temp = front;</text:p>
      <text:p text:style-name="P16"><text:s text:c="16"/>front = NULL;</text:p>
      <text:p text:style-name="P16"><text:s text:c="16"/>rear = NULL;</text:p>
      <text:p text:style-name="P16"><text:s text:c="16"/>return temp;</text:p>
      <text:p text:style-name="P16"><text:s text:c="12"/>}</text:p>
      <text:p text:style-name="P16"><text:s text:c="12"/>else</text:p>
      <text:p text:style-name="P16"><text:s text:c="12"/>{</text:p>
      <text:p text:style-name="P16"><text:s text:c="16"/>temp = front;</text:p>
      <text:p text:style-name="P16"><text:s text:c="16"/>front = front-&gt;next;</text:p>
      <text:p text:style-name="P16"><text:s text:c="16"/>return temp;</text:p>
      <text:p text:style-name="P16"><text:s text:c="12"/>}</text:p>
      <text:p text:style-name="P16"><text:s text:c="8"/>}</text:p>
      <text:p text:style-name="P16"><text:s text:c="4"/>}</text:p>
      <text:p text:style-name="P16">};</text:p>
      <text:p text:style-name="P16">template &lt;class T&gt;</text:p>
      <text:p text:style-name="P16">class AVLT</text:p>
      <text:p text:style-name="P16">{</text:p>
      <text:p text:style-name="P16">public:</text:p>
      <text:p text:style-name="P16"><text:s text:c="4"/>treeNode&lt;T&gt; *root;</text:p>
      <text:p text:style-name="P16"><text:s text:c="4"/>T element;</text:p>
      <text:p text:style-name="P16"><text:s text:c="4"/>AVLT()</text:p>
      <text:p text:style-name="P16"><text:s text:c="4"/>{</text:p>
      <text:p text:style-name="P16"><text:s text:c="8"/>root = NULL;</text:p>
      <text:p text:style-name="P16"><text:s text:c="4"/>}</text:p>
      <text:p text:style-name="P16"><text:s text:c="4"/>int BalanceFactor(treeNode&lt;T&gt; *p)</text:p>
      <text:p text:style-name="P16"><text:s text:c="4"/>{</text:p>
      <text:p text:style-name="P16"><text:s text:c="8"/>int hl, hr;</text:p>
      <text:p text:style-name="P16"><text:s text:c="8"/>hl = p &amp;&amp; p-&gt;left?p-&gt;left-&gt;height:0;</text:p>
      <text:p text:style-name="P16"><text:s text:c="8"/>hr = p &amp;&amp; p-&gt;right? p-&gt;right-&gt;height:0;</text:p>
      <text:p text:style-name="P16"><text:s text:c="8"/>return hl - hr;</text:p>
      <text:p text:style-name="P16"><text:s text:c="4"/>}</text:p>
      <text:p text:style-name="P16"><text:s text:c="4"/>int NodeHeight(treeNode&lt;T&gt; *p)</text:p>
      <text:p text:style-name="P16"><text:s text:c="4"/>{</text:p>
      <text:p text:style-name="P16"><text:s text:c="8"/>int hl, hr;</text:p>
      <text:p text:style-name="P16"><text:s text:c="8"/>hl = p &amp;&amp; p-&gt;left ? p-&gt;left-&gt;height : 0;</text:p>
      <text:p text:style-name="P16"><text:s text:c="8"/>hr = p &amp;&amp; p-&gt;right ? p-&gt;right-&gt;height : 0;</text:p>
      <text:p text:style-name="P16"><text:s text:c="8"/>return hl &gt; hr ? (hl + 1) : (hr + 1);</text:p>
      <text:p text:style-name="P16"><text:s text:c="4"/>}</text:p>
      <text:p text:style-name="P16"><text:s text:c="4"/>treeNode&lt;T&gt; *LLRotation(treeNode&lt;T&gt; *p)</text:p>
      <text:p text:style-name="P16"><text:s text:c="4"/>{</text:p>
      <text:p text:style-name="P16"><text:s text:c="8"/>treeNode&lt;T&gt; *pl = p-&gt;left;</text:p>
      <text:p text:style-name="P16"><text:s text:c="8"/>treeNode&lt;T&gt; *plr = pl-&gt;right;</text:p>
      <text:p text:style-name="P16"><text:s text:c="8"/>p-&gt;left = plr;</text:p>
      <text:p text:style-name="P16"><text:soft-page-break/><text:s text:c="8"/>pl-&gt;right = p;</text:p>
      <text:p text:style-name="P16"><text:s text:c="8"/>p-&gt;height = NodeHeight(p);</text:p>
      <text:p text:style-name="P16"><text:s text:c="8"/>pl-&gt;height = NodeHeight(pl);</text:p>
      <text:p text:style-name="P16"><text:s text:c="8"/>if (root == p)</text:p>
      <text:p text:style-name="P16"><text:s text:c="12"/>root = pl;</text:p>
      <text:p text:style-name="P16"><text:s text:c="8"/>return pl;</text:p>
      <text:p text:style-name="P16"><text:s text:c="4"/>}</text:p>
      <text:p text:style-name="P16"><text:s text:c="4"/>treeNode&lt;T&gt; *RRRotation(treeNode&lt;T&gt; *p)</text:p>
      <text:p text:style-name="P16"><text:s text:c="4"/>{</text:p>
      <text:p text:style-name="P16"><text:s text:c="8"/>treeNode&lt;T&gt; *pr = p-&gt;right;</text:p>
      <text:p text:style-name="P16"><text:s text:c="8"/>treeNode&lt;T&gt; *prl = pr-&gt;left;</text:p>
      <text:p text:style-name="P16"><text:s text:c="8"/>p-&gt;right = prl;</text:p>
      <text:p text:style-name="P16"><text:s text:c="8"/>pr-&gt;left = p;</text:p>
      <text:p text:style-name="P16"><text:s text:c="8"/>p-&gt;height = NodeHeight(p);</text:p>
      <text:p text:style-name="P16"><text:s text:c="8"/>pr-&gt;height = NodeHeight(pr);</text:p>
      <text:p text:style-name="P16"><text:s text:c="8"/>if (root = p)</text:p>
      <text:p text:style-name="P16"><text:s text:c="12"/>root = pr;</text:p>
      <text:p text:style-name="P16"><text:s text:c="8"/>return pr;</text:p>
      <text:p text:style-name="P16"><text:s text:c="4"/>}</text:p>
      <text:p text:style-name="P16"><text:s text:c="4"/>treeNode&lt;T&gt; *LRRotation(treeNode&lt;T&gt; *p)</text:p>
      <text:p text:style-name="P16"><text:s text:c="4"/>{</text:p>
      <text:p text:style-name="P16"><text:s text:c="8"/>treeNode&lt;T&gt; *pl = p-&gt;left;</text:p>
      <text:p text:style-name="P16"><text:s text:c="8"/>treeNode&lt;T&gt; *plr = pl-&gt;right;</text:p>
      <text:p text:style-name="P16"><text:s text:c="8"/>p-&gt;left = plr-&gt;right;</text:p>
      <text:p text:style-name="P16"><text:s text:c="8"/>pl-&gt;right = plr-&gt;left;</text:p>
      <text:p text:style-name="P16"><text:s text:c="8"/>plr-&gt;left = pl;</text:p>
      <text:p text:style-name="P16"><text:s text:c="8"/>plr-&gt;right = p;</text:p>
      <text:p text:style-name="P16"><text:s text:c="8"/>p-&gt;height = NodeHeight(p);</text:p>
      <text:p text:style-name="P16"><text:s text:c="8"/>pl-&gt;height = NodeHeight(pl);</text:p>
      <text:p text:style-name="P16"><text:s text:c="8"/>plr-&gt;height = NodeHeight(plr);</text:p>
      <text:p text:style-name="P16"><text:s text:c="8"/>if (root = p)</text:p>
      <text:p text:style-name="P16"><text:s text:c="12"/>root = plr;</text:p>
      <text:p text:style-name="P16"><text:s text:c="8"/>return plr;</text:p>
      <text:p text:style-name="P16"><text:s text:c="4"/>}</text:p>
      <text:p text:style-name="P16"><text:s text:c="4"/>treeNode&lt;T&gt; *RLRotation(treeNode&lt;T&gt; *p)</text:p>
      <text:p text:style-name="P16"><text:s text:c="4"/>{</text:p>
      <text:p text:style-name="P16"><text:s text:c="8"/>treeNode&lt;T&gt; *pr = p-&gt;right;</text:p>
      <text:p text:style-name="P16"><text:s text:c="8"/>treeNode&lt;T&gt; *prl = pr-&gt;left;</text:p>
      <text:p text:style-name="P16"><text:s text:c="8"/>p-&gt;right = prl-&gt;left;</text:p>
      <text:p text:style-name="P16"><text:s text:c="8"/>prl-&gt;left = p;</text:p>
      <text:p text:style-name="P16"><text:s text:c="8"/>prl-&gt;right = pr;</text:p>
      <text:p text:style-name="P16"><text:s text:c="8"/>pr-&gt;left = prl-&gt;right;</text:p>
      <text:p text:style-name="P16"><text:soft-page-break/><text:s text:c="8"/>p-&gt;height = NodeHeight(p);</text:p>
      <text:p text:style-name="P16"><text:s text:c="8"/>pr-&gt;height = NodeHeight(pr);</text:p>
      <text:p text:style-name="P16"><text:s text:c="8"/>prl-&gt;height = NodeHeight(prl);</text:p>
      <text:p text:style-name="P16"><text:s text:c="8"/>if (root = p)</text:p>
      <text:p text:style-name="P16"><text:s text:c="12"/>root = prl;</text:p>
      <text:p text:style-name="P16"><text:s text:c="8"/>return prl;</text:p>
      <text:p text:style-name="P16"><text:s text:c="4"/>}</text:p>
      <text:p text:style-name="P16"><text:s text:c="4"/>treeNode&lt;T&gt;* insert(treeNode&lt;T&gt; *p,T nd)</text:p>
      <text:p text:style-name="P16"><text:s text:c="4"/>{</text:p>
      <text:p text:style-name="P16"><text:s text:c="8"/>if(p==NULL)</text:p>
      <text:p text:style-name="P16"><text:s text:c="8"/>{</text:p>
      <text:p text:style-name="P16"><text:s text:c="12"/>treeNode&lt;T&gt;* temp=new treeNode&lt;int&gt;();</text:p>
      <text:p text:style-name="P16"><text:s text:c="12"/>temp-&gt;data=nd;</text:p>
      <text:p text:style-name="P16"><text:s text:c="12"/>temp-&gt;height=1;</text:p>
      <text:p text:style-name="P16"><text:s text:c="12"/>return temp;</text:p>
      <text:p text:style-name="P16"><text:s text:c="8"/>}</text:p>
      <text:p text:style-name="P16"><text:s text:c="8"/>if(nd&lt;p-&gt;data)</text:p>
      <text:p text:style-name="P16"><text:s text:c="8"/>{</text:p>
      <text:p text:style-name="P16"><text:s text:c="12"/>p-&gt;left=insert(p-&gt;left,nd);</text:p>
      <text:p text:style-name="P16"><text:s text:c="8"/>}</text:p>
      <text:p text:style-name="P16"><text:s text:c="8"/>else if(nd&gt;p-&gt;data)</text:p>
      <text:p text:style-name="P16"><text:s text:c="8"/>{ <text:s text:c="2"/></text:p>
      <text:p text:style-name="P16"><text:s text:c="12"/>p-&gt;right=insert(p-&gt;right,nd);</text:p>
      <text:p text:style-name="P16"><text:s text:c="8"/>}</text:p>
      <text:p text:style-name="P16"><text:s text:c="8"/>p-&gt;height=NodeHeight(p);</text:p>
      <text:p text:style-name="P16"><text:s text:c="8"/>if (BalanceFactor(p) == 2 &amp;&amp; BalanceFactor(p -&gt; left) == 1)</text:p>
      <text:p text:style-name="P16"><text:s text:c="13"/>return LLRotation(p);</text:p>
      <text:p text:style-name="P16"><text:s text:c="8"/>else if (BalanceFactor(p) == 2 &amp;&amp; BalanceFactor(p -&gt; left) == -1)</text:p>
      <text:p text:style-name="P16"><text:s text:c="13"/>return LRRotation(p);</text:p>
      <text:p text:style-name="P16"><text:s text:c="8"/>else if (BalanceFactor(p) == -2 &amp;&amp; BalanceFactor(p -&gt; right) == -1)</text:p>
      <text:p text:style-name="P16"><text:s text:c="13"/>return RRRotation(p);</text:p>
      <text:p text:style-name="P16"><text:s text:c="8"/>else if (BalanceFactor(p) == -2 &amp;&amp; BalanceFactor(p -&gt; right) == 1)</text:p>
      <text:p text:style-name="P16"><text:s text:c="13"/>return RLRotation(p);</text:p>
      <text:p text:style-name="P16"><text:s text:c="8"/>return p;</text:p>
      <text:p text:style-name="P16"><text:s text:c="4"/>}</text:p>
      <text:p text:style-name="P16"><text:s text:c="4"/>int DepthOfTree(treeNode&lt;T&gt;* root)</text:p>
      <text:p text:style-name="P16"><text:s text:c="4"/>{</text:p>
      <text:p text:style-name="P16"><text:s text:c="8"/>if(root==NULL)</text:p>
      <text:p text:style-name="P16"><text:s text:c="8"/>{</text:p>
      <text:p text:style-name="P16"><text:s text:c="12"/>return 0;</text:p>
      <text:p text:style-name="P16"><text:s text:c="8"/>}</text:p>
      <text:p text:style-name="P16"><text:s text:c="8"/>int x=DepthOfTree(root-&gt;left);</text:p>
      <text:p text:style-name="P16"><text:soft-page-break/><text:s text:c="8"/>int y=DepthOfTree(root-&gt;right);</text:p>
      <text:p text:style-name="P16"><text:s text:c="8"/>return x&gt;y?(x+1):(y+1);</text:p>
      <text:p text:style-name="P16"><text:s text:c="4"/>}</text:p>
      <text:p text:style-name="P16"><text:s text:c="4"/>int CalcNodesAtEachLevel(treeNode&lt;T&gt;* n,int current,int desired)</text:p>
      <text:p text:style-name="P16"><text:s text:c="4"/>{</text:p>
      <text:p text:style-name="P16"><text:s text:c="8"/>if(n==NULL)</text:p>
      <text:p text:style-name="P16"><text:s text:c="8"/>{</text:p>
      <text:p text:style-name="P16"><text:s text:c="12"/>return 0;</text:p>
      <text:p text:style-name="P16"><text:s text:c="8"/>}</text:p>
      <text:p text:style-name="P16"><text:s text:c="8"/>if(current=desired)</text:p>
      <text:p text:style-name="P16"><text:s text:c="8"/>{</text:p>
      <text:p text:style-name="P16"><text:s text:c="12"/>return 1;</text:p>
      <text:p text:style-name="P16"><text:s text:c="8"/>}</text:p>
      <text:p text:style-name="P16"><text:s text:c="8"/>else</text:p>
      <text:p text:style-name="P16"><text:s text:c="8"/>{</text:p>
      <text:p text:style-name="P16"><text:s text:c="12"/>return CalcNodesAtEachLevel(n-&gt;left,current+1,desired) + CalcNodesAtEachLevel(n-&gt;right,current+1,desired);</text:p>
      <text:p text:style-name="P16"><text:s text:c="8"/>}</text:p>
      <text:p text:style-name="P16"><text:s text:c="8"/></text:p>
      <text:p text:style-name="P16"><text:s text:c="4"/>}</text:p>
      <text:p text:style-name="P16"><text:s text:c="4"/>void PrintNumberOfNodesAtEachLevel(treeNode&lt;T&gt;* root)</text:p>
      <text:p text:style-name="P16"><text:s text:c="4"/>{</text:p>
      <text:p text:style-name="P16"><text:s text:c="8"/>int h=DepthOfTree(root);</text:p>
      <text:p text:style-name="P16"><text:s text:c="8"/>for(int i=0;i&lt;h;i++)</text:p>
      <text:p text:style-name="P16"><text:s text:c="8"/>{</text:p>
      <text:p text:style-name="P16"><text:s text:c="12"/>int count=CalcNodesAtEachLevel(root,0,i);</text:p>
      <text:p text:style-name="P16"><text:s text:c="12"/>cout &lt;&lt;"At Level " &lt;&lt; i+1 &lt;&lt; ", Number of Nodes are " &lt;&lt; count &lt;&lt;"."&lt;&lt;endl;</text:p>
      <text:p text:style-name="P16"><text:s text:c="8"/>}</text:p>
      <text:p text:style-name="P16"><text:s text:c="4"/>}</text:p>
      <text:p text:style-name="P16"><text:s text:c="4"/>void printAVLT(treeNode&lt;int&gt; *r, int space)</text:p>
      <text:p text:style-name="P16"><text:s text:c="4"/>{</text:p>
      <text:p text:style-name="P16"><text:s text:c="8"/>if (r == NULL)</text:p>
      <text:p text:style-name="P16"><text:s text:c="8"/>{</text:p>
      <text:p text:style-name="P16"><text:s text:c="12"/>return;</text:p>
      <text:p text:style-name="P16"><text:s text:c="8"/>}</text:p>
      <text:p text:style-name="P16"><text:s text:c="8"/>space += SPACE;</text:p>
      <text:p text:style-name="P16"><text:s text:c="8"/>printAVLT(r-&gt;right, space);</text:p>
      <text:p text:style-name="P16"><text:s text:c="8"/>cout &lt;&lt; endl;</text:p>
      <text:p text:style-name="P16"><text:s text:c="8"/>for (int i = SPACE; i &lt; space; i++)</text:p>
      <text:p text:style-name="P16"><text:s text:c="12"/>cout &lt;&lt; " ";</text:p>
      <text:p text:style-name="P16"><text:s text:c="8"/>cout &lt;&lt; r-&gt;data &lt;&lt; endl;</text:p>
      <text:p text:style-name="P16"><text:s text:c="8"/>printAVLT(r-&gt;left, space);</text:p>
      <text:p text:style-name="P16"><text:soft-page-break/><text:s text:c="4"/>}</text:p>
      <text:p text:style-name="P16"><text:s text:c="4"/>void PreOrder(treeNode&lt;T&gt;* root)</text:p>
      <text:p text:style-name="P16"><text:s text:c="4"/>{</text:p>
      <text:p text:style-name="P16"><text:s text:c="8"/>if(root==NULL)</text:p>
      <text:p text:style-name="P16"><text:s text:c="8"/>{</text:p>
      <text:p text:style-name="P16"><text:s text:c="12"/>return;</text:p>
      <text:p text:style-name="P16"><text:s text:c="8"/>}</text:p>
      <text:p text:style-name="P16"><text:s text:c="8"/>else</text:p>
      <text:p text:style-name="P16"><text:s text:c="8"/>{</text:p>
      <text:p text:style-name="P16"><text:s text:c="12"/>cout &lt;&lt; root-&gt;data &lt;&lt;" ";</text:p>
      <text:p text:style-name="P16"><text:s text:c="12"/>PreOrder(root-&gt;left);</text:p>
      <text:p text:style-name="P16"><text:s text:c="12"/>PreOrder(root-&gt;right); </text:p>
      <text:p text:style-name="P16"><text:s text:c="8"/>}</text:p>
      <text:p text:style-name="P16"><text:s text:c="4"/>}</text:p>
      <text:p text:style-name="P16"><text:s text:c="4"/>void InOrder(treeNode&lt;T&gt;* root)</text:p>
      <text:p text:style-name="P16"><text:s text:c="4"/>{</text:p>
      <text:p text:style-name="P16"><text:s text:c="8"/>if(root==NULL)</text:p>
      <text:p text:style-name="P16"><text:s text:c="8"/>{</text:p>
      <text:p text:style-name="P16"><text:s text:c="12"/>return;</text:p>
      <text:p text:style-name="P16"><text:s text:c="8"/>}</text:p>
      <text:p text:style-name="P16"><text:s text:c="8"/>else</text:p>
      <text:p text:style-name="P16"><text:s text:c="8"/>{</text:p>
      <text:p text:style-name="P16"><text:s text:c="12"/>InOrder(root-&gt;left);</text:p>
      <text:p text:style-name="P16"><text:s text:c="12"/>cout &lt;&lt; root-&gt;data &lt;&lt;" ";</text:p>
      <text:p text:style-name="P16"><text:s text:c="12"/>InOrder(root-&gt;right); </text:p>
      <text:p text:style-name="P16"><text:s text:c="8"/>}</text:p>
      <text:p text:style-name="P16"><text:s text:c="4"/>}</text:p>
      <text:p text:style-name="P16"><text:s text:c="4"/>void PostOrder(treeNode&lt;T&gt;* root)</text:p>
      <text:p text:style-name="P16"><text:s text:c="4"/>{</text:p>
      <text:p text:style-name="P16"><text:s text:c="8"/>if(root==NULL)</text:p>
      <text:p text:style-name="P16"><text:s text:c="8"/>{</text:p>
      <text:p text:style-name="P16"><text:s text:c="12"/>return;</text:p>
      <text:p text:style-name="P16"><text:s text:c="8"/>}</text:p>
      <text:p text:style-name="P16"><text:s text:c="8"/>else</text:p>
      <text:p text:style-name="P16"><text:s text:c="8"/>{</text:p>
      <text:p text:style-name="P16"><text:s text:c="12"/>PostOrder(root-&gt;left);</text:p>
      <text:p text:style-name="P16"><text:s text:c="12"/>PostOrder(root-&gt;right); </text:p>
      <text:p text:style-name="P16"><text:s text:c="12"/>cout &lt;&lt; root-&gt;data &lt;&lt;" ";</text:p>
      <text:p text:style-name="P16"><text:s text:c="8"/>}</text:p>
      <text:p text:style-name="P16"><text:s text:c="4"/>}</text:p>
      <text:p text:style-name="P16"><text:s text:c="4"/>void printGivenLevel(treeNode&lt;T&gt;* n,int level) //Used for LevelOrderTraversal</text:p>
      <text:p text:style-name="P16"><text:s text:c="4"/>{</text:p>
      <text:p text:style-name="P16"><text:soft-page-break/><text:s text:c="8"/>if(n==NULL)</text:p>
      <text:p text:style-name="P16"><text:s text:c="8"/>{</text:p>
      <text:p text:style-name="P16"><text:s text:c="12"/>return;</text:p>
      <text:p text:style-name="P16"><text:s text:c="8"/>}</text:p>
      <text:p text:style-name="P16"><text:s text:c="8"/>else if(level==0)</text:p>
      <text:p text:style-name="P16"><text:s text:c="8"/>{</text:p>
      <text:p text:style-name="P16"><text:s text:c="12"/>cout &lt;&lt; n-&gt;data &lt;&lt; " ";</text:p>
      <text:p text:style-name="P16"><text:s text:c="8"/>}</text:p>
      <text:p text:style-name="P16"><text:s text:c="8"/>else</text:p>
      <text:p text:style-name="P16"><text:s text:c="8"/>{</text:p>
      <text:p text:style-name="P16"><text:s text:c="12"/>printGivenLevel(n-&gt;left,level-1);</text:p>
      <text:p text:style-name="P16"><text:s text:c="12"/>printGivenLevel(n-&gt;right,level-1);</text:p>
      <text:p text:style-name="P16"><text:s text:c="8"/>}</text:p>
      <text:p text:style-name="P16"><text:s text:c="4"/>}</text:p>
      <text:p text:style-name="P16"><text:s text:c="4"/>void LevelOrder(treeNode&lt;T&gt; *n)</text:p>
      <text:p text:style-name="P16"><text:s text:c="4"/>{</text:p>
      <text:p text:style-name="P16"><text:s text:c="8"/>int h = DepthOfTree(n);</text:p>
      <text:p text:style-name="P16"><text:s text:c="8"/>for (int i = 0; i &lt;= h; i++)</text:p>
      <text:p text:style-name="P16"><text:s text:c="13"/>printGivenLevel(n, i);</text:p>
      <text:p text:style-name="P16"><text:s text:c="4"/>}</text:p>
      <text:p text:style-name="P16"><text:s text:c="4"/>int TotalNumberOfNodesInTree(treeNode&lt;T&gt;* root)</text:p>
      <text:p text:style-name="P16"><text:s text:c="4"/>{</text:p>
      <text:p text:style-name="P16"><text:s text:c="8"/>if(root==NULL)</text:p>
      <text:p text:style-name="P16"><text:s text:c="8"/>{</text:p>
      <text:p text:style-name="P16"><text:s text:c="12"/>return 0;</text:p>
      <text:p text:style-name="P16"><text:s text:c="8"/>}</text:p>
      <text:p text:style-name="P16"><text:s text:c="8"/>else</text:p>
      <text:p text:style-name="P16"><text:s text:c="8"/>{</text:p>
      <text:p text:style-name="P16"><text:s text:c="12"/>int x=TotalNumberOfNodesInTree(root-&gt;left);</text:p>
      <text:p text:style-name="P16"><text:s text:c="12"/>int y=TotalNumberOfNodesInTree(root-&gt;right);</text:p>
      <text:p text:style-name="P16"><text:s text:c="12"/>return x+y+1;</text:p>
      <text:p text:style-name="P16"><text:s text:c="8"/>}</text:p>
      <text:p text:style-name="P16"><text:s text:c="8"/></text:p>
      <text:p text:style-name="P16"><text:s text:c="4"/>}</text:p>
      <text:p text:style-name="P16"><text:s text:c="4"/>treeNode&lt;T&gt; *minValueNode(treeNode&lt;T&gt; *node)</text:p>
      <text:p text:style-name="P16"><text:s text:c="4"/>{</text:p>
      <text:p text:style-name="P16"><text:s text:c="8"/>treeNode&lt;T&gt; *current = node;</text:p>
      <text:p text:style-name="P16"><text:s text:c="8"/>/* loop down to find the leftmost leaf */</text:p>
      <text:p text:style-name="P16"><text:s text:c="8"/>while (current-&gt;left != NULL)</text:p>
      <text:p text:style-name="P16"><text:s text:c="8"/>{</text:p>
      <text:p text:style-name="P16"><text:s text:c="12"/>current = current-&gt;left;</text:p>
      <text:p text:style-name="P16"><text:s text:c="8"/>}</text:p>
      <text:p text:style-name="P16"><text:soft-page-break/><text:s text:c="8"/>return current;</text:p>
      <text:p text:style-name="P16"><text:s text:c="4"/>}</text:p>
      <text:p text:style-name="P16"><text:s text:c="4"/>treeNode&lt;T&gt; *deleteNode(treeNode&lt;T&gt; *p, int v)</text:p>
      <text:p text:style-name="P16"><text:s text:c="4"/>{</text:p>
      <text:p text:style-name="P16"><text:s text:c="8"/>// base case</text:p>
      <text:p text:style-name="P16"><text:s text:c="8"/>if (p == NULL)</text:p>
      <text:p text:style-name="P16"><text:s text:c="8"/>{</text:p>
      <text:p text:style-name="P16"><text:s text:c="12"/>return NULL;</text:p>
      <text:p text:style-name="P16"><text:s text:c="8"/>}</text:p>
      <text:p text:style-name="P16"><text:s text:c="8"/>// If the key to be deleted is smaller than the root's key,</text:p>
      <text:p text:style-name="P16"><text:s text:c="8"/>// then it lies in left subtree</text:p>
      <text:p text:style-name="P16"><text:s text:c="8"/>else if (v &lt; p-&gt;data)</text:p>
      <text:p text:style-name="P16"><text:s text:c="8"/>{</text:p>
      <text:p text:style-name="P16"><text:s text:c="12"/>p-&gt;left = deleteNode(p-&gt;left, v);</text:p>
      <text:p text:style-name="P16"><text:s text:c="8"/>}</text:p>
      <text:p text:style-name="P16"><text:s text:c="8"/>// If the key to be deleted is greater than the root's key,</text:p>
      <text:p text:style-name="P16"><text:s text:c="8"/>// then it lies in right subtree</text:p>
      <text:p text:style-name="P16"><text:s text:c="8"/>else if (v &gt; p-&gt;data)</text:p>
      <text:p text:style-name="P16"><text:s text:c="8"/>{</text:p>
      <text:p text:style-name="P16"><text:s text:c="12"/>p-&gt;right = deleteNode(p-&gt;right, v);</text:p>
      <text:p text:style-name="P16"><text:s text:c="8"/>}</text:p>
      <text:p text:style-name="P16"><text:s text:c="8"/>// if key is same as root's key, then This is the node to be deleted</text:p>
      <text:p text:style-name="P16"><text:s text:c="8"/>else</text:p>
      <text:p text:style-name="P16"><text:s text:c="8"/>{</text:p>
      <text:p text:style-name="P16"><text:s text:c="12"/>// node with only one child or no child</text:p>
      <text:p text:style-name="P16"><text:s text:c="12"/>if (p-&gt;left == NULL)</text:p>
      <text:p text:style-name="P16"><text:s text:c="12"/>{</text:p>
      <text:p text:style-name="P16"><text:s text:c="16"/>treeNode&lt;T&gt; *temp = p-&gt;right;</text:p>
      <text:p text:style-name="P16"><text:s text:c="16"/>delete p;</text:p>
      <text:p text:style-name="P16"><text:s text:c="16"/>return temp;</text:p>
      <text:p text:style-name="P16"><text:s text:c="12"/>}</text:p>
      <text:p text:style-name="P16"><text:s text:c="12"/>else if (p-&gt;right == NULL)</text:p>
      <text:p text:style-name="P16"><text:s text:c="12"/>{</text:p>
      <text:p text:style-name="P16"><text:s text:c="16"/>treeNode&lt;T&gt; *temp = p-&gt;left;</text:p>
      <text:p text:style-name="P16"><text:s text:c="16"/>delete p;</text:p>
      <text:p text:style-name="P16"><text:s text:c="16"/>return temp;</text:p>
      <text:p text:style-name="P16"><text:s text:c="12"/>}</text:p>
      <text:p text:style-name="P16"><text:s text:c="12"/>else</text:p>
      <text:p text:style-name="P16"><text:s text:c="12"/>{</text:p>
      <text:p text:style-name="P16"><text:s text:c="16"/>// node with two children: Get the inorder successor (smallest</text:p>
      <text:p text:style-name="P16"><text:s text:c="16"/>// in the right subtree)</text:p>
      <text:p text:style-name="P16"><text:s text:c="16"/>treeNode&lt;T&gt; *temp = minValueNode(p-&gt;right);</text:p>
      <text:p text:style-name="P16"><text:soft-page-break/><text:s text:c="16"/>// Copy the inorder successor's content to this node</text:p>
      <text:p text:style-name="P16"><text:s text:c="16"/>p-&gt;data = temp-&gt;data;</text:p>
      <text:p text:style-name="P16"><text:s text:c="16"/>// Delete the inorder successor</text:p>
      <text:p text:style-name="P16"><text:s text:c="16"/>p-&gt;right = deleteNode(p-&gt;right, temp-&gt;data);</text:p>
      <text:p text:style-name="P16"><text:s text:c="16"/>//deleteNode(p-&gt;right, temp-&gt;data);</text:p>
      <text:p text:style-name="P16"><text:s text:c="12"/>}</text:p>
      <text:p text:style-name="P16"><text:s text:c="8"/>return p;</text:p>
      <text:p text:style-name="P16"><text:s text:c="8"/>}</text:p>
      <text:p text:style-name="P16"><text:s text:c="8"/>p-&gt;height=NodeHeight(p);</text:p>
      <text:p text:style-name="P16"><text:s text:c="8"/>if (BalanceFactor(p) == 2 &amp;&amp; BalanceFactor(p -&gt; left) == 1)</text:p>
      <text:p text:style-name="P16"><text:s text:c="13"/>return LLRotation(p);</text:p>
      <text:p text:style-name="P16"><text:s text:c="8"/>else if (BalanceFactor(p) == 2 &amp;&amp; BalanceFactor(p -&gt; left) == -1)</text:p>
      <text:p text:style-name="P16"><text:s text:c="13"/>return LRRotation(p);</text:p>
      <text:p text:style-name="P16"><text:s text:c="8"/>else if (BalanceFactor(p) == -2 &amp;&amp; BalanceFactor(p -&gt; right) == -1)</text:p>
      <text:p text:style-name="P16"><text:s text:c="13"/>return RRRotation(p);</text:p>
      <text:p text:style-name="P16"><text:s text:c="8"/>else if (BalanceFactor(p) == -2 &amp;&amp; BalanceFactor(p -&gt; right) == 1)</text:p>
      <text:p text:style-name="P16"><text:s text:c="13"/>return RLRotation(p);</text:p>
      <text:p text:style-name="P16"><text:s text:c="8"/>return p;</text:p>
      <text:p text:style-name="P16"><text:s text:c="4"/>}</text:p>
      <text:p text:style-name="P16"><text:s text:c="4"/>T CheckIfNodeExists(T n)</text:p>
      <text:p text:style-name="P16"><text:s text:c="4"/>{</text:p>
      <text:p text:style-name="P16"><text:s text:c="8"/>queue&lt;T&gt; q;</text:p>
      <text:p text:style-name="P16"><text:s text:c="8"/>q.enqueue(root);</text:p>
      <text:p text:style-name="P16"><text:s text:c="8"/>treeNode&lt;T&gt; *temp = root;</text:p>
      <text:p text:style-name="P16"><text:s text:c="8"/>while (temp-&gt;data != n &amp;&amp; !q.isEmpty())</text:p>
      <text:p text:style-name="P16"><text:s text:c="8"/>{</text:p>
      <text:p text:style-name="P16"><text:s text:c="12"/>temp = q.dequeue();</text:p>
      <text:p text:style-name="P16"><text:s text:c="12"/>if (temp-&gt;left)</text:p>
      <text:p text:style-name="P16"><text:s text:c="12"/>{</text:p>
      <text:p text:style-name="P16"><text:s text:c="16"/>q.enqueue(temp-&gt;left);</text:p>
      <text:p text:style-name="P16"><text:s text:c="12"/>}</text:p>
      <text:p text:style-name="P16"><text:s text:c="12"/>if (temp-&gt;right)</text:p>
      <text:p text:style-name="P16"><text:s text:c="12"/>{</text:p>
      <text:p text:style-name="P16"><text:s text:c="16"/>q.enqueue(temp-&gt;right);</text:p>
      <text:p text:style-name="P16"><text:s text:c="12"/>}</text:p>
      <text:p text:style-name="P16"><text:s text:c="8"/>}</text:p>
      <text:p text:style-name="P16"><text:s text:c="8"/>if (temp-&gt;data == n)</text:p>
      <text:p text:style-name="P16"><text:s text:c="8"/>{</text:p>
      <text:p text:style-name="P16"><text:s text:c="12"/>return n;</text:p>
      <text:p text:style-name="P16"><text:s text:c="8"/>}</text:p>
      <text:p text:style-name="P16"><text:s text:c="8"/>else</text:p>
      <text:p text:style-name="P16"><text:s text:c="8"/>{</text:p>
      <text:p text:style-name="P16"><text:soft-page-break/><text:s text:c="12"/>return 0;</text:p>
      <text:p text:style-name="P16"><text:s text:c="8"/>}</text:p>
      <text:p text:style-name="P16"><text:s text:c="4"/>}</text:p>
      <text:p text:style-name="P16">};</text:p>
      <text:p text:style-name="P16">int main()</text:p>
      <text:p text:style-name="P16">{</text:p>
      <text:p text:style-name="P16"><text:s text:c="4"/>AVLT&lt;int&gt; obj;</text:p>
      <text:p text:style-name="P16"><text:s text:c="3"/>int user_input;</text:p>
      <text:p text:style-name="P16"><text:s text:c="4"/>do</text:p>
      <text:p text:style-name="P16"><text:s text:c="4"/>{</text:p>
      <text:p text:style-name="P16"><text:s text:c="8"/>treeNode&lt;int&gt; *temp = new treeNode&lt;int&gt;();</text:p>
      <text:p text:style-name="P16"><text:s text:c="8"/>cout &lt;&lt; "\nSelect Operation: " &lt;&lt; endl;</text:p>
      <text:p text:style-name="P16"><text:s text:c="8"/>cout &lt;&lt; "1.Insert Node\n2.Search Node\n3.Delete Node\n4.Print AVL Tree values \n5.Tree Traversal\n6.Number of Nodes at each level\n7.Total Number of Nodes is Tree\n8.Depth Of Tree\n9.Clear\n10.Exit" &lt;&lt; endl;</text:p>
      <text:p text:style-name="P16"><text:s text:c="8"/>cout &lt;&lt; "&gt;";</text:p>
      <text:p text:style-name="P16"><text:s text:c="8"/>cin &gt;&gt; user_input;</text:p>
      <text:p text:style-name="P16"><text:s text:c="8"/>switch (user_input)</text:p>
      <text:p text:style-name="P16"><text:s text:c="8"/>{</text:p>
      <text:p text:style-name="P16"><text:s text:c="8"/>case 1:</text:p>
      <text:p text:style-name="P16"><text:s text:c="8"/>{</text:p>
      <text:p text:style-name="P16"><text:s text:c="12"/>cout &lt;&lt; "Insert" &lt;&lt; endl;</text:p>
      <text:p text:style-name="P16"><text:s text:c="12"/>cout &lt;&lt; "&gt;";</text:p>
      <text:p text:style-name="P16"><text:s text:c="12"/>cin &gt;&gt; obj.element;</text:p>
      <text:p text:style-name="P16"><text:s text:c="12"/>temp-&gt;data = obj.element;</text:p>
      <text:p text:style-name="P16"><text:s text:c="12"/>if (obj.root == NULL)</text:p>
      <text:p text:style-name="P16"><text:s text:c="12"/>{</text:p>
      <text:p text:style-name="P16"><text:s text:c="16"/>obj.root=obj.insert(obj.root,obj.element);</text:p>
      <text:p text:style-name="P16"><text:s text:c="12"/>}</text:p>
      <text:p text:style-name="P16"><text:s text:c="12"/>else if (obj.element == obj.CheckIfNodeExists(obj.element))</text:p>
      <text:p text:style-name="P16"><text:s text:c="12"/>{</text:p>
      <text:p text:style-name="P16"><text:s text:c="16"/>cout &lt;&lt; "No Duplicates are Allowed" &lt;&lt; endl;</text:p>
      <text:p text:style-name="P16"><text:s text:c="12"/>}</text:p>
      <text:p text:style-name="P16"><text:s text:c="12"/>else</text:p>
      <text:p text:style-name="P16"><text:s text:c="12"/>{</text:p>
      <text:p text:style-name="P16"><text:s text:c="16"/>obj.insert(obj.root,obj.element);</text:p>
      <text:p text:style-name="P16"><text:s text:c="12"/>}</text:p>
      <text:p text:style-name="P16"><text:s text:c="12"/>break;</text:p>
      <text:p text:style-name="P16"><text:s text:c="8"/>}</text:p>
      <text:p text:style-name="P16"><text:s text:c="8"/>case 2:</text:p>
      <text:p text:style-name="P16"><text:s text:c="8"/>{</text:p>
      <text:p text:style-name="P16"><text:s text:c="12"/>cout &lt;&lt; "Search Node" &lt;&lt; endl;</text:p>
      <text:p text:style-name="P16"><text:s text:c="12"/>cout &lt;&lt; "Enter Value to be searched : ";</text:p>
      <text:p text:style-name="P16"><text:soft-page-break/><text:s text:c="12"/>cin &gt;&gt; obj.element;</text:p>
      <text:p text:style-name="P16"><text:s text:c="12"/>temp-&gt;data = obj.element;</text:p>
      <text:p text:style-name="P16"><text:s text:c="12"/>if (obj.element == obj.CheckIfNodeExists(obj.element))</text:p>
      <text:p text:style-name="P16"><text:s text:c="12"/>{</text:p>
      <text:p text:style-name="P16"><text:s text:c="16"/>cout &lt;&lt; "Element is Present in Tree." &lt;&lt; endl;</text:p>
      <text:p text:style-name="P16"><text:s text:c="12"/>}</text:p>
      <text:p text:style-name="P16"><text:s text:c="12"/>else</text:p>
      <text:p text:style-name="P16"><text:s text:c="12"/>{</text:p>
      <text:p text:style-name="P16"><text:s text:c="16"/>cout &lt;&lt; "Element is Not Present in Tree." &lt;&lt; endl;</text:p>
      <text:p text:style-name="P16"><text:s text:c="12"/>}</text:p>
      <text:p text:style-name="P16"><text:s text:c="12"/>break;</text:p>
      <text:p text:style-name="P16"><text:s text:c="8"/>}</text:p>
      <text:p text:style-name="P16"><text:s text:c="8"/>case 3:</text:p>
      <text:p text:style-name="P16"><text:s text:c="8"/>{</text:p>
      <text:p text:style-name="P16"><text:s text:c="12"/>cout &lt;&lt; "Delete Node" &lt;&lt; endl;</text:p>
      <text:p text:style-name="P16"><text:s text:c="12"/>cout &lt;&lt; "Enter VALUE of TREE NODE to DELETE in AVL Tree: ";</text:p>
      <text:p text:style-name="P16"><text:s text:c="12"/>cin &gt;&gt; obj.element;</text:p>
      <text:p text:style-name="P16"><text:s text:c="12"/>temp-&gt;data = obj.element;</text:p>
      <text:p text:style-name="P16"><text:s text:c="12"/>if (obj.element == obj.CheckIfNodeExists(obj.element))</text:p>
      <text:p text:style-name="P16"><text:s text:c="12"/>{</text:p>
      <text:p text:style-name="P16"><text:s text:c="16"/>temp = obj.deleteNode(obj.root, obj.element);</text:p>
      <text:p text:style-name="P16"><text:s text:c="16"/>cout &lt;&lt; "Node " &lt;&lt; obj.element &lt;&lt; " Deleted" &lt;&lt; endl;</text:p>
      <text:p text:style-name="P16"><text:s text:c="12"/>}</text:p>
      <text:p text:style-name="P16"><text:s text:c="12"/>else</text:p>
      <text:p text:style-name="P16"><text:s text:c="12"/>{</text:p>
      <text:p text:style-name="P16"><text:s text:c="16"/>cout &lt;&lt; "Node NOT found" &lt;&lt; endl;</text:p>
      <text:p text:style-name="P16"><text:s text:c="12"/>}</text:p>
      <text:p text:style-name="P16"><text:s text:c="12"/>break;</text:p>
      <text:p text:style-name="P16"><text:s text:c="8"/>}</text:p>
      <text:p text:style-name="P16"><text:s text:c="8"/>case 4:</text:p>
      <text:p text:style-name="P16"><text:s text:c="8"/>{</text:p>
      <text:p text:style-name="P16"><text:s text:c="12"/>cout &lt;&lt; "Print AVL Tree" &lt;&lt; endl;</text:p>
      <text:p text:style-name="P16"><text:s text:c="12"/>obj.printAVLT(obj.root, 5);</text:p>
      <text:p text:style-name="P16"><text:s text:c="12"/>break;</text:p>
      <text:p text:style-name="P16"><text:s text:c="8"/>}</text:p>
      <text:p text:style-name="P16"><text:s text:c="8"/>case 5:</text:p>
      <text:p text:style-name="P16"><text:s text:c="8"/>{</text:p>
      <text:p text:style-name="P16"><text:s text:c="12"/>obj.printAVLT(obj.root, 5);</text:p>
      <text:p text:style-name="P16"><text:s text:c="12"/>cout &lt;&lt; "\nPre-Order Traversal of AVL Tree <text:s text:c="2"/>: ";</text:p>
      <text:p text:style-name="P16"><text:s text:c="12"/>obj.PreOrder(obj.root);</text:p>
      <text:p text:style-name="P16"><text:s text:c="12"/>cout &lt;&lt; "\nIn-Order Traversal of AVL Tree <text:s text:c="3"/>: ";</text:p>
      <text:p text:style-name="P16"><text:s text:c="12"/>obj.InOrder(obj.root);</text:p>
      <text:p text:style-name="P16"><text:soft-page-break/><text:s text:c="12"/>cout &lt;&lt; "\nPost-Order Traversal of AVL Tree <text:s/>: ";</text:p>
      <text:p text:style-name="P16"><text:s text:c="12"/>obj.PostOrder(obj.root);</text:p>
      <text:p text:style-name="P16"><text:s text:c="12"/>cout &lt;&lt; "\nLevel order Traversal of AVL Tree : ";</text:p>
      <text:p text:style-name="P16"><text:s text:c="12"/>obj.LevelOrder(obj.root);</text:p>
      <text:p text:style-name="P16"><text:s text:c="12"/>break;</text:p>
      <text:p text:style-name="P16"><text:s text:c="8"/>}</text:p>
      <text:p text:style-name="P16"><text:s text:c="8"/>case 6:</text:p>
      <text:p text:style-name="P16"><text:s text:c="8"/>{</text:p>
      <text:p text:style-name="P16"><text:s text:c="12"/>cout &lt;&lt; "Number of Nodes at each Level are :" &lt;&lt; endl;</text:p>
      <text:p text:style-name="P16"><text:s text:c="12"/>obj.PrintNumberOfNodesAtEachLevel(obj.root);</text:p>
      <text:p text:style-name="P16"><text:s text:c="12"/>break;</text:p>
      <text:p text:style-name="P16"><text:s text:c="8"/>}</text:p>
      <text:p text:style-name="P16"><text:s text:c="8"/>case 7:</text:p>
      <text:p text:style-name="P16"><text:s text:c="8"/>{</text:p>
      <text:p text:style-name="P16"><text:s text:c="12"/>cout &lt;&lt; "Total Number of Nodes in Tree are : " &lt;&lt; obj.TotalNumberOfNodesInTree(obj.root);</text:p>
      <text:p text:style-name="P16"><text:s text:c="12"/>break;</text:p>
      <text:p text:style-name="P16"><text:s text:c="8"/>}</text:p>
      <text:p text:style-name="P16"><text:s text:c="8"/>case 8:</text:p>
      <text:p text:style-name="P16"><text:s text:c="8"/>{</text:p>
      <text:p text:style-name="P16"><text:s text:c="12"/>cout &lt;&lt; "Depth of Tree is " &lt;&lt; obj.DepthOfTree(obj.root) - 1;</text:p>
      <text:p text:style-name="P16"><text:s text:c="12"/>break;</text:p>
      <text:p text:style-name="P16"><text:s text:c="8"/>}</text:p>
      <text:p text:style-name="P16"><text:s text:c="8"/>case 9:</text:p>
      <text:p text:style-name="P16"><text:s text:c="12"/>system("clear");</text:p>
      <text:p text:style-name="P16"><text:s text:c="12"/>break;</text:p>
      <text:p text:style-name="P16"><text:s text:c="8"/>case 10:</text:p>
      <text:p text:style-name="P16"><text:s text:c="12"/>cout &lt;&lt; "\n********Program Ended********\n";</text:p>
      <text:p text:style-name="P16"><text:s text:c="12"/>break;</text:p>
      <text:p text:style-name="P16"><text:s text:c="8"/>default:</text:p>
      <text:p text:style-name="P16"><text:s text:c="12"/>cout &lt;&lt; "Invalid Input" &lt;&lt; endl;</text:p>
      <text:p text:style-name="P16"><text:s text:c="8"/>}</text:p>
      <text:p text:style-name="P16"><text:s text:c="4"/>} while (user_input != 10);</text:p>
      <text:p text:style-name="P16"><text:s text:c="4"/>return 0;</text:p>
      <text:p text:style-name="P16">}</text:p>
      <text:p text:style-name="P3"/>
      <text:p text:style-name="P7">Output:</text:p>
      <text:p text:style-name="P15"/>
      <text:p text:style-name="P15">Select Operation: </text:p>
      <text:p text:style-name="P15">1.Insert Node</text:p>
      <text:p text:style-name="P15">2.Search Node</text:p>
      <text:p text:style-name="P15">3.Delete Node</text:p>
      <text:p text:style-name="P15">4.Print AVL Tree values </text:p>
      <text:p text:style-name="P15">5.Tree Traversal</text:p>
      <text:p text:style-name="P15">6.Number of Nodes at each level</text:p>
      <text:p text:style-name="P15"><text:soft-page-break/>7.Total Number of Nodes is Tree</text:p>
      <text:p text:style-name="P15">8.Depth Of Tree</text:p>
      <text:p text:style-name="P15">9.Clear</text:p>
      <text:p text:style-name="P15">10.Exit</text:p>
      <text:p text:style-name="P15">&gt;1</text:p>
      <text:p text:style-name="P15">Insert</text:p>
      <text:p text:style-name="P15">&gt;55</text:p>
      <text:p text:style-name="P15"/>
      <text:p text:style-name="P15">Select Operation: </text:p>
      <text:p text:style-name="P15">1.Insert Node</text:p>
      <text:p text:style-name="P15">2.Search Node</text:p>
      <text:p text:style-name="P15">3.Delete Node</text:p>
      <text:p text:style-name="P15">4.Print AVL Tree values </text:p>
      <text:p text:style-name="P15">5.Tree Traversal</text:p>
      <text:p text:style-name="P15">6.Number of Nodes at each level</text:p>
      <text:p text:style-name="P15">7.Total Number of Nodes is Tree</text:p>
      <text:p text:style-name="P15">8.Depth Of Tree</text:p>
      <text:p text:style-name="P15">9.Clear</text:p>
      <text:p text:style-name="P15">10.Exit</text:p>
      <text:p text:style-name="P15">&gt;1</text:p>
      <text:p text:style-name="P15">Insert</text:p>
      <text:p text:style-name="P15">&gt;66</text:p>
      <text:p text:style-name="P15"/>
      <text:p text:style-name="P15">Select Operation: </text:p>
      <text:p text:style-name="P15">1.Insert Node</text:p>
      <text:p text:style-name="P15">2.Search Node</text:p>
      <text:p text:style-name="P15">3.Delete Node</text:p>
      <text:p text:style-name="P15">4.Print AVL Tree values </text:p>
      <text:p text:style-name="P15">5.Tree Traversal</text:p>
      <text:p text:style-name="P15">6.Number of Nodes at each level</text:p>
      <text:p text:style-name="P15">7.Total Number of Nodes is Tree</text:p>
      <text:p text:style-name="P15">8.Depth Of Tree</text:p>
      <text:p text:style-name="P15">9.Clear</text:p>
      <text:p text:style-name="P15">10.Exit</text:p>
      <text:p text:style-name="P15">&gt;1</text:p>
      <text:p text:style-name="P15">Insert</text:p>
      <text:p text:style-name="P15">&gt;77</text:p>
      <text:p text:style-name="P15"/>
      <text:p text:style-name="P15">Select Operation: </text:p>
      <text:p text:style-name="P15">1.Insert Node</text:p>
      <text:p text:style-name="P15">2.Search Node</text:p>
      <text:p text:style-name="P15">3.Delete Node</text:p>
      <text:p text:style-name="P15">4.Print AVL Tree values </text:p>
      <text:p text:style-name="P15">5.Tree Traversal</text:p>
      <text:p text:style-name="P15">6.Number of Nodes at each level</text:p>
      <text:p text:style-name="P15">7.Total Number of Nodes is Tree</text:p>
      <text:p text:style-name="P15">8.Depth Of Tree</text:p>
      <text:p text:style-name="P15">9.Clear</text:p>
      <text:p text:style-name="P15">10.Exit</text:p>
      <text:p text:style-name="P15"><text:soft-page-break/>&gt;1</text:p>
      <text:p text:style-name="P15">Insert</text:p>
      <text:p text:style-name="P15">&gt;88</text:p>
      <text:p text:style-name="P15"/>
      <text:p text:style-name="P15">Select Operation: </text:p>
      <text:p text:style-name="P15">1.Insert Node</text:p>
      <text:p text:style-name="P15">2.Search Node</text:p>
      <text:p text:style-name="P15">3.Delete Node</text:p>
      <text:p text:style-name="P15">4.Print AVL Tree values </text:p>
      <text:p text:style-name="P15">5.Tree Traversal</text:p>
      <text:p text:style-name="P15">6.Number of Nodes at each level</text:p>
      <text:p text:style-name="P15">7.Total Number of Nodes is Tree</text:p>
      <text:p text:style-name="P15">8.Depth Of Tree</text:p>
      <text:p text:style-name="P15">9.Clear</text:p>
      <text:p text:style-name="P15">10.Exit</text:p>
      <text:p text:style-name="P15">&gt;4</text:p>
      <text:p text:style-name="P15">Print AVL Tree</text:p>
      <text:p text:style-name="P15"/>
      <text:p text:style-name="P15"><text:s text:c="25"/>88</text:p>
      <text:p text:style-name="P15"/>
      <text:p text:style-name="P15"><text:s text:c="15"/>77</text:p>
      <text:p text:style-name="P15"/>
      <text:p text:style-name="P15"><text:s text:c="5"/>66</text:p>
      <text:p text:style-name="P15"/>
      <text:p text:style-name="P15"><text:s text:c="15"/>55</text:p>
      <text:p text:style-name="P15"/>
      <text:p text:style-name="P15">Select Operation: </text:p>
      <text:p text:style-name="P15">1.Insert Node</text:p>
      <text:p text:style-name="P15">2.Search Node</text:p>
      <text:p text:style-name="P15">3.Delete Node</text:p>
      <text:p text:style-name="P15">4.Print AVL Tree values </text:p>
      <text:p text:style-name="P15">5.Tree Traversal</text:p>
      <text:p text:style-name="P15">6.Number of Nodes at each level</text:p>
      <text:p text:style-name="P15">7.Total Number of Nodes is Tree</text:p>
      <text:p text:style-name="P15">8.Depth Of Tree</text:p>
      <text:p text:style-name="P15">9.Clear</text:p>
      <text:p text:style-name="P15">10.Exit</text:p>
      <text:p text:style-name="P15">&gt;5</text:p>
      <text:p text:style-name="P15"/>
      <text:p text:style-name="P15"><text:s text:c="25"/>88</text:p>
      <text:p text:style-name="P15"/>
      <text:p text:style-name="P15"><text:s text:c="15"/>77</text:p>
      <text:p text:style-name="P15"/>
      <text:p text:style-name="P15"><text:s text:c="5"/>66</text:p>
      <text:p text:style-name="P15"/>
      <text:p text:style-name="P15"><text:s text:c="15"/>55</text:p>
      <text:p text:style-name="P15"/>
      <text:p text:style-name="P15">Pre-Order Traversal of AVL Tree <text:s text:c="2"/>: 66 55 77 88 </text:p>
      <text:p text:style-name="P15"><text:soft-page-break/>In-Order Traversal of AVL Tree <text:s text:c="3"/>: 55 66 77 88 </text:p>
      <text:p text:style-name="P15">Post-Order Traversal of AVL Tree <text:s/>: 55 88 77 66 </text:p>
      <text:p text:style-name="P15">Level order Traversal of AVL Tree : 66 55 77 88 </text:p>
      <text:p text:style-name="P15">Select Operation: </text:p>
      <text:p text:style-name="P15">1.Insert Node</text:p>
      <text:p text:style-name="P15">2.Search Node</text:p>
      <text:p text:style-name="P15">3.Delete Node</text:p>
      <text:p text:style-name="P15">4.Print AVL Tree values </text:p>
      <text:p text:style-name="P15">5.Tree Traversal</text:p>
      <text:p text:style-name="P15">6.Number of Nodes at each level</text:p>
      <text:p text:style-name="P15">7.Total Number of Nodes is Tree</text:p>
      <text:p text:style-name="P15">8.Depth Of Tree</text:p>
      <text:p text:style-name="P15">9.Clear</text:p>
      <text:p text:style-name="P15">10.Exit</text:p>
      <text:p text:style-name="P15">&gt;6</text:p>
      <text:p text:style-name="P15">Number of Nodes at each Level are :</text:p>
      <text:p text:style-name="P27"><text:span text:style-name="T10">At Level 1, Number of Nodes are </text:span><text:span text:style-name="T11">1</text:span><text:span text:style-name="T10">.</text:span></text:p>
      <text:p text:style-name="P27"><text:span text:style-name="T10">At Level 2, Number of Nodes are </text:span><text:span text:style-name="T11">2</text:span><text:span text:style-name="T10">.</text:span></text:p>
      <text:p text:style-name="P15">At Level 3, Number of Nodes are 1.</text:p>
      <text:p text:style-name="P15"/>
      <text:p text:style-name="P15">Select Operation: </text:p>
      <text:p text:style-name="P15">1.Insert Node</text:p>
      <text:p text:style-name="P15">2.Search Node</text:p>
      <text:p text:style-name="P15">3.Delete Node</text:p>
      <text:p text:style-name="P15">4.Print AVL Tree values </text:p>
      <text:p text:style-name="P15">5.Tree Traversal</text:p>
      <text:p text:style-name="P15">6.Number of Nodes at each level</text:p>
      <text:p text:style-name="P15">7.Total Number of Nodes is Tree</text:p>
      <text:p text:style-name="P15">8.Depth Of Tree</text:p>
      <text:p text:style-name="P15">9.Clear</text:p>
      <text:p text:style-name="P15">10.Exit</text:p>
      <text:p text:style-name="P15">&gt;7</text:p>
      <text:p text:style-name="P15">Total Number of Nodes in Tree are : 4</text:p>
      <text:p text:style-name="P15">Select Operation: </text:p>
      <text:p text:style-name="P15">1.Insert Node</text:p>
      <text:p text:style-name="P15">2.Search Node</text:p>
      <text:p text:style-name="P15">3.Delete Node</text:p>
      <text:p text:style-name="P15">4.Print AVL Tree values </text:p>
      <text:p text:style-name="P15">5.Tree Traversal</text:p>
      <text:p text:style-name="P15">6.Number of Nodes at each level</text:p>
      <text:p text:style-name="P15">7.Total Number of Nodes is Tree</text:p>
      <text:p text:style-name="P15">8.Depth Of Tree</text:p>
      <text:p text:style-name="P15">9.Clear</text:p>
      <text:p text:style-name="P15">10.Exit</text:p>
      <text:p text:style-name="P15">&gt;8</text:p>
      <text:p text:style-name="P15">Depth of Tree is 2</text:p>
      <text:p text:style-name="P15"/>
      <text:p text:style-name="P15">Select Operation: </text:p>
      <text:p text:style-name="P15">1.Insert Node</text:p>
      <text:p text:style-name="P15"><text:soft-page-break/>2.Search Node</text:p>
      <text:p text:style-name="P15">3.Delete Node</text:p>
      <text:p text:style-name="P15">4.Print AVL Tree values </text:p>
      <text:p text:style-name="P15">5.Tree Traversal</text:p>
      <text:p text:style-name="P15">6.Number of Nodes at each level</text:p>
      <text:p text:style-name="P15">7.Total Number of Nodes is Tree</text:p>
      <text:p text:style-name="P15">8.Depth Of Tree</text:p>
      <text:p text:style-name="P15">9.Clear</text:p>
      <text:p text:style-name="P15">10.Exit</text:p>
      <text:p text:style-name="P15">&gt;2</text:p>
      <text:p text:style-name="P15">Search Node</text:p>
      <text:p text:style-name="P15">Enter Value to be searched : 55</text:p>
      <text:p text:style-name="P15">Element is Present in Tree.</text:p>
      <text:p text:style-name="P15"/>
      <text:p text:style-name="P15">Select Operation: </text:p>
      <text:p text:style-name="P15">1.Insert Node</text:p>
      <text:p text:style-name="P15">2.Search Node</text:p>
      <text:p text:style-name="P15">3.Delete Node</text:p>
      <text:p text:style-name="P15">4.Print AVL Tree values </text:p>
      <text:p text:style-name="P15">5.Tree Traversal</text:p>
      <text:p text:style-name="P15">6.Number of Nodes at each level</text:p>
      <text:p text:style-name="P15">7.Total Number of Nodes is Tree</text:p>
      <text:p text:style-name="P15">8.Depth Of Tree</text:p>
      <text:p text:style-name="P15">9.Clear</text:p>
      <text:p text:style-name="P15">10.Exit</text:p>
      <text:p text:style-name="P15">&gt;2</text:p>
      <text:p text:style-name="P15">Search Node</text:p>
      <text:p text:style-name="P15">Enter Value to be searched : 56</text:p>
      <text:p text:style-name="P15">Element is Not Present in Tree.</text:p>
      <text:p text:style-name="P15"/>
      <text:p text:style-name="P15">Select Operation: </text:p>
      <text:p text:style-name="P15">1.Insert Node</text:p>
      <text:p text:style-name="P15">2.Search Node</text:p>
      <text:p text:style-name="P15">3.Delete Node</text:p>
      <text:p text:style-name="P15">4.Print AVL Tree values </text:p>
      <text:p text:style-name="P15">5.Tree Traversal</text:p>
      <text:p text:style-name="P15">6.Number of Nodes at each level</text:p>
      <text:p text:style-name="P15">7.Total Number of Nodes is Tree</text:p>
      <text:p text:style-name="P15">8.Depth Of Tree</text:p>
      <text:p text:style-name="P15">9.Clear</text:p>
      <text:p text:style-name="P15">10.Exit</text:p>
      <text:p text:style-name="P15">&gt;3</text:p>
      <text:p text:style-name="P15">Delete Node</text:p>
      <text:p text:style-name="P15">Enter VALUE of TREE NODE to DELETE in AVL Tree: 55</text:p>
      <text:p text:style-name="P15">Node 55 Deleted</text:p>
      <text:p text:style-name="P15"/>
      <text:p text:style-name="P15">Select Operation: </text:p>
      <text:p text:style-name="P15">1.Insert Node</text:p>
      <text:p text:style-name="P15">2.Search Node</text:p>
      <text:p text:style-name="P15"><text:soft-page-break/>3.Delete Node</text:p>
      <text:p text:style-name="P15">4.Print AVL Tree values </text:p>
      <text:p text:style-name="P15">5.Tree Traversal</text:p>
      <text:p text:style-name="P15">6.Number of Nodes at each level</text:p>
      <text:p text:style-name="P15">7.Total Number of Nodes is Tree</text:p>
      <text:p text:style-name="P15">8.Depth Of Tree</text:p>
      <text:p text:style-name="P15">9.Clear</text:p>
      <text:p text:style-name="P15">10.Exit</text:p>
      <text:p text:style-name="P15">&gt;4</text:p>
      <text:p text:style-name="P15">Print AVL Tree</text:p>
      <text:p text:style-name="P15"/>
      <text:p text:style-name="P15"><text:s text:c="15"/>88</text:p>
      <text:p text:style-name="P15"/>
      <text:p text:style-name="P15"><text:s text:c="5"/>77</text:p>
      <text:p text:style-name="P15"/>
      <text:p text:style-name="P15"><text:s text:c="15"/>66</text:p>
      <text:p text:style-name="P15"/>
      <text:p text:style-name="P15">Select Operation: </text:p>
      <text:p text:style-name="P15">1.Insert Node</text:p>
      <text:p text:style-name="P15">2.Search Node</text:p>
      <text:p text:style-name="P15">3.Delete Node</text:p>
      <text:p text:style-name="P15">4.Print AVL Tree values </text:p>
      <text:p text:style-name="P15">5.Tree Traversal</text:p>
      <text:p text:style-name="P15">6.Number of Nodes at each level</text:p>
      <text:p text:style-name="P15">7.Total Number of Nodes is Tree</text:p>
      <text:p text:style-name="P15">8.Depth Of Tree</text:p>
      <text:p text:style-name="P15">9.Clear</text:p>
      <text:p text:style-name="P15">10.Exit</text:p>
      <text:p text:style-name="P15">&gt;5</text:p>
      <text:p text:style-name="P15"/>
      <text:p text:style-name="P15"><text:s text:c="15"/>88</text:p>
      <text:p text:style-name="P15"/>
      <text:p text:style-name="P15"><text:s text:c="5"/>77</text:p>
      <text:p text:style-name="P15"/>
      <text:p text:style-name="P15"><text:s text:c="15"/>66</text:p>
      <text:p text:style-name="P15"/>
      <text:p text:style-name="P15">Pre-Order Traversal of AVL Tree <text:s text:c="2"/>: 77 66 88 </text:p>
      <text:p text:style-name="P15">In-Order Traversal of AVL Tree <text:s text:c="3"/>: 66 77 88 </text:p>
      <text:p text:style-name="P15">Post-Order Traversal of AVL Tree <text:s/>: 66 88 77 </text:p>
      <text:p text:style-name="P15">Level order Traversal of AVL Tree : 77 66 88 </text:p>
      <text:p text:style-name="P15">Select Operation: </text:p>
      <text:p text:style-name="P15">1.Insert Node</text:p>
      <text:p text:style-name="P15">2.Search Node</text:p>
      <text:p text:style-name="P15">3.Delete Node</text:p>
      <text:p text:style-name="P15">4.Print AVL Tree values </text:p>
      <text:p text:style-name="P15">5.Tree Traversal</text:p>
      <text:p text:style-name="P15">6.Number of Nodes at each level</text:p>
      <text:p text:style-name="P15">7.Total Number of Nodes is Tree</text:p>
      <text:p text:style-name="P15"><text:soft-page-break/>8.Depth Of Tree</text:p>
      <text:p text:style-name="P15">9.Clear</text:p>
      <text:p text:style-name="P15">10.Exit</text:p>
      <text:p text:style-name="P15">&gt;10</text:p>
      <text:p text:style-name="P15"/>
      <text:p text:style-name="P15">********Program Ended********</text:p>
      <text:p text:style-name="P30"/>
      <text:p text:style-name="P30"/>
      <text:p text:style-name="P30"/>
      <text:p text:style-name="P30">Q<text:bookmark-start text:name="Expression Tree"/>4. <text:span text:style-name="T16">Design a tree for a given infix expression. Perform the conversion to pre and postfix expressions using the traversal.</text:span><text:bookmark-end text:name="Expression Tree"/></text:p>
      <text:p text:style-name="P25">Program:</text:p>
      <text:p text:style-name="P26"><text:span text:style-name="T8">#include &lt;</text:span><text:span text:style-name="T9">iostream</text:span><text:span text:style-name="T8">&gt;</text:span></text:p>
      <text:p text:style-name="P26">#include &lt;stack&gt;</text:p>
      <text:p text:style-name="P17">using namespace std;</text:p>
      <text:p text:style-name="P17"><text:s/></text:p>
      <text:p text:style-name="P17">typedef struct node </text:p>
      <text:p text:style-name="P17">{</text:p>
      <text:p text:style-name="P17"><text:s text:c="4"/>char data;</text:p>
      <text:p text:style-name="P17"><text:s text:c="4"/>struct node *left, *right;</text:p>
      <text:p text:style-name="P17">} * nptr;</text:p>
      <text:p text:style-name="P17"><text:s/></text:p>
      <text:p text:style-name="P17">nptr newNode(char c)</text:p>
      <text:p text:style-name="P17">{</text:p>
      <text:p text:style-name="P17"><text:s text:c="4"/>nptr n = new node;</text:p>
      <text:p text:style-name="P17"><text:s text:c="4"/>n-&gt;data = c;</text:p>
      <text:p text:style-name="P17"><text:s text:c="4"/>n-&gt;left = n-&gt;right = nullptr;</text:p>
      <text:p text:style-name="P17"><text:s text:c="4"/>return n;</text:p>
      <text:p text:style-name="P17">}</text:p>
      <text:p text:style-name="P17"><text:s/></text:p>
      <text:p text:style-name="P17">nptr build(string&amp; s)</text:p>
      <text:p text:style-name="P17">{</text:p>
      <text:p text:style-name="P17"><text:s/></text:p>
      <text:p text:style-name="P17"><text:s text:c="4"/>// Stack to hold nodes</text:p>
      <text:p text:style-name="P17"><text:s text:c="4"/>stack&lt;nptr&gt; stN;</text:p>
      <text:p text:style-name="P17"><text:s/></text:p>
      <text:p text:style-name="P17"><text:s text:c="4"/>// Stack to hold chars</text:p>
      <text:p text:style-name="P17"><text:s text:c="4"/>stack&lt;char&gt; stC;</text:p>
      <text:p text:style-name="P17"><text:s text:c="4"/>nptr t, t1, t2;</text:p>
      <text:p text:style-name="P17"><text:s/></text:p>
      <text:p text:style-name="P17"><text:s text:c="4"/>// Prioritising the operators</text:p>
      <text:p text:style-name="P17"><text:s text:c="4"/>int p[123] = { 0 };</text:p>
      <text:p text:style-name="P17"><text:s text:c="4"/>p['+'] = p['-'] = 1, p['/'] = p['*'] = 2, p['^'] = 3,</text:p>
      <text:p text:style-name="P17"><text:s text:c="4"/>p[')'] = 0;</text:p>
      <text:p text:style-name="P17"><text:s/></text:p>
      <text:p text:style-name="P17"><text:s text:c="4"/>for (int i = 0; i &lt; s.length(); i++) </text:p>
      <text:p text:style-name="P17"><text:soft-page-break/><text:s text:c="4"/>{</text:p>
      <text:p text:style-name="P17"><text:s text:c="8"/>if (s[i] == '(') {</text:p>
      <text:p text:style-name="P17"><text:s/></text:p>
      <text:p text:style-name="P17"><text:s text:c="12"/>// Push '(' in char stack</text:p>
      <text:p text:style-name="P17"><text:s text:c="12"/>stC.push(s[i]);</text:p>
      <text:p text:style-name="P17"><text:s text:c="8"/>}</text:p>
      <text:p text:style-name="P17"><text:s/></text:p>
      <text:p text:style-name="P17"><text:s text:c="8"/>// Push the operands in node stack</text:p>
      <text:p text:style-name="P17"><text:s text:c="8"/>else if (isalpha(s[i])) </text:p>
      <text:p text:style-name="P17"><text:s text:c="8"/>{</text:p>
      <text:p text:style-name="P17"><text:s text:c="12"/>t = newNode(s[i]);</text:p>
      <text:p text:style-name="P17"><text:s text:c="12"/>stN.push(t);</text:p>
      <text:p text:style-name="P17"><text:s text:c="8"/>}</text:p>
      <text:p text:style-name="P17"><text:s text:c="8"/>else if (p[s[i]] &gt; 0) </text:p>
      <text:p text:style-name="P17"><text:s text:c="8"/>{</text:p>
      <text:p text:style-name="P17"><text:s text:c="12"/>// If an operator with lower or</text:p>
      <text:p text:style-name="P17"><text:s text:c="12"/>// same associativity appears</text:p>
      <text:p text:style-name="P17"><text:s text:c="12"/>while (</text:p>
      <text:p text:style-name="P17"><text:s text:c="16"/>!stC.empty() &amp;&amp; stC.top() != '('</text:p>
      <text:p text:style-name="P17"><text:s text:c="16"/>&amp;&amp; ((s[i] != '^' &amp;&amp; p[stC.top()] &gt;= p[s[i]])</text:p>
      <text:p text:style-name="P17"><text:s text:c="20"/>|| (s[i] == '^'</text:p>
      <text:p text:style-name="P17"><text:s text:c="24"/>&amp;&amp; p[stC.top()] &gt; p[s[i]]))) </text:p>
      <text:p text:style-name="P17"><text:s text:c="12"/>{</text:p>
      <text:p text:style-name="P17"><text:s/></text:p>
      <text:p text:style-name="P17"><text:s text:c="16"/>// Get and remove the top element</text:p>
      <text:p text:style-name="P17"><text:s text:c="16"/>// from the character stack</text:p>
      <text:p text:style-name="P17"><text:s text:c="16"/>t = newNode(stC.top());</text:p>
      <text:p text:style-name="P17"><text:s text:c="16"/>stC.pop();</text:p>
      <text:p text:style-name="P17"><text:s/></text:p>
      <text:p text:style-name="P17"><text:s text:c="16"/>// Get and remove the top element</text:p>
      <text:p text:style-name="P17"><text:s text:c="16"/>// from the node stack</text:p>
      <text:p text:style-name="P17"><text:s text:c="16"/>t1 = stN.top();</text:p>
      <text:p text:style-name="P17"><text:s text:c="16"/>stN.pop();</text:p>
      <text:p text:style-name="P17"><text:s/></text:p>
      <text:p text:style-name="P17"><text:s text:c="16"/>// Get and remove the currently top</text:p>
      <text:p text:style-name="P17"><text:s text:c="16"/>// element from the node stack</text:p>
      <text:p text:style-name="P17"><text:s text:c="16"/>t2 = stN.top();</text:p>
      <text:p text:style-name="P17"><text:s text:c="16"/>stN.pop();</text:p>
      <text:p text:style-name="P17"><text:s/></text:p>
      <text:p text:style-name="P17"><text:s text:c="16"/>// Update the tree</text:p>
      <text:p text:style-name="P17"><text:s text:c="16"/>t-&gt;left = t2;</text:p>
      <text:p text:style-name="P17"><text:s text:c="16"/>t-&gt;right = t1;</text:p>
      <text:p text:style-name="P17"><text:s/></text:p>
      <text:p text:style-name="P17"><text:soft-page-break/><text:s text:c="16"/>// Push the node to the node stack</text:p>
      <text:p text:style-name="P17"><text:s text:c="16"/>stN.push(t);</text:p>
      <text:p text:style-name="P17"><text:s text:c="12"/>}</text:p>
      <text:p text:style-name="P17"><text:s/></text:p>
      <text:p text:style-name="P17"><text:s text:c="12"/>// Push s[i] to char stack</text:p>
      <text:p text:style-name="P17"><text:s text:c="12"/>stC.push(s[i]);</text:p>
      <text:p text:style-name="P17"><text:s text:c="8"/>}</text:p>
      <text:p text:style-name="P17"><text:s text:c="8"/>else if (s[i] == ')') {</text:p>
      <text:p text:style-name="P17"><text:s text:c="12"/>while (!stC.empty() &amp;&amp; stC.top() != '(') </text:p>
      <text:p text:style-name="P17"><text:s text:c="12"/>{</text:p>
      <text:p text:style-name="P17"><text:s text:c="16"/>t = newNode(stC.top());</text:p>
      <text:p text:style-name="P17"><text:s text:c="16"/>stC.pop();</text:p>
      <text:p text:style-name="P17"><text:s text:c="16"/>t1 = stN.top();</text:p>
      <text:p text:style-name="P17"><text:s text:c="16"/>stN.pop();</text:p>
      <text:p text:style-name="P17"><text:s text:c="16"/>t2 = stN.top();</text:p>
      <text:p text:style-name="P17"><text:s text:c="16"/>stN.pop();</text:p>
      <text:p text:style-name="P17"><text:s text:c="16"/>t-&gt;left = t2;</text:p>
      <text:p text:style-name="P17"><text:s text:c="16"/>t-&gt;right = t1;</text:p>
      <text:p text:style-name="P17"><text:s text:c="16"/>stN.push(t);</text:p>
      <text:p text:style-name="P17"><text:s text:c="12"/>}</text:p>
      <text:p text:style-name="P17"><text:s text:c="12"/>stC.pop();</text:p>
      <text:p text:style-name="P17"><text:s text:c="8"/>}</text:p>
      <text:p text:style-name="P17"><text:s text:c="4"/>}</text:p>
      <text:p text:style-name="P17"><text:s text:c="4"/>t = stN.top();</text:p>
      <text:p text:style-name="P17"><text:s text:c="4"/>return t;</text:p>
      <text:p text:style-name="P17">}</text:p>
      <text:p text:style-name="P17"><text:s/></text:p>
      <text:p text:style-name="P17"/>
      <text:p text:style-name="P17">void PostOrder(nptr root)</text:p>
      <text:p text:style-name="P17">{</text:p>
      <text:p text:style-name="P17"><text:s text:c="4"/>if (root) </text:p>
      <text:p text:style-name="P17"><text:s text:c="4"/>{</text:p>
      <text:p text:style-name="P17"><text:s text:c="8"/>PostOrder(root-&gt;left);</text:p>
      <text:p text:style-name="P17"><text:s text:c="8"/>PostOrder(root-&gt;right);</text:p>
      <text:p text:style-name="P17"><text:s text:c="8"/>cout &lt;&lt; root-&gt;data;</text:p>
      <text:p text:style-name="P17"><text:s text:c="4"/>}</text:p>
      <text:p text:style-name="P17">}</text:p>
      <text:p text:style-name="P17">void PreOrder(nptr root)</text:p>
      <text:p text:style-name="P17">{</text:p>
      <text:p text:style-name="P17"><text:s text:c="4"/>if (root) </text:p>
      <text:p text:style-name="P17"><text:s text:c="4"/>{</text:p>
      <text:p text:style-name="P17"><text:s text:c="8"/>cout &lt;&lt; root-&gt;data;</text:p>
      <text:p text:style-name="P17"><text:s text:c="8"/>PreOrder(root-&gt;left);</text:p>
      <text:p text:style-name="P17"><text:soft-page-break/><text:s text:c="8"/>PreOrder(root-&gt;right);</text:p>
      <text:p text:style-name="P17"><text:s text:c="4"/>}</text:p>
      <text:p text:style-name="P17">}</text:p>
      <text:p text:style-name="P17"/>
      <text:p text:style-name="P17">int main()</text:p>
      <text:p text:style-name="P17">{</text:p>
      <text:p text:style-name="P17"><text:s text:c="4"/></text:p>
      <text:p text:style-name="P17"><text:s text:c="4"/>string s;</text:p>
      <text:p text:style-name="P17"><text:s text:c="4"/>cout &lt;&lt;"\nConverting InFix Expression to PreFix and PostFix using expression Tree\n"&lt;&lt;endl;</text:p>
      <text:p text:style-name="P17"><text:s text:c="4"/>cout &lt;&lt;"Enter Infix Expression: ";</text:p>
      <text:p text:style-name="P17"><text:s text:c="4"/>cin &gt;&gt; s;</text:p>
      <text:p text:style-name="P17"><text:s text:c="4"/>s = "(" + s;</text:p>
      <text:p text:style-name="P17"><text:s text:c="4"/>s += ")";</text:p>
      <text:p text:style-name="P17"><text:s text:c="4"/>nptr root = build(s);</text:p>
      <text:p text:style-name="P17"><text:s text:c="4"/>cout &lt;&lt;"PreFix Expression using PreOrder Traversal: ";</text:p>
      <text:p text:style-name="P17"><text:s text:c="4"/>PreOrder(root);</text:p>
      <text:p text:style-name="P17"><text:s text:c="4"/>cout &lt;&lt;endl;</text:p>
      <text:p text:style-name="P17"><text:s text:c="4"/>cout &lt;&lt;"PostFix Expression using PostOrder Traversal: ";</text:p>
      <text:p text:style-name="P17"><text:s text:c="4"/>PostOrder(root);</text:p>
      <text:p text:style-name="P17"><text:s text:c="4"/>cout &lt;&lt;endl;</text:p>
      <text:p text:style-name="P17"><text:s/></text:p>
      <text:p text:style-name="P17"><text:s text:c="4"/>return 0;</text:p>
      <text:p text:style-name="P17">}</text:p>
      <text:p text:style-name="P17"/>
      <text:p text:style-name="P10">Output:</text:p>
      <text:p text:style-name="P17"/>
      <text:p text:style-name="P17">Converting InFix Expression to PreFix and PostFix using expression Tree</text:p>
      <text:p text:style-name="P17"/>
      <text:p text:style-name="P17">Enter Infix Expression: (a+b)*(c+d)*(e+f)/g</text:p>
      <text:p text:style-name="P17">PreFix Expression using PreOrder Traversal: /**+ab+cd+efg</text:p>
      <text:p text:style-name="P17">PostFix Expression using PostOrder Traversal: ab+cd+*ef+*g/</text:p>
      <text:p text:style-name="P17"/>
      <text:p text:style-name="P17"/>
      <text:p text:style-name="P17"/>
      <text:p text:style-name="P33"><text:bookmark-start text:name="HashTable"/>Q5. Define a hash function with a linear probing strategy. Handle collisions using a list at each node.<text:bookmark-end text:name="HashTable"/></text:p>
      <text:p text:style-name="P2"/>
      <text:p text:style-name="P4">Program:</text:p>
      <text:p text:style-name="P24"/>
      <text:p text:style-name="P11">#include&lt;iostream&gt;</text:p>
      <text:p text:style-name="P11">#include&lt;limits&gt;</text:p>
      <text:p text:style-name="P11"/>
      <text:p text:style-name="P11">using namespace std;</text:p>
      <text:p text:style-name="P11">#define SIZE 10</text:p>
      <text:p text:style-name="P11"/>
      <text:p text:style-name="P11">int hashfun(int key)</text:p>
      <text:p text:style-name="P11">{</text:p>
      <text:p text:style-name="P11"><text:s text:c="4"/>return key%SIZE;</text:p>
      <text:p text:style-name="P11">}</text:p>
      <text:p text:style-name="P11">int probe(int H[],int key)</text:p>
      <text:p text:style-name="P11">{</text:p>
      <text:p text:style-name="P11"><text:s text:c="4"/>int index=hashfun(key);</text:p>
      <text:p text:style-name="P11"><text:s text:c="4"/>int i=0;</text:p>
      <text:p text:style-name="P11"><text:s text:c="4"/>while(H[(index+i)%SIZE]!=0)</text:p>
      <text:p text:style-name="P11"><text:s text:c="4"/>{</text:p>
      <text:p text:style-name="P11"><text:s text:c="8"/>i++;</text:p>
      <text:p text:style-name="P11"><text:s text:c="8"/>if(i&gt;=10)</text:p>
      <text:p text:style-name="P11"><text:s text:c="8"/>{</text:p>
      <text:p text:style-name="P11"><text:s text:c="12"/>break;</text:p>
      <text:p text:style-name="P11"><text:s text:c="8"/>}</text:p>
      <text:p text:style-name="P11"><text:s text:c="4"/>}</text:p>
      <text:p text:style-name="P11"><text:s text:c="4"/>return (index+i)%SIZE;</text:p>
      <text:p text:style-name="P11">}</text:p>
      <text:p text:style-name="P11">void insert(int H[],int key)</text:p>
      <text:p text:style-name="P11">{</text:p>
      <text:p text:style-name="P11"><text:s text:c="4"/>int index=hashfun(key);</text:p>
      <text:p text:style-name="P11"><text:s text:c="4"/>if(H[index]!=0)</text:p>
      <text:p text:style-name="P11"><text:s text:c="8"/>index=probe(H,key);</text:p>
      <text:p text:style-name="P11"><text:s text:c="4"/>H[index]=key;</text:p>
      <text:p text:style-name="P11"><text:s text:c="4"/>cout &lt;&lt; "Element inserted successfully at index " &lt;&lt; index &lt;&lt; "."&lt;&lt;endl;</text:p>
      <text:p text:style-name="P11">}</text:p>
      <text:p text:style-name="P11">int search(int H[],int key)</text:p>
      <text:p text:style-name="P11">{</text:p>
      <text:p text:style-name="P11"><text:s text:c="4"/>int index=hashfun(key);</text:p>
      <text:p text:style-name="P11"><text:s text:c="4"/>int i=0;</text:p>
      <text:p text:style-name="P11"><text:s text:c="4"/>while(H[(index+i)%SIZE]!=key)</text:p>
      <text:p text:style-name="P11"><text:s text:c="8"/>i++;</text:p>
      <text:p text:style-name="P11"><text:s text:c="4"/>return (index+i)%SIZE;</text:p>
      <text:p text:style-name="P11"><text:s text:c="4"/></text:p>
      <text:p text:style-name="P11">}</text:p>
      <text:p text:style-name="P11"/>
      <text:p text:style-name="P11"><text:soft-page-break/>int main()</text:p>
      <text:p text:style-name="P11">{</text:p>
      <text:p text:style-name="P11"><text:s text:c="4"/>int HT[10]={};</text:p>
      <text:p text:style-name="P11"><text:s text:c="4"/>int index,input;</text:p>
      <text:p text:style-name="P11"><text:s text:c="4"/>do</text:p>
      <text:p text:style-name="P11"><text:s text:c="4"/>{ <text:s/></text:p>
      <text:p text:style-name="P11"><text:s text:c="8"/>cout &lt;&lt; "\n\nHashing with Linear Probing"&lt;&lt;endl;</text:p>
      <text:p text:style-name="P11"><text:s text:c="8"/>cout &lt;&lt; "\n0.Info about Hashing with linear probing\n1.Insert Element\n2.Search\n3.Print Hash Table\n4.Clear Screen\n5.Quit\n&gt;";</text:p>
      <text:p text:style-name="P11"><text:s text:c="8"/>cin &gt;&gt; input;</text:p>
      <text:p text:style-name="P11"><text:s text:c="8"/>std::cin.ignore(std::numeric_limits&lt;std::streamsize&gt;::max(), '\n');</text:p>
      <text:p text:style-name="P11"><text:s text:c="8"/>std::cin.clear();</text:p>
      <text:p text:style-name="P11"><text:s text:c="8"/>switch(input)</text:p>
      <text:p text:style-name="P11"><text:s text:c="8"/>{</text:p>
      <text:p text:style-name="P11"><text:s text:c="12"/>case 0:</text:p>
      <text:p text:style-name="P11"><text:s text:c="16"/>{</text:p>
      <text:p text:style-name="P11"><text:s text:c="20"/>cout &lt;&lt;"\n**************** Hash Table With linear probing ****************"&lt;&lt;endl;</text:p>
      <text:p text:style-name="P11"><text:s text:c="20"/>cout &lt;&lt; "\n1.Load factor (which is ratio of Total number of elements in hash" &lt;&lt; <text:s text:c="5"/>"\n <text:s/>table and hash table size) should be &lt;= 0.5";</text:p>
      <text:p text:style-name="P11"><text:s text:c="20"/>cout &lt;&lt; "\n2.Hence half of the hash table remains empty.";</text:p>
      <text:p text:style-name="P11"><text:s text:c="20"/>cout &lt;&lt; "\n3.It is not suggested to use hash table with deletion operation."&lt;&lt;</text:p>
      <text:p text:style-name="P11"><text:s text:c="28"/>"\n <text:s/>Since when Smashing occurs with shift element to next index,"&lt;&lt; </text:p>
      <text:p text:style-name="P11"><text:s text:c="28"/>"\n <text:s/>so during deletion if we delete a element then we have to shift all" &lt;&lt;"\n <text:s/>the elements by (-1) index.";</text:p>
      <text:p text:style-name="P11"><text:s text:c="20"/>cout &lt;&lt;"\n4.During Searching if we find an empty space in Hash Table then we stop "&lt;&lt;"\n <text:s/>the search at that index because it is certain that the element is "&lt;&lt;"\n <text:s/>not present in the table";</text:p>
      <text:p text:style-name="P11"><text:s text:c="16"/>}</text:p>
      <text:p text:style-name="P11"><text:s text:c="16"/>break;</text:p>
      <text:p text:style-name="P11"><text:s text:c="12"/>case 1:</text:p>
      <text:p text:style-name="P11"><text:s text:c="16"/>{</text:p>
      <text:p text:style-name="P11"><text:s text:c="16"/>cout &lt;&lt; "Insert Operation"&lt;&lt;endl;</text:p>
      <text:p text:style-name="P11"><text:s text:c="16"/>cout &lt;&lt; "Enter element which you want to insert: ";</text:p>
      <text:p text:style-name="P11"><text:s text:c="16"/>cin &gt;&gt; index;</text:p>
      <text:p text:style-name="P11"><text:s text:c="16"/>int count=1;</text:p>
      <text:p text:style-name="P11"><text:s text:c="16"/>for(int i=0;i&lt;SIZE;i++)</text:p>
      <text:p text:style-name="P11"><text:s text:c="16"/>{</text:p>
      <text:p text:style-name="P11"><text:s text:c="20"/>if(HT[i]==0)</text:p>
      <text:p text:style-name="P11"><text:s text:c="20"/>{</text:p>
      <text:p text:style-name="P11"><text:s text:c="24"/>continue;</text:p>
      <text:p text:style-name="P11"><text:s text:c="20"/>}</text:p>
      <text:p text:style-name="P11"><text:s text:c="20"/>else</text:p>
      <text:p text:style-name="P11"><text:s text:c="20"/>{</text:p>
      <text:p text:style-name="P11"><text:soft-page-break/><text:s text:c="24"/>count++;</text:p>
      <text:p text:style-name="P11"><text:s text:c="20"/>}</text:p>
      <text:p text:style-name="P11"><text:s text:c="16"/>}</text:p>
      <text:p text:style-name="P11"><text:s text:c="16"/>if(count&gt;5)</text:p>
      <text:p text:style-name="P11"><text:s text:c="16"/>{</text:p>
      <text:p text:style-name="P11"><text:s text:c="20"/>cout &lt;&lt; "Exceeding Load factor."&lt;&lt;endl;</text:p>
      <text:p text:style-name="P11"><text:s text:c="20"/>cout &lt;&lt; "(Load factor should be less than or equal to <text:s/>0.5)"&lt;&lt;endl;</text:p>
      <text:p text:style-name="P11"><text:s text:c="20"/>cout &lt;&lt; "Cannot add more entries to hash table."&lt;&lt;endl;</text:p>
      <text:p text:style-name="P11"><text:s text:c="16"/>}</text:p>
      <text:p text:style-name="P11"><text:s text:c="16"/>else</text:p>
      <text:p text:style-name="P11"><text:s text:c="16"/>{</text:p>
      <text:p text:style-name="P11"><text:s text:c="20"/>insert(HT,index);</text:p>
      <text:p text:style-name="P11"><text:s text:c="16"/>}</text:p>
      <text:p text:style-name="P11"><text:s text:c="16"/>count=1; <text:s text:c="15"/></text:p>
      <text:p text:style-name="P11"><text:s text:c="16"/>break;</text:p>
      <text:p text:style-name="P11"><text:s text:c="16"/>}</text:p>
      <text:p text:style-name="P11"><text:s text:c="12"/>case 2:</text:p>
      <text:p text:style-name="P11"><text:s text:c="16"/>{</text:p>
      <text:p text:style-name="P11"><text:s text:c="16"/>cout &lt;&lt; "Search Operation"&lt;&lt;endl;</text:p>
      <text:p text:style-name="P11"><text:s text:c="16"/>cout &lt;&lt; "Enter Element which you want to search: ";</text:p>
      <text:p text:style-name="P11"><text:s text:c="16"/>cin &gt;&gt; index;</text:p>
      <text:p text:style-name="P11"><text:s text:c="16"/>int temp=search(HT,index);</text:p>
      <text:p text:style-name="P11"><text:s text:c="16"/>if(temp&gt;=0&amp;&amp;temp&lt;SIZE)</text:p>
      <text:p text:style-name="P11"><text:s text:c="16"/>{</text:p>
      <text:p text:style-name="P11"><text:s text:c="20"/>cout &lt;&lt; "Element found at index "&lt;&lt; temp&lt;&lt;endl;</text:p>
      <text:p text:style-name="P11"><text:s text:c="16"/>}</text:p>
      <text:p text:style-name="P11"><text:s text:c="16"/>else</text:p>
      <text:p text:style-name="P11"><text:s text:c="16"/>{</text:p>
      <text:p text:style-name="P11"><text:s text:c="20"/>cout &lt;&lt; "Element not found in hash table"&lt;&lt;endl;</text:p>
      <text:p text:style-name="P11"><text:s text:c="16"/>}</text:p>
      <text:p text:style-name="P11"><text:s text:c="16"/>break;</text:p>
      <text:p text:style-name="P11"><text:s text:c="16"/>}</text:p>
      <text:p text:style-name="P11"><text:s text:c="12"/>case 3:</text:p>
      <text:p text:style-name="P11"><text:s text:c="16"/>{</text:p>
      <text:p text:style-name="P11"><text:s text:c="16"/>cout &lt;&lt; "The Hash Table is "&lt;&lt;endl;</text:p>
      <text:p text:style-name="P11"><text:s text:c="16"/>int sz=sizeof(HT)/sizeof(int);</text:p>
      <text:p text:style-name="P11"><text:s text:c="16"/>for(int i=0;i&lt;sz;i++)</text:p>
      <text:p text:style-name="P11"><text:s text:c="16"/>{</text:p>
      <text:p text:style-name="P11"><text:s text:c="20"/>cout &lt;&lt; HT[i]&lt;&lt;" ";</text:p>
      <text:p text:style-name="P11"><text:s text:c="16"/>}</text:p>
      <text:p text:style-name="P11"><text:s text:c="16"/>cout &lt;&lt;endl;</text:p>
      <text:p text:style-name="P11"><text:s text:c="16"/>break;</text:p>
      <text:p text:style-name="P11"><text:soft-page-break/><text:s text:c="16"/>}</text:p>
      <text:p text:style-name="P11"><text:s text:c="12"/>case 4:</text:p>
      <text:p text:style-name="P11"><text:s text:c="16"/>{</text:p>
      <text:p text:style-name="P11"><text:s text:c="16"/>system("clear");</text:p>
      <text:p text:style-name="P11"><text:s text:c="16"/>break;</text:p>
      <text:p text:style-name="P11"><text:s text:c="16"/>}</text:p>
      <text:p text:style-name="P11"><text:s text:c="12"/>case 5:</text:p>
      <text:p text:style-name="P11"><text:tab/> <text:s text:c="4"/><text:span text:style-name="T23">cout &lt;&lt; “\nProgram Ended" &lt;&lt;endl;</text:span></text:p>
      <text:p text:style-name="P11"><text:s text:c="16"/>break;</text:p>
      <text:p text:style-name="P11"><text:s text:c="12"/>default:</text:p>
      <text:p text:style-name="P11"><text:s text:c="16"/>cout &lt;&lt; "Invalid input\nTry again"&lt;&lt;endl;</text:p>
      <text:p text:style-name="P11"><text:s text:c="16"/>std::cin.ignore(std::numeric_limits&lt;std::streamsize&gt;::max(), '\n');</text:p>
      <text:p text:style-name="P11"><text:s text:c="16"/>std::cin.clear(); <text:s text:c="11"/></text:p>
      <text:p text:style-name="P11"><text:s text:c="8"/>}</text:p>
      <text:p text:style-name="P11"><text:s text:c="4"/>} while (input!=5);</text:p>
      <text:p text:style-name="P11"><text:s text:c="4"/>return 0;</text:p>
      <text:p text:style-name="P11">}</text:p>
      <text:p text:style-name="P4"/>
      <text:p text:style-name="P4">Output:</text:p>
      <text:p text:style-name="P11"/>
      <text:p text:style-name="P11">Hashing with Linear Probing</text:p>
      <text:p text:style-name="P11"/>
      <text:p text:style-name="P11">0.Info about Hashing with linear probing</text:p>
      <text:p text:style-name="P11">1.Insert Element</text:p>
      <text:p text:style-name="P11">2.Search</text:p>
      <text:p text:style-name="P11">3.Print Hash Table</text:p>
      <text:p text:style-name="P11">4.Clear Screen</text:p>
      <text:p text:style-name="P11">5.Quit</text:p>
      <text:p text:style-name="P11">&gt;0</text:p>
      <text:p text:style-name="P11"/>
      <text:p text:style-name="P11">**************** Hash Table With linear probing ****************</text:p>
      <text:p text:style-name="P11"/>
      <text:p text:style-name="P11">1.Load factor (which is ratio of Total number of elements in hash</text:p>
      <text:p text:style-name="P11"><text:s text:c="2"/>table and hash table size) should be &lt;= 0.5</text:p>
      <text:p text:style-name="P11">2.Hence half of the hash table remains empty.</text:p>
      <text:p text:style-name="P11">3.It is not suggested to use hash table with deletion operation.</text:p>
      <text:p text:style-name="P11"><text:s text:c="2"/>Since when Smashing occurs with shift element to next index,</text:p>
      <text:p text:style-name="P11"><text:s text:c="2"/>so during deletion if we delete a element then we have to shift all</text:p>
      <text:p text:style-name="P11"><text:s text:c="2"/>the elements by (-1) index.</text:p>
      <text:p text:style-name="P11">4.During Searching if we find an empty space in Hash Table then we stop </text:p>
      <text:p text:style-name="P11"><text:s text:c="2"/>the search at that index because it is certain that the element is </text:p>
      <text:p text:style-name="P11"><text:s text:c="2"/>not present in the table</text:p>
      <text:p text:style-name="P11"/>
      <text:p text:style-name="P11">Hashing with Linear Probing</text:p>
      <text:p text:style-name="P11"/>
      <text:p text:style-name="P11">0.Info about Hashing with linear probing</text:p>
      <text:p text:style-name="P11"><text:soft-page-break/>1.Insert Element</text:p>
      <text:p text:style-name="P11">2.Search</text:p>
      <text:p text:style-name="P11">3.Print Hash Table</text:p>
      <text:p text:style-name="P11">4.Clear Screen</text:p>
      <text:p text:style-name="P11">5.Quit</text:p>
      <text:p text:style-name="P11">&gt;1</text:p>
      <text:p text:style-name="P11">Insert Operation</text:p>
      <text:p text:style-name="P11">Enter element which you want to insert: 1</text:p>
      <text:p text:style-name="P11">Element inserted successfully at index 1.</text:p>
      <text:p text:style-name="P11"/>
      <text:p text:style-name="P11">Hashing with Linear Probing</text:p>
      <text:p text:style-name="P11"/>
      <text:p text:style-name="P11">0.Info about Hashing with linear probing</text:p>
      <text:p text:style-name="P11">1.Insert Element</text:p>
      <text:p text:style-name="P11">2.Search</text:p>
      <text:p text:style-name="P11">3.Print Hash Table</text:p>
      <text:p text:style-name="P11">4.Clear Screen</text:p>
      <text:p text:style-name="P11">5.Quit</text:p>
      <text:p text:style-name="P11">&gt;1</text:p>
      <text:p text:style-name="P11">Insert Operation</text:p>
      <text:p text:style-name="P11">Enter element which you want to insert: 22</text:p>
      <text:p text:style-name="P11">Element inserted successfully at index 2.</text:p>
      <text:p text:style-name="P11"/>
      <text:p text:style-name="P11">Hashing with Linear Probing</text:p>
      <text:p text:style-name="P11"/>
      <text:p text:style-name="P11">0.Info about Hashing with linear probing</text:p>
      <text:p text:style-name="P11">1.Insert Element</text:p>
      <text:p text:style-name="P11">2.Search</text:p>
      <text:p text:style-name="P11">3.Print Hash Table</text:p>
      <text:p text:style-name="P11">4.Clear Screen</text:p>
      <text:p text:style-name="P11">5.Quit</text:p>
      <text:p text:style-name="P11">&gt;1</text:p>
      <text:p text:style-name="P11">Insert Operation</text:p>
      <text:p text:style-name="P11">Enter element which you want to insert: 2</text:p>
      <text:p text:style-name="P11">Element inserted successfully at index 3.</text:p>
      <text:p text:style-name="P11"/>
      <text:p text:style-name="P11">Hashing with Linear Probing</text:p>
      <text:p text:style-name="P11"/>
      <text:p text:style-name="P11">0.Info about Hashing with linear probing</text:p>
      <text:p text:style-name="P11">1.Insert Element</text:p>
      <text:p text:style-name="P11">2.Search</text:p>
      <text:p text:style-name="P11">3.Print Hash Table</text:p>
      <text:p text:style-name="P11">4.Clear Screen</text:p>
      <text:p text:style-name="P11">5.Quit</text:p>
      <text:p text:style-name="P11">&gt;1</text:p>
      <text:p text:style-name="P11">Insert Operation</text:p>
      <text:p text:style-name="P11">Enter element which you want to insert: 5</text:p>
      <text:p text:style-name="P11">Element inserted successfully at index 5.</text:p>
      <text:p text:style-name="P11"/>
      <text:p text:style-name="P11"><text:soft-page-break/>Hashing with Linear Probing</text:p>
      <text:p text:style-name="P11"/>
      <text:p text:style-name="P11">0.Info about Hashing with linear probing</text:p>
      <text:p text:style-name="P11">1.Insert Element</text:p>
      <text:p text:style-name="P11">2.Search</text:p>
      <text:p text:style-name="P11">3.Print Hash Table</text:p>
      <text:p text:style-name="P11">4.Clear Screen</text:p>
      <text:p text:style-name="P11">5.Quit</text:p>
      <text:p text:style-name="P11">&gt;1</text:p>
      <text:p text:style-name="P11">Insert Operation</text:p>
      <text:p text:style-name="P11">Enter element which you want to insert: 8</text:p>
      <text:p text:style-name="P11">Element inserted successfully at index 8.</text:p>
      <text:p text:style-name="P11"/>
      <text:p text:style-name="P11">Hashing with Linear Probing</text:p>
      <text:p text:style-name="P11"/>
      <text:p text:style-name="P11">0.Info about Hashing with linear probing</text:p>
      <text:p text:style-name="P11">1.Insert Element</text:p>
      <text:p text:style-name="P11">2.Search</text:p>
      <text:p text:style-name="P11">3.Print Hash Table</text:p>
      <text:p text:style-name="P11">4.Clear Screen</text:p>
      <text:p text:style-name="P11">5.Quit</text:p>
      <text:p text:style-name="P11">&gt;1</text:p>
      <text:p text:style-name="P11">Insert Operation</text:p>
      <text:p text:style-name="P11">Enter element which you want to insert: 3</text:p>
      <text:p text:style-name="P11">Exceeding Load factor.</text:p>
      <text:p text:style-name="P11">(Load factor should be less than or equal to <text:s/>0.5)</text:p>
      <text:p text:style-name="P11">Cannot add more entries to hash table.</text:p>
      <text:p text:style-name="P11"/>
      <text:p text:style-name="P11">Hashing with Linear Probing</text:p>
      <text:p text:style-name="P11"/>
      <text:p text:style-name="P11">0.Info about Hashing with linear probing</text:p>
      <text:p text:style-name="P11">1.Insert Element</text:p>
      <text:p text:style-name="P11">2.Search</text:p>
      <text:p text:style-name="P11">3.Print Hash Table</text:p>
      <text:p text:style-name="P11">4.Clear Screen</text:p>
      <text:p text:style-name="P11">5.Quit</text:p>
      <text:p text:style-name="P11">&gt;3</text:p>
      <text:p text:style-name="P11">The Hash Table is </text:p>
      <text:p text:style-name="P11">0 1 22 2 0 5 0 0 8 0 </text:p>
      <text:p text:style-name="P11"/>
      <text:p text:style-name="P11">Hashing with Linear Probing</text:p>
      <text:p text:style-name="P11"/>
      <text:p text:style-name="P11">0.Info about Hashing with linear probing</text:p>
      <text:p text:style-name="P11">1.Insert Element</text:p>
      <text:p text:style-name="P11">2.Search</text:p>
      <text:p text:style-name="P11">3.Print Hash Table</text:p>
      <text:p text:style-name="P11">4.Clear Screen</text:p>
      <text:p text:style-name="P11">5.Quit</text:p>
      <text:p text:style-name="P11">&gt;2</text:p>
      <text:p text:style-name="P11"><text:soft-page-break/>Search Operation</text:p>
      <text:p text:style-name="P11">Enter Element which you want to search: 22</text:p>
      <text:p text:style-name="P11">Element found at index 2</text:p>
      <text:p text:style-name="P11"/>
      <text:p text:style-name="P11">Hashing with Linear Probing</text:p>
      <text:p text:style-name="P11"/>
      <text:p text:style-name="P11">0.Info about Hashing with linear probing</text:p>
      <text:p text:style-name="P11">1.Insert Element</text:p>
      <text:p text:style-name="P11">2.Search</text:p>
      <text:p text:style-name="P11">3.Print Hash Table</text:p>
      <text:p text:style-name="P11">4.Clear Screen</text:p>
      <text:p text:style-name="P11">5.Quit</text:p>
      <text:p text:style-name="P11">&gt;2</text:p>
      <text:p text:style-name="P11">Search Operation</text:p>
      <text:p text:style-name="P11">Enter Element which you want to search: 2</text:p>
      <text:p text:style-name="P11">Element found at index 3</text:p>
      <text:p text:style-name="P11"/>
      <text:p text:style-name="P11">Hashing with Linear Probing</text:p>
      <text:p text:style-name="P11"/>
      <text:p text:style-name="P11">0.Info about Hashing with linear probing</text:p>
      <text:p text:style-name="P11">1.Insert Element</text:p>
      <text:p text:style-name="P11">2.Search</text:p>
      <text:p text:style-name="P11">3.Print Hash Table</text:p>
      <text:p text:style-name="P11">4.Clear Screen</text:p>
      <text:p text:style-name="P11">5.Quit</text:p>
      <text:p text:style-name="P11">&gt;2</text:p>
      <text:p text:style-name="P11">Search Operation</text:p>
      <text:p text:style-name="P11">Enter Element which you want to search: 45</text:p>
      <text:p text:style-name="P11">Element not found in hash table</text:p>
      <text:p text:style-name="P11"/>
      <text:p text:style-name="P11">Hashing with Linear Probing</text:p>
      <text:p text:style-name="P11"/>
      <text:p text:style-name="P11">0.Info about Hashing with linear probing</text:p>
      <text:p text:style-name="P11">1.Insert Element</text:p>
      <text:p text:style-name="P11">2.Search</text:p>
      <text:p text:style-name="P11">3.Print Hash Table</text:p>
      <text:p text:style-name="P11">4.Clear Screen</text:p>
      <text:p text:style-name="P11">5.Quit</text:p>
      <text:p text:style-name="P11">&gt;5</text:p>
      <text:p text:style-name="P11"/>
      <text:p text:style-name="P20">Program Ende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line-height="100%" fo:text-align="start" style:justify-single-word="false"/>
      <style:text-properties fo:font-size="10pt" fo:font-weight="normal" officeooo:rsid="000d4924" officeooo:paragraph-rsid="0057415b" style:font-size-asian="10pt" style:font-weight-asian="normal" style:font-size-complex="10pt" style:font-weight-complex="normal"/>
    </style:style>
    <style:style style:name="MT1" style:family="text">
      <style:text-properties officeooo:rsid="00298681"/>
    </style:style>
    <style:page-layout style:name="Mpm1">
      <style:page-layout-properties fo:page-width="21.59cm" fo:page-height="27.94cm" style:num-format="1" style:print-orientation="portrait" fo:margin-top="1.72cm" fo:margin-bottom="0.90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004cm" fo:margin-left="0cm" fo:margin-right="0cm" fo:margin-top="0.499cm"/>
      </style:footer-style>
    </style:page-layout>
  </office:automatic-styles>
  <office:master-styles>
    <style:master-page style:name="Standard" style:page-layout-name="Mpm1">
      <style:footer>
        <text:p text:style-name="MP1"><text:span text:style-name="MT1">Assignment-2 : Tree Data Structure <text:s text:c="38"/></text:span><text:span text:style-name="MT1"><text:page-number text:select-page="current">69</text:page-number></text:span><text:span text:style-name="MT1"><text:tab/> <text:s text:c="52"/>Roll No. </text:span>202CD005</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7T19:34:37.684673488</meta:creation-date>
    <dc:date>2020-12-14T18:53:10.675885044</dc:date>
    <meta:editing-duration>PT6H43M57S</meta:editing-duration>
    <meta:editing-cycles>63</meta:editing-cycles>
    <meta:generator>LibreOffice/6.4.7.2$Linux_X86_64 LibreOffice_project/40$Build-2</meta:generator>
    <meta:document-statistic meta:table-count="1" meta:image-count="0" meta:object-count="0" meta:page-count="69" meta:paragraph-count="2819" meta:word-count="8160" meta:character-count="64797" meta:non-whitespace-character-count="42540"/>
  </office:meta>
</office:document-meta>
</file>